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3cc210" style:family="table" style:master-page-name="ta-mp-0x13cc210">
      <style:table-properties table:display="true" style:writing-mode="lr-tb"/>
    </style:style>
    <style:style style:name="ta-0x13cc400" style:family="table" style:master-page-name="ta-mp-0x13cc400">
      <style:table-properties table:display="true" style:writing-mode="lr-tb"/>
    </style:style>
    <style:style style:name="ta-0x13cc5f0" style:family="table" style:master-page-name="ta-mp-0x13cc5f0">
      <style:table-properties table:display="true" style:writing-mode="lr-tb"/>
    </style:style>
    <style:style style:name="ta-0x13cc7e0" style:family="table" style:master-page-name="ta-mp-0x13cc7e0">
      <style:table-properties table:display="true" style:writing-mode="lr-tb"/>
    </style:style>
    <style:style style:name="ta-0x13cc9d0" style:family="table" style:master-page-name="ta-mp-0x13cc9d0">
      <style:table-properties table:display="true" style:writing-mode="lr-tb"/>
    </style:style>
    <style:style style:name="ta-0x13ccbc0" style:family="table" style:master-page-name="ta-mp-0x13ccb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157cf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c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1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7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2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c9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be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88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64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9a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ac8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52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f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ba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157e96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157de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cb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4e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06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1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60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84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157ea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157e2a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72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d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3c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8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148" style:family="table-cell" style:data-style-name="ND.0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803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cc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5c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b6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8022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92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ec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c8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268" style:family="table-cell" style:data-style-name="ND.0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fe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8010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4a8" style:family="table-cell" style:data-style-name="ND.0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02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6e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a4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f38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d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ef0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218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b5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80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c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45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c7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806a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a3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7f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e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0f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33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fd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6d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918" style:family="table-cell" style:data-style-name="General">
      <style:table-cell-properties fo:background-color="#c0c0c0" fo:border-top="0.035cm solid #000000" fo:border-bottom="0.071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804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4d9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e3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53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f5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7738" style:family="table-cell" style:data-style-name="General">
      <style:table-cell-properties fo:background-color="transparent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761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d18" style:family="table-cell" style:data-style-name="General">
      <style:table-cell-properties fo:background-color="transparent" fo:border-top="0.035cm solid #000000" fo:border-bottom="0.106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73d8" style:family="table-cell" style:data-style-name="General">
      <style:table-cell-properties fo:background-color="#c0c0c0" fo:border-top="0.035cm solid #000000" fo:border-bottom="0.106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72b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9f8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89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7078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57c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f9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9b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1d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e78" style:family="table-cell" style:data-style-name="General">
      <style:table-cell-properties fo:background-color="transparent" fo:border-top="0.035cm solid #000000" fo:border-bottom="0.071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8d8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74f8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c38" style:family="table-cell" style:data-style-name="General">
      <style:table-cell-properties fo:background-color="#c0c0c0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0b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5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6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d58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7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7198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a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2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6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4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b18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57b8" style:family="table-cell" style:data-style-name="General">
      <style:table-cell-properties fo:background-color="#c0c0c0" fo:border-top="0.035cm solid #000000" fo:border-bottom="0.071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1616bf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3.00pt" style:use-optimal-column-width="false"/>
    </style:style>
    <style:style style:name="ACOL-2" style:family="table-column">
      <style:table-column-properties style:column-width="82.56pt" style:use-optimal-column-width="false"/>
    </style:style>
    <style:style style:name="ACOL-3" style:family="table-column">
      <style:table-column-properties style:column-width="148.70pt" style:use-optimal-column-width="false"/>
    </style:style>
    <style:style style:name="ACOL-4" style:family="table-column">
      <style:table-column-properties style:column-width="84.82pt" style:use-optimal-column-width="false"/>
    </style:style>
    <style:style style:name="ACOL-5" style:family="table-column">
      <style:table-column-properties style:column-width="69.80pt" style:use-optimal-column-width="false"/>
    </style:style>
    <style:style style:name="ACOL-6" style:family="table-column">
      <style:table-column-properties style:column-width="61.52pt" style:use-optimal-column-width="false"/>
    </style:style>
    <style:style style:name="ACOL-7" style:family="table-column">
      <style:table-column-properties style:column-width="75.06pt" style:use-optimal-column-width="false"/>
    </style:style>
    <style:style style:name="ACOL-8" style:family="table-column">
      <style:table-column-properties style:column-width="130.70pt" style:use-optimal-column-width="false"/>
    </style:style>
    <style:style style:name="ACOL-9" style:family="table-column"/>
    <style:style style:name="ACOL-10" style:family="table-column">
      <style:table-column-properties style:column-width="100.60pt" style:use-optimal-column-width="false"/>
    </style:style>
    <style:style style:name="ACOL-11" style:family="table-column">
      <style:table-column-properties style:column-width="142.00pt" style:use-optimal-column-width="false"/>
    </style:style>
    <style:style style:name="ACOL-12" style:family="table-column">
      <style:table-column-properties style:column-width="134.00pt" style:use-optimal-column-width="true"/>
    </style:style>
    <style:style style:name="ACOL-13" style:family="table-column">
      <style:table-column-properties style:column-width="149.00pt" style:use-optimal-column-width="true"/>
    </style:style>
    <style:style style:name="ACOL-14" style:family="table-column">
      <style:table-column-properties style:column-width="132.90pt" style:use-optimal-column-width="false"/>
    </style:style>
    <style:style style:name="ACOL-15" style:family="table-column">
      <style:table-column-properties style:column-width="140.40pt" style:use-optimal-column-width="false"/>
    </style:style>
    <style:style style:name="ACOL-16" style:family="table-column">
      <style:table-column-properties style:column-width="65.00pt" style:use-optimal-column-width="true"/>
    </style:style>
    <style:style style:name="ACOL-17" style:family="table-column">
      <style:table-column-properties style:column-width="123.80pt" style:use-optimal-column-width="true"/>
    </style:style>
    <style:style style:name="ACOL-18" style:family="table-column">
      <style:table-column-properties style:column-width="131.20pt" style:use-optimal-column-width="true"/>
    </style:style>
    <style:style style:name="ACOL-19" style:family="table-column">
      <style:table-column-properties style:column-width="141.00pt" style:use-optimal-column-width="true"/>
    </style:style>
    <style:style style:name="ACOL-20" style:family="table-column">
      <style:table-column-properties style:column-width="165.00pt" style:use-optimal-column-width="true"/>
    </style:style>
    <style:style style:name="ACOL-21" style:family="table-column">
      <style:table-column-properties style:column-width="77.25pt" style:use-optimal-column-width="true"/>
    </style:style>
    <style:style style:name="ACOL-22" style:family="table-column">
      <style:table-column-properties style:column-width="78.75pt" style:use-optimal-column-width="true"/>
    </style:style>
    <style:style style:name="ACOL-23" style:family="table-column">
      <style:table-column-properties style:column-width="222.30pt" style:use-optimal-column-width="false"/>
    </style:style>
    <style:style style:name="ACOL-24" style:family="table-column">
      <style:table-column-properties style:column-width="94.00pt" style:use-optimal-column-width="false"/>
    </style:style>
    <style:style style:name="ACOL-25" style:family="table-column">
      <style:table-column-properties style:column-width="105.00pt" style:use-optimal-column-width="true"/>
    </style:style>
    <style:style style:name="ACOL-26" style:family="table-column">
      <style:table-column-properties style:column-width="113.20pt" style:use-optimal-column-width="true"/>
    </style:style>
    <style:style style:name="ACOL-27" style:family="table-column">
      <style:table-column-properties style:column-width="142.50pt" style:use-optimal-column-width="true"/>
    </style:style>
    <style:style style:name="ACOL-28" style:family="table-column">
      <style:table-column-properties style:column-width="202.00pt" style:use-optimal-column-width="true"/>
    </style:style>
    <style:style style:name="ACOL-29" style:family="table-column">
      <style:table-column-properties style:column-width="98.00pt" style:use-optimal-column-width="true"/>
    </style:style>
    <style:style style:name="ACOL-30" style:family="table-column">
      <style:table-column-properties style:column-width="77.00pt" style:use-optimal-column-width="true"/>
    </style:style>
    <style:style style:name="ACOL-31" style:family="table-column">
      <style:table-column-properties style:column-width="71.25pt" style:use-optimal-column-width="true"/>
    </style:style>
    <style:style style:name="ACOL-32" style:family="table-column">
      <style:table-column-properties style:column-width="120.00pt" style:use-optimal-column-width="true"/>
    </style:style>
    <style:style style:name="ACOL-33" style:family="table-column">
      <style:table-column-properties style:column-width="128.20pt" style:use-optimal-column-width="true"/>
    </style:style>
    <style:style style:name="ACOL-34" style:family="table-column">
      <style:table-column-properties style:column-width="149.20pt" style:use-optimal-column-width="true"/>
    </style:style>
    <style:style style:name="ACOL-35" style:family="table-column">
      <style:table-column-properties style:column-width="234.80pt" style:use-optimal-column-width="true"/>
    </style:style>
    <style:style style:name="ACOL-36" style:family="table-column">
      <style:table-column-properties style:column-width="79.00pt" style:use-optimal-column-width="true"/>
    </style:style>
    <style:style style:name="ACOL-37" style:family="table-column">
      <style:table-column-properties style:column-width="262.00pt" style:use-optimal-column-width="false"/>
    </style:style>
    <style:style style:name="ACOL-38" style:family="table-column">
      <style:table-column-properties style:column-width="71.00pt" style:use-optimal-column-width="false"/>
    </style:style>
    <style:style style:name="ACOL-39" style:family="table-column">
      <style:table-column-properties style:column-width="122.00pt" style:use-optimal-column-width="true"/>
    </style:style>
    <style:style style:name="ACOL-40" style:family="table-column">
      <style:table-column-properties style:column-width="94.00pt" style:use-optimal-column-width="true"/>
    </style:style>
    <style:style style:name="ACOL-41" style:family="table-column">
      <style:table-column-properties style:column-width="77.30pt" style:use-optimal-column-width="true"/>
    </style:style>
    <style:style style:name="ACOL-42" style:family="table-column">
      <style:table-column-properties style:column-width="100.00pt" style:use-optimal-column-width="false"/>
    </style:style>
    <style:style style:name="ACOL-43" style:family="table-column">
      <style:table-column-properties style:column-width="73.00pt" style:use-optimal-column-width="true"/>
    </style:style>
    <style:style style:name="ACOL-44" style:family="table-column">
      <style:table-column-properties style:column-width="162.00pt" style:use-optimal-column-width="true"/>
    </style:style>
    <style:style style:name="ACOL-45" style:family="table-column">
      <style:table-column-properties style:column-width="93.00pt" style:use-optimal-column-width="true"/>
    </style:style>
    <style:style style:name="ACOL-46" style:family="table-column">
      <style:table-column-properties style:column-width="95.00pt" style:use-optimal-column-width="true"/>
    </style:style>
    <style:style style:name="ACOL-47" style:family="table-column">
      <style:table-column-properties style:column-width="78.00pt" style:use-optimal-column-width="true"/>
    </style:style>
    <style:style style:name="ACOL-48" style:family="table-column">
      <style:table-column-properties style:column-width="83.00pt" style:use-optimal-column-width="false"/>
    </style:style>
    <style:style style:name="ACOL-49" style:family="table-column">
      <style:table-column-properties style:column-width="132.00pt" style:use-optimal-column-width="true"/>
    </style:style>
    <style:style style:name="ACOL-50" style:family="table-column">
      <style:table-column-properties style:column-width="137.00pt" style:use-optimal-column-width="true"/>
    </style:style>
    <style:style style:name="ACOL-51" style:family="table-column">
      <style:table-column-properties style:column-width="168.00pt" style:use-optimal-column-width="true"/>
    </style:style>
    <style:style style:name="ACOL-52" style:family="table-column">
      <style:table-column-properties style:column-width="148.00pt" style:use-optimal-column-width="true"/>
    </style:style>
    <style:style style:name="ACOL-53" style:family="table-column">
      <style:table-column-properties style:column-width="154.00pt" style:use-optimal-column-width="true"/>
    </style:style>
    <style:style style:name="ACOL-54" style:family="table-column">
      <style:table-column-properties style:column-width="177.00pt" style:use-optimal-column-width="true"/>
    </style:style>
    <style:style style:name="ACOL-55" style:family="table-column">
      <style:table-column-properties style:column-width="71.00pt" style:use-optimal-column-width="true"/>
    </style:style>
    <style:style style:name="ACOL-56" style:family="table-column">
      <style:table-column-properties style:column-width="133.00pt" style:use-optimal-column-width="true"/>
    </style:style>
    <style:style style:name="ACOL-57" style:family="table-column">
      <style:table-column-properties style:column-width="143.00pt" style:use-optimal-column-width="true"/>
    </style:style>
    <style:style style:name="ACOL-58" style:family="table-column">
      <style:table-column-properties style:column-width="167.00pt" style:use-optimal-column-width="true"/>
    </style:style>
    <style:style style:name="ACOL-59" style:family="table-column">
      <style:table-column-properties style:column-width="76.00pt" style:use-optimal-column-width="true"/>
    </style:style>
    <style:style style:name="ACOL-60" style:family="table-column">
      <style:table-column-properties style:column-width="239.00pt" style:use-optimal-column-width="true"/>
    </style:style>
    <style:style style:name="ACOL-61" style:family="table-column">
      <style:table-column-properties style:column-width="169.00pt" style:use-optimal-column-width="true"/>
    </style:style>
    <style:style style:name="ACOL-62" style:family="table-column">
      <style:table-column-properties style:column-width="161.00pt" style:use-optimal-column-width="true"/>
    </style:style>
    <style:style style:name="ACOL-63" style:family="table-column">
      <style:table-column-properties style:column-width="135.00pt" style:use-optimal-column-width="true"/>
    </style:style>
    <style:style style:name="ACOL-64" style:family="table-column">
      <style:table-column-properties style:column-width="145.00pt" style:use-optimal-column-width="true"/>
    </style:style>
    <style:style style:name="AROW-1" style:family="table-row"/>
    <style:style style:name="AROW-2" style:family="table-row">
      <style:table-row-properties style:row-height="15.00pt" style:use-optimal-row-height="true"/>
    </style:style>
    <style:style style:name="AROW-3" style:family="table-row">
      <style:table-row-properties style:row-height="14.00pt" style:use-optimal-row-height="true"/>
    </style:style>
    <style:style style:name="AROW-4" style:family="table-row">
      <style:table-row-properties style:row-height="16.00pt" style:use-optimal-row-height="true"/>
    </style:style>
    <style:style style:name="AROW-5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Solar tower" table:style-name="ta-0x13cc210" table:print="true">
        <office:forms form:automatic-focus="false" form:apply-design-mode="false">
          <form:form/>
        </office:forms>
        <table:table-column table:default-cell-style-name="ACE-0x157cf88" table:style-name="ACOL-1"/>
        <table:table-column table:default-cell-style-name="ACE-0x157cf88" table:style-name="ACOL-2"/>
        <table:table-column table:default-cell-style-name="ACE-0x157cf88" table:style-name="ACOL-3"/>
        <table:table-column table:default-cell-style-name="ACE-0x157cf88" table:style-name="ACOL-4"/>
        <table:table-column table:default-cell-style-name="ACE-0x157cf88" table:style-name="ACOL-5"/>
        <table:table-column table:default-cell-style-name="ACE-0x157cf88" table:style-name="ACOL-6"/>
        <table:table-column table:default-cell-style-name="ACE-0x157cf88" table:style-name="ACOL-7"/>
        <table:table-column table:default-cell-style-name="ACE-0x157cf88" table:style-name="ACOL-8"/>
        <table:table-column table:default-cell-style-name="ACE-0x157cf88" table:style-name="ACOL-0" table:number-columns-repeated="248"/>
        <table:table-row table:style-name="AROW-0">
          <table:table-cell table:number-columns-repeated="256" table:style-name="ACE-0x157cf88"/>
        </table:table-row>
        <table:table-row table:style-name="AROW-2">
          <table:table-cell table:style-name="ACE-0x157d0a8" office:value-type="string" office:string-value="Solar tower 1 is located 1 m east of CP1 in a clearing">
            <text:p>Solar tower 1 is located 1 m east of CP1 in a clearing</text:p>
          </table:table-cell>
          <table:table-cell table:number-columns-repeated="255" table:style-name="ACE-0x157cf88"/>
        </table:table-row>
        <table:table-row table:style-name="AROW-2">
          <table:table-cell table:style-name="ACE-0x157d0a8" office:value-type="string" office:string-value="30 ft mast - two lengths extended to 21 feet">
            <text:p>30 ft mast - two lengths extended to 21 feet</text:p>
          </table:table-cell>
          <table:table-cell table:number-columns-repeated="255" table:style-name="ACE-0x157cf88"/>
        </table:table-row>
        <table:table-row table:style-name="AROW-2">
          <table:table-cell table:style-name="ACE-0x157d0a8" office:value-type="string" office:string-value="2 guywire sets at 10ft and 20 ft">
            <text:p>2 guywire sets at 10ft and 20 ft</text:p>
          </table:table-cell>
          <table:table-cell table:number-columns-repeated="255" table:style-name="ACE-0x157cf88"/>
        </table:table-row>
        <table:table-row table:style-name="AROW-3">
          <table:table-cell table:style-name="ACE-0x157d0a8" office:value-type="string" office:string-value="Enclosure 1 is mounted at 1.5 m">
            <text:p>Enclosure 1 is mounted at 1.5 m</text:p>
          </table:table-cell>
          <table:table-cell table:style-name="ACE-0x157d0a8"/>
          <table:table-cell table:number-columns-repeated="254" table:style-name="ACE-0x157cf88"/>
        </table:table-row>
        <table:table-row table:style-name="AROW-3">
          <table:table-cell table:style-name="ACE-0x157d0a8" office:value-type="string" office:string-value="Enclosure 2 is mounted at 2.0 m">
            <text:p>Enclosure 2 is mounted at 2.0 m</text:p>
          </table:table-cell>
          <table:table-cell table:style-name="ACE-0x157d0a8"/>
          <table:table-cell table:number-columns-repeated="254" table:style-name="ACE-0x157cf88"/>
        </table:table-row>
        <table:table-row table:style-name="AROW-0">
          <table:table-cell table:number-columns-repeated="256" table:style-name="ACE-0x157cf88"/>
        </table:table-row>
        <table:table-row table:style-name="AROW-2">
          <table:table-cell table:style-name="ACE-0x157d0a8" office:value-type="string" office:string-value="Panels">
            <text:p>Panels</text:p>
          </table:table-cell>
          <table:table-cell table:style-name="ACE-0x157d0a8" office:value-type="string" office:string-value="Model">
            <text:p>Model</text:p>
          </table:table-cell>
          <table:table-cell table:style-name="ACE-0x157d0a8" office:value-type="string" office:string-value="Mounting hardware">
            <text:p>Mounting hardware</text:p>
          </table:table-cell>
          <table:table-cell table:style-name="ACE-0x157d0a8" office:value-type="string" office:string-value="Wired to">
            <text:p>Wired to</text:p>
          </table:table-cell>
          <table:table-cell table:style-name="ACE-0x157d0a8" office:value-type="string" office:string-value="Wired to">
            <text:p>Wired to</text:p>
          </table:table-cell>
          <table:table-cell table:style-name="ACE-0x157d0a8" office:value-type="string" office:string-value="Lead length">
            <text:p>Lead length</text:p>
          </table:table-cell>
          <table:table-cell table:style-name="ACE-0x157d0a8" office:value-type="string" office:string-value="Wattage">
            <text:p>Wattage</text:p>
          </table:table-cell>
          <table:table-cell table:style-name="ACE-0x157d0a8" office:value-type="string" office:string-value="Notes">
            <text:p>Notes</text:p>
          </table:table-cell>
          <table:table-cell table:number-columns-repeated="248" table:style-name="ACE-0x157cf88"/>
        </table:table-row>
        <table:table-row table:style-name="AROW-2">
          <table:table-cell table:style-name="ACE-0x157cf88" office:value-type="string" office:string-value="20 watt 1">
            <text:p>20 watt 1</text:p>
          </table:table-cell>
          <table:table-cell table:style-name="ACE-0x157cf88" office:value-type="string" office:string-value="Solarex…">
            <text:p>Solarex…</text:p>
          </table:table-cell>
          <table:table-cell table:style-name="ACE-0x157cf88" office:value-type="string" office:string-value="complete brackets">
            <text:p>complete brackets</text:p>
          </table:table-cell>
          <table:table-cell table:style-name="ACE-0x157cf88" office:value-type="string" office:string-value="Charge controller 1">
            <text:p>Charge controller 1</text:p>
          </table:table-cell>
          <table:table-cell table:style-name="ACE-0x157cf88"/>
          <table:table-cell table:style-name="ACE-0x157d1c8" office:value-type="string" office:string-value="4m(?)">
            <text:p>4m(?)</text:p>
          </table:table-cell>
          <table:table-cell table:style-name="ACE-0x157cf88" office:value-type="float" office:value="20">
            <text:p>20</text:p>
          </table:table-cell>
          <table:table-cell table:number-columns-repeated="249" table:style-name="ACE-0x157cf88"/>
        </table:table-row>
        <table:table-row table:style-name="AROW-2">
          <table:table-cell table:style-name="ACE-0x157cf88" office:value-type="string" office:string-value="20 watt 2">
            <text:p>20 watt 2</text:p>
          </table:table-cell>
          <table:table-cell table:style-name="ACE-0x157cf88" office:value-type="string" office:string-value="Solarex…">
            <text:p>Solarex…</text:p>
          </table:table-cell>
          <table:table-cell table:style-name="ACE-0x157cf88" office:value-type="string" office:string-value="brackets found">
            <text:p>brackets found</text:p>
          </table:table-cell>
          <table:table-cell table:style-name="ACE-0x157cf88" office:value-type="string" office:string-value="Charge controller">
            <text:p>Charge controller</text:p>
          </table:table-cell>
          <table:table-cell table:style-name="ACE-0x157cf88"/>
          <table:table-cell table:style-name="ACE-0x157d1c8" office:value-type="string" office:string-value="4m(?)">
            <text:p>4m(?)</text:p>
          </table:table-cell>
          <table:table-cell table:style-name="ACE-0x157cf88" office:value-type="float" office:value="20">
            <text:p>20</text:p>
          </table:table-cell>
          <table:table-cell table:number-columns-repeated="249" table:style-name="ACE-0x157cf88"/>
        </table:table-row>
        <table:table-row table:style-name="AROW-2">
          <table:table-cell table:style-name="ACE-0x157cf88" office:value-type="string" office:string-value="20 watt 3">
            <text:p>20 watt 3</text:p>
          </table:table-cell>
          <table:table-cell table:style-name="ACE-0x157cf88" office:value-type="string" office:string-value="Solarex…">
            <text:p>Solarex…</text:p>
          </table:table-cell>
          <table:table-cell table:style-name="ACE-0x157cf88" office:value-type="string" office:string-value="new brackets">
            <text:p>new brackets</text:p>
          </table:table-cell>
          <table:table-cell table:style-name="ACE-0x157cf88" office:value-type="string" office:string-value="Charge controller 2">
            <text:p>Charge controller 2</text:p>
          </table:table-cell>
          <table:table-cell table:style-name="ACE-0x157cf88"/>
          <table:table-cell table:style-name="ACE-0x157d1c8" office:value-type="string" office:string-value="10m(?)">
            <text:p>10m(?)</text:p>
          </table:table-cell>
          <table:table-cell table:style-name="ACE-0x157cf88" office:value-type="float" office:value="30">
            <text:p>30</text:p>
          </table:table-cell>
          <table:table-cell table:number-columns-repeated="249" table:style-name="ACE-0x157cf88"/>
        </table:table-row>
        <table:table-row table:style-name="AROW-0">
          <table:table-cell table:number-columns-repeated="256" table:style-name="ACE-0x157cf88"/>
        </table:table-row>
        <table:table-row table:style-name="AROW-2">
          <table:table-cell table:style-name="ACE-0x157d0a8" office:value-type="string" office:string-value="Charge controllers">
            <text:p>Charge controllers</text:p>
          </table:table-cell>
          <table:table-cell table:style-name="ACE-0x157d0a8" office:value-type="string" office:string-value="Model">
            <text:p>Model</text:p>
          </table:table-cell>
          <table:table-cell table:style-name="ACE-0x157d0a8" office:value-type="string" office:string-value="Mounting hardware">
            <text:p>Mounting hardware</text:p>
          </table:table-cell>
          <table:table-cell table:style-name="ACE-0x157d0a8" office:value-type="string" office:string-value="Wired to ">
            <text:p>Wired to </text:p>
          </table:table-cell>
          <table:table-cell table:style-name="ACE-0x157d0a8" office:value-type="string" office:string-value="Wired to">
            <text:p>Wired to</text:p>
          </table:table-cell>
          <table:table-cell table:style-name="ACE-0x157d0a8" office:value-type="string" office:string-value="Lead length">
            <text:p>Lead length</text:p>
          </table:table-cell>
          <table:table-cell table:number-columns-repeated="250" table:style-name="ACE-0x157cf88"/>
        </table:table-row>
        <table:table-row table:style-name="AROW-2">
          <table:table-cell table:style-name="ACE-0x157cf88" office:value-type="string" office:string-value="Controller 1">
            <text:p>Controller 1</text:p>
          </table:table-cell>
          <table:table-cell table:style-name="ACE-0x157cf88" office:value-type="string" office:string-value="Morningstar SS-6-12V">
            <text:p>Morningstar SS-6-12V</text:p>
          </table:table-cell>
          <table:table-cell table:style-name="ACE-0x157cf88" office:value-type="string" office:string-value="velcro to interior of enclosure 1">
            <text:p>velcro to interior of enclosure 1</text:p>
          </table:table-cell>
          <table:table-cell table:style-name="ACE-0x157cf88" office:value-type="string" office:string-value="Solarex20 1">
            <text:p>Solarex20 1</text:p>
          </table:table-cell>
          <table:table-cell table:style-name="ACE-0x157cf88" office:value-type="string" office:string-value="Battery array">
            <text:p>Battery array</text:p>
          </table:table-cell>
          <table:table-cell table:number-columns-repeated="251" table:style-name="ACE-0x157cf88"/>
        </table:table-row>
        <table:table-row table:style-name="AROW-2">
          <table:table-cell table:style-name="ACE-0x157cf88" office:value-type="string" office:string-value="Controller 2">
            <text:p>Controller 2</text:p>
          </table:table-cell>
          <table:table-cell table:style-name="ACE-0x157cf88" office:value-type="string" office:string-value="Morningstar SS-6-12V">
            <text:p>Morningstar SS-6-12V</text:p>
          </table:table-cell>
          <table:table-cell table:style-name="ACE-0x157cf88" office:value-type="string" office:string-value="&quot;&quot;">
            <text:p>""</text:p>
          </table:table-cell>
          <table:table-cell table:style-name="ACE-0x157cf88" office:value-type="string" office:string-value="Solarex20 2">
            <text:p>Solarex20 2</text:p>
          </table:table-cell>
          <table:table-cell table:style-name="ACE-0x157cf88" office:value-type="string" office:string-value="Battery array">
            <text:p>Battery array</text:p>
          </table:table-cell>
          <table:table-cell table:number-columns-repeated="251" table:style-name="ACE-0x157cf88"/>
        </table:table-row>
        <table:table-row table:style-name="AROW-0">
          <table:table-cell table:number-columns-repeated="256" table:style-name="ACE-0x157cf88"/>
        </table:table-row>
        <table:table-row table:style-name="AROW-2">
          <table:table-cell table:style-name="ACE-0x157d0a8" office:value-type="string" office:string-value="Batteries">
            <text:p>Batteries</text:p>
          </table:table-cell>
          <table:table-cell table:style-name="ACE-0x157d0a8" office:value-type="string" office:string-value="Model">
            <text:p>Model</text:p>
          </table:table-cell>
          <table:table-cell table:style-name="ACE-0x157d0a8" office:value-type="string" office:string-value="Mounting hardware">
            <text:p>Mounting hardware</text:p>
          </table:table-cell>
          <table:table-cell table:style-name="ACE-0x157d0a8" office:value-type="string" office:string-value="Wired to">
            <text:p>Wired to</text:p>
          </table:table-cell>
          <table:table-cell table:style-name="ACE-0x157d0a8" office:value-type="string" office:string-value="Wired to">
            <text:p>Wired to</text:p>
          </table:table-cell>
          <table:table-cell table:style-name="ACE-0x157d0a8" office:value-type="string" office:string-value="Lead length">
            <text:p>Lead length</text:p>
          </table:table-cell>
          <table:table-cell table:style-name="ACE-0x157d0a8" office:value-type="string" office:string-value="AmpHrs">
            <text:p>AmpHrs</text:p>
          </table:table-cell>
          <table:table-cell table:style-name="ACE-0x157d0a8" office:value-type="string" office:string-value="Notes">
            <text:p>Notes</text:p>
          </table:table-cell>
          <table:table-cell table:number-columns-repeated="248" table:style-name="ACE-0x157cf88"/>
        </table:table-row>
        <table:table-row table:style-name="AROW-3">
          <table:table-cell table:style-name="ACE-0x157cf88" office:value-type="string" office:string-value="SunXtender 1">
            <text:p>SunXtender 1</text:p>
          </table:table-cell>
          <table:table-cell table:style-name="ACE-0x157cf88" office:value-type="string" office:string-value="SunXtender…">
            <text:p>SunXtender…</text:p>
          </table:table-cell>
          <table:table-cell table:style-name="ACE-0x157cf88" office:value-type="string" office:string-value="Black battery box 1">
            <text:p>Black battery box 1</text:p>
          </table:table-cell>
          <table:table-cell table:style-name="ACE-0x157cf88" office:value-type="string" office:string-value="Charge controller 2">
            <text:p>Charge controller 2</text:p>
          </table:table-cell>
          <table:table-cell table:style-name="ACE-0x157cf88" office:value-type="string" office:string-value="Dataloggers (2)">
            <text:p>Dataloggers (2)</text:p>
          </table:table-cell>
          <table:table-cell table:number-columns-repeated="2" table:style-name="ACE-0x157cf88"/>
          <table:table-cell table:style-name="ACE-0x157cf88" office:value-type="string" office:string-value="Daisy chained together in box">
            <text:p>Daisy chained together in box</text:p>
          </table:table-cell>
          <table:table-cell table:number-columns-repeated="248" table:style-name="ACE-0x157cf88"/>
        </table:table-row>
        <table:table-row table:style-name="AROW-3">
          <table:table-cell table:style-name="ACE-0x157cf88" office:value-type="string" office:string-value="SunXtender 2">
            <text:p>SunXtender 2</text:p>
          </table:table-cell>
          <table:table-cell table:style-name="ACE-0x157cf88" office:value-type="string" office:string-value="SunXtender…">
            <text:p>SunXtender…</text:p>
          </table:table-cell>
          <table:table-cell table:style-name="ACE-0x157cf88" office:value-type="string" office:string-value="&quot;&quot;">
            <text:p>""</text:p>
          </table:table-cell>
          <table:table-cell table:style-name="ACE-0x157cf88" office:value-type="string" office:string-value="Charge controller 2">
            <text:p>Charge controller 2</text:p>
          </table:table-cell>
          <table:table-cell table:style-name="ACE-0x157cf88" office:value-type="string" office:string-value="Dataloggers (2)">
            <text:p>Dataloggers (2)</text:p>
          </table:table-cell>
          <table:table-cell table:number-columns-repeated="2" table:style-name="ACE-0x157cf88"/>
          <table:table-cell table:style-name="ACE-0x157cf88" office:value-type="string" office:string-value="Daisy chained together in box">
            <text:p>Daisy chained together in box</text:p>
          </table:table-cell>
          <table:table-cell table:number-columns-repeated="248" table:style-name="ACE-0x157cf88"/>
        </table:table-row>
        <table:table-row table:style-name="AROW-3">
          <table:table-cell table:style-name="ACE-0x157cf88" office:value-type="string" office:string-value="SunXtender sm1">
            <text:p>SunXtender sm1</text:p>
          </table:table-cell>
          <table:table-cell table:style-name="ACE-0x157cf88" office:value-type="string" office:string-value="SunXtender…">
            <text:p>SunXtender…</text:p>
          </table:table-cell>
          <table:table-cell table:style-name="ACE-0x157cf88" office:value-type="string" office:string-value="&quot;&quot;">
            <text:p>""</text:p>
          </table:table-cell>
          <table:table-cell table:style-name="ACE-0x157cf88" office:value-type="string" office:string-value="Charge controller 2">
            <text:p>Charge controller 2</text:p>
          </table:table-cell>
          <table:table-cell table:style-name="ACE-0x157cf88" office:value-type="string" office:string-value="Dataloggers (2)">
            <text:p>Dataloggers (2)</text:p>
          </table:table-cell>
          <table:table-cell table:number-columns-repeated="2" table:style-name="ACE-0x157cf88"/>
          <table:table-cell table:style-name="ACE-0x157cf88" office:value-type="string" office:string-value="Daisy chained together in box">
            <text:p>Daisy chained together in box</text:p>
          </table:table-cell>
          <table:table-cell table:number-columns-repeated="248" table:style-name="ACE-0x157cf88"/>
        </table:table-row>
        <table:table-row table:style-name="AROW-3">
          <table:table-cell table:style-name="ACE-0x157cf88" office:value-type="string" office:string-value="SunXtender sm2">
            <text:p>SunXtender sm2</text:p>
          </table:table-cell>
          <table:table-cell table:style-name="ACE-0x157cf88" office:value-type="string" office:string-value="SunXtender…">
            <text:p>SunXtender…</text:p>
          </table:table-cell>
          <table:table-cell table:style-name="ACE-0x157cf88" office:value-type="string" office:string-value="&quot;&quot;">
            <text:p>""</text:p>
          </table:table-cell>
          <table:table-cell table:style-name="ACE-0x157cf88" office:value-type="string" office:string-value="Charge controller 2">
            <text:p>Charge controller 2</text:p>
          </table:table-cell>
          <table:table-cell table:style-name="ACE-0x157cf88" office:value-type="string" office:string-value="Dataloggers (2)">
            <text:p>Dataloggers (2)</text:p>
          </table:table-cell>
          <table:table-cell table:number-columns-repeated="2" table:style-name="ACE-0x157cf88"/>
          <table:table-cell table:style-name="ACE-0x157cf88" office:value-type="string" office:string-value="Daisy chained together in box">
            <text:p>Daisy chained together in box</text:p>
          </table:table-cell>
          <table:table-cell table:number-columns-repeated="248" table:style-name="ACE-0x157cf88"/>
        </table:table-row>
        <table:table-row table:style-name="AROW-2">
          <table:table-cell table:style-name="ACE-0x157cf88" office:value-type="string" office:string-value="SunXtender sm3">
            <text:p>SunXtender sm3</text:p>
          </table:table-cell>
          <table:table-cell table:style-name="ACE-0x157cf88" office:value-type="string" office:string-value="SunXtender…">
            <text:p>SunXtender…</text:p>
          </table:table-cell>
          <table:table-cell table:style-name="ACE-0x157cf88" office:value-type="string" office:string-value="&quot;&quot;">
            <text:p>""</text:p>
          </table:table-cell>
          <table:table-cell table:style-name="ACE-0x157cf88" office:value-type="string" office:string-value="Charge controller 2">
            <text:p>Charge controller 2</text:p>
          </table:table-cell>
          <table:table-cell table:style-name="ACE-0x157cf88" office:value-type="string" office:string-value="Dataloggers (2)">
            <text:p>Dataloggers (2)</text:p>
          </table:table-cell>
          <table:table-cell table:number-columns-repeated="2" table:style-name="ACE-0x157cf88"/>
          <table:table-cell table:style-name="ACE-0x157cf88" office:value-type="string" office:string-value="Daisy chained together in box">
            <text:p>Daisy chained together in box</text:p>
          </table:table-cell>
          <table:table-cell table:number-columns-repeated="248" table:style-name="ACE-0x157cf88"/>
        </table:table-row>
        <table:table-row table:style-name="AROW-0">
          <table:table-cell table:number-columns-repeated="64" table:style-name="ACE-0x157cf88"/>
          <table:table-cell table:number-columns-repeated="192" table:style-name="ACE-0x157cf88"/>
        </table:table-row>
        <table:table-row table:style-name="AROW-0" table:number-rows-repeated="233">
          <table:table-cell table:number-columns-repeated="64" table:style-name="ACE-0x157cf88"/>
          <table:table-cell table:number-columns-repeated="192" table:style-name="ACE-0x157cf88"/>
        </table:table-row>
        <table:table-row table:style-name="AROW-0">
          <table:table-cell table:number-columns-repeated="64" table:style-name="ACE-0x157cf88"/>
          <table:table-cell table:number-columns-repeated="192" table:style-name="ACE-0x157cf88"/>
        </table:table-row>
        <table:table-row table:style-name="AROW-0" table:number-rows-repeated="65279">
          <table:table-cell table:number-columns-repeated="64" table:style-name="ACE-0x157cf88"/>
          <table:table-cell table:number-columns-repeated="192" table:style-name="ACE-0x157cf88"/>
        </table:table-row>
        <table:named-expressions>
          <table:named-expression table:name="Print_Area" table:expression="of:=#REF!" table:base-cell-address="$'Solar tower'.$A$1"/>
          <table:named-expression table:name="Sheet_Title" table:expression="of:=&quot;Solar tower&quot;" table:base-cell-address="$'Solar tower'.$A$1"/>
        </table:named-expressions>
      </table:table>
      <table:table table:name="Met tower" table:style-name="ta-0x13cc400" table:print="true">
        <office:forms form:automatic-focus="false" form:apply-design-mode="false">
          <form:form/>
        </office:forms>
        <table:table-column table:default-cell-style-name="ACE-0x157d408" table:style-name="ACOL-10"/>
        <table:table-column table:default-cell-style-name="ACE-0x157d408" table:style-name="ACOL-11"/>
        <table:table-column table:default-cell-style-name="ACE-0x157d408" table:style-name="ACOL-12"/>
        <table:table-column table:default-cell-style-name="ACE-0x157d408" table:style-name="ACOL-13"/>
        <table:table-column table:default-cell-style-name="ACE-0x157d408" table:style-name="ACOL-14"/>
        <table:table-column table:default-cell-style-name="ACE-0x157d408" table:style-name="ACOL-15"/>
        <table:table-column table:default-cell-style-name="ACE-0x157d408" table:style-name="ACOL-16"/>
        <table:table-column table:default-cell-style-name="ACE-0x157d408" table:style-name="ACOL-17"/>
        <table:table-column table:default-cell-style-name="ACE-0x157d408" table:style-name="ACOL-18"/>
        <table:table-column table:default-cell-style-name="ACE-0x157d408" table:style-name="ACOL-19"/>
        <table:table-column table:default-cell-style-name="ACE-0x157d408" table:style-name="ACOL-20"/>
        <table:table-column table:default-cell-style-name="ACE-0x157d408" table:style-name="ACOL-21"/>
        <table:table-column table:default-cell-style-name="ACE-0x157d408" table:style-name="ACOL-22"/>
        <table:table-column table:default-cell-style-name="ACE-0x157d408" table:style-name="ACOL-23"/>
        <table:table-column table:default-cell-style-name="ACE-0x157d408" table:style-name="ACOL-0" table:number-columns-repeated="242"/>
        <table:table-row table:style-name="AROW-4">
          <table:table-cell table:style-name="ACE-0x157d2e8" office:value-type="string" office:string-value="Met tower is located 16m east (and slightly downhill) from the solar tower">
            <text:p>Met tower is located 16m east (and slightly downhill) from the solar tower</text:p>
          </table:table-cell>
          <table:table-cell table:style-name="ACE-0x157d2e8"/>
          <table:table-cell table:number-columns-repeated="254" table:style-name="ACE-0x157d408"/>
        </table:table-row>
        <table:table-row table:style-name="AROW-4">
          <table:table-cell table:style-name="ACE-0x157d2e8" office:value-type="string" office:string-value="30 ft mast - two lengths extended to 21 feet">
            <text:p>30 ft mast - two lengths extended to 21 feet</text:p>
          </table:table-cell>
          <table:table-cell table:style-name="ACE-0x157d2e8"/>
          <table:table-cell table:number-columns-repeated="254" table:style-name="ACE-0x157d408"/>
        </table:table-row>
        <table:table-row table:style-name="AROW-4">
          <table:table-cell table:style-name="ACE-0x157d2e8" office:value-type="string" office:string-value="2 guywire sets at 10ft and 20 ft">
            <text:p>2 guywire sets at 10ft and 20 ft</text:p>
          </table:table-cell>
          <table:table-cell table:style-name="ACE-0x157d2e8"/>
          <table:table-cell table:number-columns-repeated="254" table:style-name="ACE-0x157d408"/>
        </table:table-row>
        <table:table-row table:style-name="AROW-4">
          <table:table-cell table:number-columns-repeated="2" table:style-name="ACE-0x157d2e8"/>
          <table:table-cell table:number-columns-repeated="254" table:style-name="ACE-0x157d408"/>
        </table:table-row>
        <table:table-row table:style-name="AROW-4">
          <table:table-cell table:style-name="ACE-0x157d2e8" office:value-type="string" office:string-value="Boom 1 (4ft length) is just above boom (~3.6m) and faces N/S">
            <text:p>Boom 1 (4ft length) is just above boom (~3.6m) and faces N/S</text:p>
          </table:table-cell>
          <table:table-cell table:style-name="ACE-0x157d2e8"/>
          <table:table-cell table:number-columns-repeated="254" table:style-name="ACE-0x157d408"/>
        </table:table-row>
        <table:table-row table:style-name="AROW-4">
          <table:table-cell table:style-name="ACE-0x157d2e8" office:value-type="string" office:string-value="Boom 2 (6ft length) is at 3.5m, oriented east/west">
            <text:p>Boom 2 (6ft length) is at 3.5m, oriented east/west</text:p>
          </table:table-cell>
          <table:table-cell table:style-name="ACE-0x157d2e8"/>
          <table:table-cell table:number-columns-repeated="254" table:style-name="ACE-0x157d408"/>
        </table:table-row>
        <text:soft-page-break/>
        <table:table-row table:style-name="AROW-4">
          <table:table-cell table:style-name="ACE-0x157d2e8" office:value-type="string" office:string-value="Enclosure 1 is mounted at 1.5 m">
            <text:p>Enclosure 1 is mounted at 1.5 m</text:p>
          </table:table-cell>
          <table:table-cell table:style-name="ACE-0x157d2e8"/>
          <table:table-cell table:number-columns-repeated="254" table:style-name="ACE-0x157d408"/>
        </table:table-row>
        <table:table-row table:style-name="AROW-3">
          <table:table-cell table:style-name="ACE-0x157d2e8" office:value-type="string" office:string-value="Enclosure 2 is mounted at 1.4 m">
            <text:p>Enclosure 2 is mounted at 1.4 m</text:p>
          </table:table-cell>
          <table:table-cell table:style-name="ACE-0x157d2e8"/>
          <table:table-cell table:number-columns-repeated="254" table:style-name="ACE-0x157d408"/>
        </table:table-row>
        <table:table-row table:style-name="AROW-0">
          <table:table-cell table:number-columns-repeated="256" table:style-name="ACE-0x157d408"/>
        </table:table-row>
        <table:table-row table:style-name="AROW-4">
          <table:table-cell table:style-name="ACE-0x157d2e8" office:value-type="string" office:string-value="Sensor">
            <text:p>Sensor</text:p>
          </table:table-cell>
          <table:table-cell table:style-name="ACE-0x157d2e8" office:value-type="string" office:string-value="Model">
            <text:p>Model</text:p>
          </table:table-cell>
          <table:table-cell table:style-name="ACE-0x157d2e8" office:value-type="string" office:string-value="ser num">
            <text:p>ser num</text:p>
          </table:table-cell>
          <table:table-cell table:style-name="ACE-0x157d2e8" office:value-type="string" office:string-value="Mounting hardware">
            <text:p>Mounting hardware</text:p>
          </table:table-cell>
          <table:table-cell table:style-name="ACE-0x157d2e8" office:value-type="string" office:string-value="Mounting location">
            <text:p>Mounting location</text:p>
          </table:table-cell>
          <table:table-cell table:style-name="ACE-0x157d2e8" office:value-type="string" office:string-value="Mounting ht/dir">
            <text:p>Mounting ht/dir</text:p>
          </table:table-cell>
          <table:table-cell table:style-name="ACE-0x157d2e8" office:value-type="string" office:string-value="Wired to">
            <text:p>Wired to</text:p>
          </table:table-cell>
          <table:table-cell table:style-name="ACE-0x157d2e8" office:value-type="string" office:string-value="Lead length">
            <text:p>Lead length</text:p>
          </table:table-cell>
          <table:table-cell table:style-name="ACE-0x157d2e8" office:value-type="string" office:string-value="Calibration 1">
            <text:p>Calibration 1</text:p>
          </table:table-cell>
          <table:table-cell table:style-name="ACE-0x157d2e8" office:value-type="string" office:string-value="Calibration 2">
            <text:p>Calibration 2</text:p>
          </table:table-cell>
          <table:table-cell table:style-name="ACE-0x157d2e8" office:value-type="string" office:string-value="Calibration 3">
            <text:p>Calibration 3</text:p>
          </table:table-cell>
          <table:table-cell table:style-name="ACE-0x157d2e8" office:value-type="string" office:string-value="Calibration 4">
            <text:p>Calibration 4</text:p>
          </table:table-cell>
          <table:table-cell table:style-name="ACE-0x157d2e8" office:value-type="string" office:string-value="Current draw">
            <text:p>Current draw</text:p>
          </table:table-cell>
          <table:table-cell table:style-name="ACE-0x157d2e8" office:value-type="string" office:string-value="Notes">
            <text:p>Notes</text:p>
          </table:table-cell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Temp/Humid">
            <text:p>Temp/Humid</text:p>
          </table:table-cell>
          <table:table-cell table:style-name="ACE-0x157d528" office:value-type="string" office:string-value="Vaisala HMP45AC">
            <text:p>Vaisala HMP45AC</text:p>
          </table:table-cell>
          <table:table-cell table:style-name="ACE-0x157d888" office:value-type="string" office:string-value="z1050105">
            <text:p>z1050105</text:p>
          </table:table-cell>
          <table:table-cell table:style-name="ACE-0x157d528" office:value-type="string" office:string-value="RM Young beehive/mast">
            <text:p>RM Young beehive/mast</text:p>
          </table:table-cell>
          <table:table-cell table:style-name="ACE-0x157d528" office:value-type="string" office:string-value="Mast, above enclosure">
            <text:p>Mast, above enclosure</text:p>
          </table:table-cell>
          <table:table-cell table:style-name="ACE-0x157d528" office:value-type="string" office:string-value="2m, directly above enclosure">
            <text:p>2m, directly above enclosure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 office:value-type="string" office:string-value="2m">
            <text:p>2m</text:p>
          </table:table-cell>
          <table:table-cell table:number-columns-repeated="6" table:style-name="ACE-0x157d528"/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Wind">
            <text:p>Wind</text:p>
          </table:table-cell>
          <table:table-cell table:style-name="ACE-0x157d528" office:value-type="string" office:string-value="Met One C034B">
            <text:p>Met One C034B</text:p>
          </table:table-cell>
          <table:table-cell table:style-name="ACE-0x157d888" office:value-type="string" office:string-value="D2954">
            <text:p>D2954</text:p>
          </table:table-cell>
          <table:table-cell table:style-name="ACE-0x157d528" office:value-type="string" office:string-value="nurail on boom">
            <text:p>nurail on boom</text:p>
          </table:table-cell>
          <table:table-cell table:style-name="ACE-0x157d528" office:value-type="string" office:string-value="Boom 1 - South end">
            <text:p>Boom 1 - South end</text:p>
          </table:table-cell>
          <table:table-cell table:style-name="ACE-0x157d528" office:value-type="string" office:string-value="3.7m, S end of boom 1">
            <text:p>3.7m, S end of boom 1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 office:value-type="string" office:string-value="3m (spliced &amp; extended)">
            <text:p>3m (spliced &amp; extended)</text:p>
          </table:table-cell>
          <table:table-cell table:number-columns-repeated="6" table:style-name="ACE-0x157d528"/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Precip">
            <text:p>Precip</text:p>
          </table:table-cell>
          <table:table-cell table:style-name="ACE-0x157d528" office:value-type="string" office:string-value="Texas Electronics TR525I">
            <text:p>Texas Electronics TR525I</text:p>
          </table:table-cell>
          <table:table-cell table:style-name="ACE-0x157d888" office:value-type="string" office:string-value="41503-609">
            <text:p>41503-609</text:p>
          </table:table-cell>
          <table:table-cell table:style-name="ACE-0x157d528" office:value-type="string" office:string-value="hoseclamped/vert boom">
            <text:p>hoseclamped/vert boom</text:p>
          </table:table-cell>
          <table:table-cell table:style-name="ACE-0x157d528" office:value-type="string" office:string-value="Boom 1 - North end">
            <text:p>Boom 1 - North end</text:p>
          </table:table-cell>
          <table:table-cell table:style-name="ACE-0x157d528" office:value-type="string" office:string-value="3.7 m, N end of boom 2">
            <text:p>3.7 m, N end of boom 2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 office:value-type="string" office:string-value="4.9m">
            <text:p>4.9m</text:p>
          </table:table-cell>
          <table:table-cell table:number-columns-repeated="6" table:style-name="ACE-0x157d528"/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PAR up">
            <text:p>PAR up</text:p>
          </table:table-cell>
          <table:table-cell table:style-name="ACE-0x157d528" office:value-type="string" office:string-value="Li-Cor Quantum 190">
            <text:p>Li-Cor Quantum 190</text:p>
          </table:table-cell>
          <table:table-cell table:style-name="ACE-0x157d888" office:value-type="string" office:string-value="Q27246">
            <text:p>Q27246</text:p>
          </table:table-cell>
          <table:table-cell table:style-name="ACE-0x157d528" office:value-type="string" office:string-value="CM225">
            <text:p>CM225</text:p>
          </table:table-cell>
          <table:table-cell table:style-name="ACE-0x157d528" office:value-type="string" office:string-value="Boom 2 - East 0.9m">
            <text:p>Boom 2 - East 0.9m</text:p>
          </table:table-cell>
          <table:table-cell table:style-name="ACE-0x157d528" office:value-type="string" office:string-value="3.6m, straight up">
            <text:p>3.6m, straight up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/>
          <table:table-cell table:style-name="ACE-0x157d528" office:value-type="string" office:string-value="mult: -146.84">
            <text:p>mult: -146.84</text:p>
          </table:table-cell>
          <table:table-cell table:style-name="ACE-0x157d528" office:value-type="string" office:string-value="tcoff: .0036">
            <text:p>tcoff: .0036</text:p>
          </table:table-cell>
          <table:table-cell table:number-columns-repeated="3" table:style-name="ACE-0x157d528"/>
          <table:table-cell table:style-name="ACE-0x157d528" office:value-type="string" office:string-value="Has 604 ohm millivolt adapter">
            <text:p>Has 604 ohm millivolt adapter</text:p>
          </table:table-cell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PAR down">
            <text:p>PAR down</text:p>
          </table:table-cell>
          <table:table-cell table:style-name="ACE-0x157d528" office:value-type="string" office:string-value="Li-Cor Quantum 190">
            <text:p>Li-Cor Quantum 190</text:p>
          </table:table-cell>
          <table:table-cell table:style-name="ACE-0x157d888" office:value-type="string" office:string-value="Q33398">
            <text:p>Q33398</text:p>
          </table:table-cell>
          <table:table-cell table:style-name="ACE-0x157d528" office:value-type="string" office:string-value="CM225">
            <text:p>CM225</text:p>
          </table:table-cell>
          <table:table-cell table:style-name="ACE-0x157d528" office:value-type="string" office:string-value="Boom 2 - East 0.9m">
            <text:p>Boom 2 - East 0.9m</text:p>
          </table:table-cell>
          <table:table-cell table:style-name="ACE-0x157d528" office:value-type="string" office:string-value="3.5m straight down">
            <text:p>3.5m straight down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/>
          <table:table-cell table:style-name="ACE-0x157d528" office:value-type="string" office:string-value="mult: -158.23">
            <text:p>mult: -158.23</text:p>
          </table:table-cell>
          <table:table-cell table:style-name="ACE-0x157d528" office:value-type="string" office:string-value="tcoff: .0036">
            <text:p>tcoff: .0036</text:p>
          </table:table-cell>
          <table:table-cell table:number-columns-repeated="3" table:style-name="ACE-0x157d528"/>
          <table:table-cell table:style-name="ACE-0x157d528" office:value-type="string" office:string-value="Has 560 ohm millivolt adapter or resistor">
            <text:p>Has 560 ohm millivolt adapter or resistor</text:p>
          </table:table-cell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IR radiometer ">
            <text:p>IR radiometer </text:p>
          </table:table-cell>
          <table:table-cell table:style-name="ACE-0x157d528" office:value-type="string" office:string-value="Apogee SI-111">
            <text:p>Apogee SI-111</text:p>
          </table:table-cell>
          <table:table-cell table:style-name="ACE-0x157d888" office:value-type="float" office:value="2363">
            <text:p>2363</text:p>
          </table:table-cell>
          <table:table-cell table:style-name="ACE-0x157d528" office:value-type="string" office:string-value="CM230">
            <text:p>CM230</text:p>
          </table:table-cell>
          <table:table-cell table:style-name="ACE-0x157d528" office:value-type="string" office:string-value="Boom 2 - West 0.9m">
            <text:p>Boom 2 - West 0.9m</text:p>
          </table:table-cell>
          <table:table-cell table:style-name="ACE-0x157d528" office:value-type="string" office:string-value="3.5m - tilt 12d away from mast">
            <text:p>3.5m - tilt 12d away from mast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/>
          <table:table-cell table:style-name="ACE-0x157d528" office:value-type="string" office:string-value="C2 m: 0.53303, b: 0.39440">
            <text:p>C2 m: 0.53303, b: 0.39440</text:p>
          </table:table-cell>
          <table:table-cell table:style-name="ACE-0x157d528" office:value-type="string" office:string-value="C1 m: 76.35606, b: -9.88480">
            <text:p>C1 m: 76.35606, b: -9.88480</text:p>
          </table:table-cell>
          <table:table-cell table:style-name="ACE-0x157d528" office:value-type="string" office:string-value="C0 m: 13419.73420, b: -72.61263">
            <text:p>C0 m: 13419.73420, b: -72.61263</text:p>
          </table:table-cell>
          <table:table-cell table:number-columns-repeated="2" table:style-name="ACE-0x157d528"/>
          <table:table-cell table:style-name="ACE-0x157d528" office:value-type="string" office:string-value="Calibration coefficients are saved in my drawer">
            <text:p>Calibration coefficients are saved in my drawer</text:p>
          </table:table-cell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Net radiation">
            <text:p>Net radiation</text:p>
          </table:table-cell>
          <table:table-cell table:style-name="ACE-0x157d528" office:value-type="string" office:string-value="REBS Q_7.1">
            <text:p>REBS Q_7.1</text:p>
          </table:table-cell>
          <table:table-cell table:style-name="ACE-0x157d888" office:value-type="string" office:string-value="Q03108">
            <text:p>Q03108</text:p>
          </table:table-cell>
          <table:table-cell table:style-name="ACE-0x157d528"/>
          <table:table-cell table:style-name="ACE-0x157d528" office:value-type="string" office:string-value="Boom 2 - East end">
            <text:p>Boom 2 - East end</text:p>
          </table:table-cell>
          <table:table-cell table:style-name="ACE-0x157d528" office:value-type="string" office:string-value="3.5+ m - boom juts to S">
            <text:p>3.5+ m - boom juts to S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/>
          <table:table-cell table:style-name="ACE-0x157d528" office:value-type="string" office:string-value="pos: 8.65">
            <text:p>pos: 8.65</text:p>
          </table:table-cell>
          <table:table-cell table:style-name="ACE-0x157d528" office:value-type="string" office:string-value="neg: 10.54">
            <text:p>neg: 10.54</text:p>
          </table:table-cell>
          <table:table-cell table:number-columns-repeated="4" table:style-name="ACE-0x157d528"/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Ultrasonic depth">
            <text:p>Ultrasonic depth</text:p>
          </table:table-cell>
          <table:table-cell table:style-name="ACE-0x157d528" office:value-type="string" office:string-value="Judd">
            <text:p>Judd</text:p>
          </table:table-cell>
          <table:table-cell table:style-name="ACE-0x157d888" office:value-type="float" office:value="2325">
            <text:p>2325</text:p>
          </table:table-cell>
          <table:table-cell table:style-name="ACE-0x157d528" office:value-type="string" office:string-value="CM220">
            <text:p>CM220</text:p>
          </table:table-cell>
          <table:table-cell table:style-name="ACE-0x157d528" office:value-type="string" office:string-value="Boom 2 - West end">
            <text:p>Boom 2 - West end</text:p>
          </table:table-cell>
          <table:table-cell table:style-name="ACE-0x157d528" office:value-type="string" office:string-value="3.4m - (measure)">
            <text:p>3.4m - (measure)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/>
          <table:table-cell table:style-name="ACE-0x157d528" office:value-type="string" office:string-value="output: 2.5v">
            <text:p>output: 2.5v</text:p>
          </table:table-cell>
          <table:table-cell table:number-columns-repeated="5" table:style-name="ACE-0x157d528"/>
          <table:table-cell table:number-columns-repeated="242" table:style-name="ACE-0x157d408"/>
        </table:table-row>
        <table:table-row table:style-name="AROW-4">
          <table:table-cell table:style-name="ACE-0x157d528" office:value-type="string" office:string-value="Atmospheric pressure">
            <text:p>Atmospheric pressure</text:p>
          </table:table-cell>
          <table:table-cell table:style-name="ACE-0x157d528" office:value-type="string" office:string-value="Setra 278">
            <text:p>Setra 278</text:p>
          </table:table-cell>
          <table:table-cell table:style-name="ACE-0x157d888" office:value-type="float" office:value="3746248">
            <text:p>3746248</text:p>
          </table:table-cell>
          <table:table-cell table:style-name="ACE-0x157d528" office:value-type="string" office:string-value="screws in enclosure">
            <text:p>screws in enclosure</text:p>
          </table:table-cell>
          <table:table-cell table:style-name="ACE-0x157d528" office:value-type="string" office:string-value="Enclosure 1">
            <text:p>Enclosure 1</text:p>
          </table:table-cell>
          <table:table-cell table:style-name="ACE-0x157d528" office:value-type="string" office:string-value="1.5m">
            <text:p>1.5m</text:p>
          </table:table-cell>
          <table:table-cell table:style-name="ACE-0x157d528" office:value-type="string" office:string-value="Met1 CR23x">
            <text:p>Met1 CR23x</text:p>
          </table:table-cell>
          <table:table-cell table:style-name="ACE-0x157d528" office:value-type="string" office:string-value="35cm">
            <text:p>35cm</text:p>
          </table:table-cell>
          <table:table-cell table:number-columns-repeated="6" table:style-name="ACE-0x157d528"/>
          <table:table-cell table:number-columns-repeated="242" table:style-name="ACE-0x157d408"/>
        </table:table-row>
        <table:table-row table:style-name="AROW-0">
          <table:table-cell table:number-columns-repeated="256" table:style-name="ACE-0x157d408"/>
        </table:table-row>
        <table:table-row table:style-name="AROW-0">
          <table:table-cell table:number-columns-repeated="256" table:style-name="ACE-0x157d408"/>
        </table:table-row>
        <table:table-row table:style-name="AROW-0">
          <table:table-cell table:number-columns-repeated="256" table:style-name="ACE-0x157d408"/>
        </table:table-row>
        <table:table-row table:style-name="AROW-4">
          <table:table-cell table:style-name="ACE-0x157d2e8" office:value-type="string" office:string-value="Datalogger">
            <text:p>Datalogger</text:p>
          </table:table-cell>
          <table:table-cell table:style-name="ACE-0x157d2e8" office:value-type="string" office:string-value="Model">
            <text:p>Model</text:p>
          </table:table-cell>
          <table:table-cell table:style-name="ACE-0x157d2e8" office:value-type="string" office:string-value="ser num">
            <text:p>ser num</text:p>
          </table:table-cell>
          <table:table-cell table:style-name="ACE-0x157d2e8" office:value-type="string" office:string-value="Mounting hardware">
            <text:p>Mounting hardware</text:p>
          </table:table-cell>
          <table:table-cell table:style-name="ACE-0x157d2e8" office:value-type="string" office:string-value="Notes">
            <text:p>Notes</text:p>
          </table:table-cell>
          <table:table-cell table:number-columns-repeated="251" table:style-name="ACE-0x157d408"/>
        </table:table-row>
        <table:table-row table:style-name="AROW-4">
          <table:table-cell table:style-name="ACE-0x157d528" office:value-type="string" office:string-value="Met1">
            <text:p>Met1</text:p>
          </table:table-cell>
          <table:table-cell table:style-name="ACE-0x157d528" office:value-type="string" office:string-value="Campbell CR23x">
            <text:p>Campbell CR23x</text:p>
          </table:table-cell>
          <table:table-cell table:style-name="ACE-0x157d528" office:value-type="string" office:string-value="5379 (inventory #276793)">
            <text:p>5379 (inventory #276793)</text:p>
          </table:table-cell>
          <table:table-cell table:style-name="ACE-0x157d528" office:value-type="string" office:string-value="Campbell enclosure on tower">
            <text:p>Campbell enclosure on tower</text:p>
          </table:table-cell>
          <table:table-cell table:style-name="ACE-0x157d528" office:value-type="string" office:string-value="See Met1 CR23x worksheet for wiring">
            <text:p>See Met1 CR23x worksheet for wiring</text:p>
          </table:table-cell>
          <table:table-cell table:style-name="ACE-0x157d528"/>
          <table:table-cell table:number-columns-repeated="250" table:style-name="ACE-0x157d408"/>
        </table:table-row>
        <table:table-row table:style-name="AROW-4">
          <table:table-cell table:number-columns-repeated="256" table:style-name="ACE-0x157d408"/>
        </table:table-row>
        <table:table-row table:style-name="AROW-4">
          <table:table-cell table:style-name="ACE-0x157d2e8" office:value-type="string" office:string-value="Peripheral">
            <text:p>Peripheral</text:p>
          </table:table-cell>
          <table:table-cell table:style-name="ACE-0x157d2e8" office:value-type="string" office:string-value="Model">
            <text:p>Model</text:p>
          </table:table-cell>
          <table:table-cell table:style-name="ACE-0x157d2e8" office:value-type="string" office:string-value="ser num">
            <text:p>ser num</text:p>
          </table:table-cell>
          <table:table-cell table:style-name="ACE-0x157d2e8" office:value-type="string" office:string-value="Mounting hardware">
            <text:p>Mounting hardware</text:p>
          </table:table-cell>
          <table:table-cell table:style-name="ACE-0x157d2e8" office:value-type="string" office:string-value="Notes">
            <text:p>Notes</text:p>
          </table:table-cell>
          <table:table-cell table:number-columns-repeated="251" table:style-name="ACE-0x157d408"/>
        </table:table-row>
        <table:table-row table:style-name="AROW-0">
          <table:table-cell table:style-name="ACE-0x157d648" office:value-type="string" office:string-value="Relay">
            <text:p>Relay</text:p>
          </table:table-cell>
          <table:table-cell table:style-name="ACE-0x157d648" office:value-type="string" office:string-value="Campbell A6REL12">
            <text:p>Campbell A6REL12</text:p>
          </table:table-cell>
          <table:table-cell table:style-name="ACE-0x157d648" office:value-type="float" office:value="1615">
            <text:p>1615</text:p>
          </table:table-cell>
          <table:table-cell table:style-name="ACE-0x157d648" office:value-type="string" office:string-value="Enclosure 1">
            <text:p>Enclosure 1</text:p>
          </table:table-cell>
          <table:table-cell table:style-name="ACE-0x157d648" office:value-type="string" office:string-value="Switches modem, Base, and Met radios">
            <text:p>Switches modem, Base, and Met radios</text:p>
          </table:table-cell>
          <table:table-cell table:style-name="ACE-0x157d528"/>
          <table:table-cell table:number-columns-repeated="250" table:style-name="ACE-0x157d408"/>
        </table:table-row>
        <table:table-row table:style-name="AROW-3">
          <table:table-cell table:number-columns-repeated="256" table:style-name="ACE-0x157d408"/>
        </table:table-row>
        <table:table-row table:style-name="AROW-3">
          <table:table-cell table:style-name="ACE-0x157d2e8" office:value-type="string" office:string-value="Comm device">
            <text:p>Comm device</text:p>
          </table:table-cell>
          <table:table-cell table:style-name="ACE-0x157d2e8" office:value-type="string" office:string-value="Model">
            <text:p>Model</text:p>
          </table:table-cell>
          <table:table-cell table:style-name="ACE-0x157d2e8" office:value-type="string" office:string-value="ser num">
            <text:p>ser num</text:p>
          </table:table-cell>
          <table:table-cell table:style-name="ACE-0x157d2e8" office:value-type="string" office:string-value="MAC address">
            <text:p>MAC address</text:p>
          </table:table-cell>
          <table:table-cell table:style-name="ACE-0x157d2e8" office:value-type="string" office:string-value="Mounting hardware">
            <text:p>Mounting hardware</text:p>
          </table:table-cell>
          <table:table-cell table:style-name="ACE-0x157d2e8" office:value-type="string" office:string-value="Antenna">
            <text:p>Antenna</text:p>
          </table:table-cell>
          <table:table-cell table:style-name="ACE-0x157d2e8" office:value-type="string" office:string-value="Notes">
            <text:p>Notes</text:p>
          </table:table-cell>
          <table:table-cell table:number-columns-repeated="249" table:style-name="ACE-0x157d408"/>
        </table:table-row>
        <table:table-row table:style-name="AROW-4">
          <table:table-cell table:style-name="ACE-0x157d768" office:value-type="string" office:string-value="Wireless modem">
            <text:p>Wireless modem</text:p>
          </table:table-cell>
          <table:table-cell table:style-name="ACE-0x157d768" office:value-type="string" office:string-value="Sierra wireless Raven XTG">
            <text:p>Sierra wireless Raven XTG</text:p>
          </table:table-cell>
          <table:table-cell table:style-name="ACE-0x157d768" office:value-type="float" office:value="910387742">
            <text:p>910387742</text:p>
          </table:table-cell>
          <table:table-cell table:style-name="ACE-0x157d768" office:value-type="string" office:string-value="3555633007164998 (IMEI)">
            <text:p>3555633007164998 (IMEI)</text:p>
          </table:table-cell>
          <table:table-cell table:style-name="ACE-0x157d768" office:value-type="string" office:string-value="Enclosure 2">
            <text:p>Enclosure 2</text:p>
          </table:table-cell>
          <table:table-cell table:style-name="ACE-0x157d9a8" office:value-type="string" office:string-value="Wilson antenna, boom 2">
            <text:p>Wilson antenna, boom 2</text:p>
          </table:table-cell>
          <table:table-cell table:style-name="ACE-0x157dac8"/>
          <table:table-cell table:number-columns-repeated="249" table:style-name="ACE-0x157d408"/>
        </table:table-row>
        <table:table-row table:style-name="AROW-4">
          <table:table-cell table:style-name="ACE-0x157d768" office:value-type="string" office:string-value="Base radio">
            <text:p>Base radio</text:p>
          </table:table-cell>
          <table:table-cell table:style-name="ACE-0x157d768" office:value-type="string" office:string-value="Digi XbeePRO PKG">
            <text:p>Digi XbeePRO PKG</text:p>
          </table:table-cell>
          <table:table-cell table:style-name="ACE-0x157d768"/>
          <table:table-cell table:style-name="ACE-0x157d768" office:value-type="string" office:string-value="0013A2004063B85A">
            <text:p>0013A2004063B85A</text:p>
          </table:table-cell>
          <table:table-cell table:style-name="ACE-0x157d768" office:value-type="string" office:string-value="Enclosure 2">
            <text:p>Enclosure 2</text:p>
          </table:table-cell>
          <table:table-cell table:style-name="ACE-0x157d9a8" office:value-type="string" office:string-value="Whip antenna, boom 2">
            <text:p>Whip antenna, boom 2</text:p>
          </table:table-cell>
          <table:table-cell table:style-name="ACE-0x157dac8"/>
          <table:table-cell table:number-columns-repeated="249" table:style-name="ACE-0x157d408"/>
        </table:table-row>
        <table:table-row table:style-name="AROW-5">
          <table:table-cell table:style-name="ACE-0x157d648" office:value-type="string" office:string-value="Met1 radio">
            <text:p>Met1 radio</text:p>
          </table:table-cell>
          <table:table-cell table:style-name="ACE-0x157d648" office:value-type="string" office:string-value="Digi XbeePRO PKG">
            <text:p>Digi XbeePRO PKG</text:p>
          </table:table-cell>
          <table:table-cell table:style-name="ACE-0x157d648"/>
          <table:table-cell table:style-name="ACE-0x157d648" office:value-type="string" office:string-value="0013A2004063B8D6">
            <text:p>0013A2004063B8D6</text:p>
          </table:table-cell>
          <table:table-cell table:style-name="ACE-0x157d648" office:value-type="string" office:string-value="Enclosure 1">
            <text:p>Enclosure 1</text:p>
          </table:table-cell>
          <table:table-cell table:style-name="ACE-0x157d528" office:value-type="string" office:string-value="Whip antenna, top of enc 1">
            <text:p>Whip antenna, top of enc 1</text:p>
          </table:table-cell>
          <table:table-cell table:style-name="ACE-0x157dbe8"/>
          <table:table-cell table:number-columns-repeated="249" table:style-name="ACE-0x157d408"/>
        </table:table-row>
        <table:table-row table:style-name="AROW-0">
          <table:table-cell table:number-columns-repeated="64" table:style-name="ACE-0x157d408"/>
          <table:table-cell table:number-columns-repeated="192" table:style-name="ACE-0x157d408"/>
        </table:table-row>
        <table:table-row table:style-name="AROW-0" table:number-rows-repeated="223">
          <table:table-cell table:number-columns-repeated="64" table:style-name="ACE-0x157d408"/>
          <table:table-cell table:number-columns-repeated="192" table:style-name="ACE-0x157d408"/>
        </table:table-row>
        <table:table-row table:style-name="AROW-0">
          <table:table-cell table:number-columns-repeated="64" table:style-name="ACE-0x157d408"/>
          <table:table-cell table:number-columns-repeated="192" table:style-name="ACE-0x157d408"/>
        </table:table-row>
        <table:table-row table:style-name="AROW-0" table:number-rows-repeated="65279">
          <table:table-cell table:number-columns-repeated="64" table:style-name="ACE-0x157d408"/>
          <table:table-cell table:number-columns-repeated="192" table:style-name="ACE-0x157d408"/>
        </table:table-row>
        <table:named-expressions>
          <table:named-expression table:name="Print_Area" table:expression="of:=#REF!" table:base-cell-address="$'Met tower'.$A$1"/>
          <table:named-expression table:name="Sheet_Title" table:expression="of:=&quot;Met tower&quot;" table:base-cell-address="$'Met tower'.$A$1"/>
        </table:named-expressions>
      </table:table>
      <table:table table:name="Forest Tower" table:style-name="ta-0x13cc5f0" table:print="true">
        <office:forms form:automatic-focus="false" form:apply-design-mode="false">
          <form:form/>
        </office:forms>
        <table:table-column table:default-cell-style-name="ACE-0x157dd08" table:style-name="ACOL-24"/>
        <table:table-column table:default-cell-style-name="ACE-0x157dd08" table:style-name="ACOL-25"/>
        <table:table-column table:default-cell-style-name="ACE-0x157dd08" table:style-name="ACOL-26"/>
        <table:table-column table:default-cell-style-name="ACE-0x157dd08" table:style-name="ACOL-27"/>
        <table:table-column table:default-cell-style-name="ACE-0x157dd08" table:style-name="ACOL-28"/>
        <table:table-column table:default-cell-style-name="ACE-0x157dd08" table:style-name="ACOL-29"/>
        <table:table-column table:default-cell-style-name="ACE-0x157dd08" table:style-name="ACOL-30"/>
        <table:table-column table:default-cell-style-name="ACE-0x157dd08" table:style-name="ACOL-31"/>
        <table:table-column table:default-cell-style-name="ACE-0x157dd08" table:style-name="ACOL-32"/>
        <table:table-column table:default-cell-style-name="ACE-0x157dd08" table:style-name="ACOL-33"/>
        <table:table-column table:default-cell-style-name="ACE-0x157dd08" table:style-name="ACOL-34"/>
        <table:table-column table:default-cell-style-name="ACE-0x157dd08" table:style-name="ACOL-35"/>
        <table:table-column table:default-cell-style-name="ACE-0x157dd08" table:style-name="ACOL-36"/>
        <table:table-column table:default-cell-style-name="ACE-0x157dd08" table:style-name="ACOL-37"/>
        <table:table-column table:default-cell-style-name="ACE-0x157dd08" table:style-name="ACOL-0"/>
        <table:table-column table:default-cell-style-name="ACE-0x157dd08" table:style-name="ACOL-35"/>
        <table:table-column table:default-cell-style-name="ACE-0x157dd08" table:style-name="ACOL-0" table:number-columns-repeated="240"/>
        <table:table-row table:style-name="AROW-0">
          <table:table-cell table:number-columns-repeated="256" table:style-name="ACE-0x157dd08"/>
        </table:table-row>
        <table:table-row table:style-name="AROW-5">
          <table:table-cell table:style-name="ACE-0x157de28" office:value-type="string" office:string-value="The forest tower is 40.5 m east and downhill of the Met tower">
            <text:p>The forest tower is 40.5 m east and downhill of the Met tower</text:p>
          </table:table-cell>
          <table:table-cell table:number-columns-repeated="255" table:style-name="ACE-0x157dd08"/>
        </table:table-row>
        <table:table-row table:style-name="AROW-3">
          <table:table-cell table:style-name="ACE-0x157de28" office:value-type="string" office:string-value="The tower is a fencepost roughly 8 feet tall, driven 2 feet into the ground. It has one crossbar mounted at the top with a wind sensor at the end.">
            <text:p>The tower is a fencepost roughly 8 feet tall, driven 2 feet into the ground. It has one crossbar mounted at the top with a wind sensor at the end.</text:p>
          </table:table-cell>
          <table:table-cell table:number-columns-repeated="255" table:style-name="ACE-0x157dd08"/>
        </table:table-row>
        <table:table-row table:style-name="AROW-3">
          <table:table-cell table:style-name="ACE-0x157de28" office:value-type="string" office:string-value="There are two IR radiometers mounted just below the crossbar and another on a post 5 meters east.">
            <text:p>There are two IR radiometers mounted just below the crossbar and another on a post 5 meters east.</text:p>
          </table:table-cell>
          <table:table-cell table:number-columns-repeated="255" table:style-name="ACE-0x157dd08"/>
        </table:table-row>
        <table:table-row table:style-name="AROW-3">
          <table:table-cell table:style-name="ACE-0x157de28" office:value-type="string" office:string-value="There is a datalogger at 4 feet in an enclosure with the Forest1 datalogger inside. This datalogger is wired to MUX1, MUX2, and MUX3">
            <text:p>There is a datalogger at 4 feet in an enclosure with the Forest1 datalogger inside. This datalogger is wired to MUX1, MUX2, and MUX3</text:p>
          </table:table-cell>
          <table:table-cell table:number-columns-repeated="255" table:style-name="ACE-0x157dd08"/>
        </table:table-row>
        <table:table-row table:style-name="AROW-0">
          <table:table-cell table:number-columns-repeated="256" table:style-name="ACE-0x157dd08"/>
        </table:table-row>
        <table:table-row table:style-name="AROW-0">
          <table:table-cell table:style-name="ACE-0x157de28" office:value-type="string" office:string-value="Boom 1 (4ft length) is just above boom (~3.6m) and faces E/W">
            <text:p>Boom 1 (4ft length) is just above boom (~3.6m) and faces E/W</text:p>
          </table:table-cell>
          <table:table-cell table:style-name="ACE-0x157de28"/>
          <table:table-cell table:number-columns-repeated="254" table:style-name="ACE-0x157dd08"/>
        </table:table-row>
        <table:table-row table:style-name="AROW-0">
          <table:table-cell table:style-name="ACE-0x157de28" office:value-type="string" office:string-value="Enclosure 1 is mounted at 1.5 m">
            <text:p>Enclosure 1 is mounted at 1.5 m</text:p>
          </table:table-cell>
          <table:table-cell table:style-name="ACE-0x157de28"/>
          <table:table-cell table:number-columns-repeated="254" table:style-name="ACE-0x157dd08"/>
        </table:table-row>
        <table:table-row table:style-name="AROW-0">
          <table:table-cell table:number-columns-repeated="256" table:style-name="ACE-0x157dd08"/>
        </table:table-row>
        <table:table-row table:style-name="AROW-5">
          <table:table-cell table:style-name="ACE-0x157de28" office:value-type="string" office:string-value="Sensor">
            <text:p>Sensor</text:p>
          </table:table-cell>
          <table:table-cell table:style-name="ACE-0x157de28" office:value-type="string" office:string-value="Model">
            <text:p>Model</text:p>
          </table:table-cell>
          <table:table-cell table:style-name="ACE-0x157de28" office:value-type="string" office:string-value="ser num">
            <text:p>ser num</text:p>
          </table:table-cell>
          <table:table-cell table:style-name="ACE-0x157de28" office:value-type="string" office:string-value="Mounting hardware">
            <text:p>Mounting hardware</text:p>
          </table:table-cell>
          <table:table-cell table:style-name="ACE-0x157de28" office:value-type="string" office:string-value="Mounting location">
            <text:p>Mounting location</text:p>
          </table:table-cell>
          <table:table-cell table:style-name="ACE-0x157de28" office:value-type="string" office:string-value="Mounting ht/dir">
            <text:p>Mounting ht/dir</text:p>
          </table:table-cell>
          <table:table-cell table:style-name="ACE-0x157de28" office:value-type="string" office:string-value="Wired to">
            <text:p>Wired to</text:p>
          </table:table-cell>
          <table:table-cell table:style-name="ACE-0x157de28" office:value-type="string" office:string-value="Lead length">
            <text:p>Lead length</text:p>
          </table:table-cell>
          <table:table-cell table:style-name="ACE-0x157de28" office:value-type="string" office:string-value="Calibration 1">
            <text:p>Calibration 1</text:p>
          </table:table-cell>
          <table:table-cell table:style-name="ACE-0x157de28" office:value-type="string" office:string-value="Calibration 2">
            <text:p>Calibration 2</text:p>
          </table:table-cell>
          <table:table-cell table:style-name="ACE-0x157de28" office:value-type="string" office:string-value="Calibration 3">
            <text:p>Calibration 3</text:p>
          </table:table-cell>
          <table:table-cell table:style-name="ACE-0x157de28" office:value-type="string" office:string-value="Calibration 4">
            <text:p>Calibration 4</text:p>
          </table:table-cell>
          <table:table-cell table:style-name="ACE-0x157de28" office:value-type="string" office:string-value="Current draw">
            <text:p>Current draw</text:p>
          </table:table-cell>
          <table:table-cell table:style-name="ACE-0x157de28" office:value-type="string" office:string-value="Notes">
            <text:p>Notes</text:p>
          </table:table-cell>
          <table:table-cell table:number-columns-repeated="242" table:style-name="ACE-0x157dd08"/>
        </table:table-row>
        <table:table-row table:style-name="AROW-3">
          <table:table-cell table:style-name="ACE-0x157df48" office:value-type="string" office:string-value="Temp/Humid">
            <text:p>Temp/Humid</text:p>
          </table:table-cell>
          <table:table-cell table:style-name="ACE-0x157df48" office:value-type="string" office:string-value="Vaisala HMP45A">
            <text:p>Vaisala HMP45A</text:p>
          </table:table-cell>
          <table:table-cell table:style-name="ACE-0x157e188" office:value-type="string" office:string-value="W0530009">
            <text:p>W0530009</text:p>
          </table:table-cell>
          <table:table-cell table:style-name="ACE-0x157df48" office:value-type="string" office:string-value="RM Young beehive/pole">
            <text:p>RM Young beehive/pole</text:p>
          </table:table-cell>
          <table:table-cell table:style-name="ACE-0x157df48" office:value-type="string" office:string-value="Forest tower, above enclosure">
            <text:p>Forest tower, above enclosure</text:p>
          </table:table-cell>
          <table:table-cell table:style-name="ACE-0x157df48" office:value-type="string" office:string-value="1.6m">
            <text:p>1.6m</text:p>
          </table:table-cell>
          <table:table-cell table:style-name="ACE-0x157df48" office:value-type="string" office:string-value="Forest1 CR23x">
            <text:p>Forest1 CR23x</text:p>
          </table:table-cell>
          <table:table-cell table:style-name="ACE-0x157e608"/>
          <table:table-cell table:style-name="ACE-0x157e728"/>
          <table:table-cell table:number-columns-repeated="4" table:style-name="ACE-0x157df48"/>
          <table:table-cell table:style-name="ACE-0x157e608"/>
          <table:table-cell table:number-columns-repeated="242" table:style-name="ACE-0x157dd08"/>
        </table:table-row>
        <table:table-row table:style-name="AROW-3">
          <table:table-cell table:style-name="ACE-0x157df48" office:value-type="string" office:string-value="Wind">
            <text:p>Wind</text:p>
          </table:table-cell>
          <table:table-cell table:style-name="ACE-0x157df48" office:value-type="string" office:string-value="Met One C034B">
            <text:p>Met One C034B</text:p>
          </table:table-cell>
          <table:table-cell table:style-name="ACE-0x157e188" office:value-type="string" office:string-value="C5805">
            <text:p>C5805</text:p>
          </table:table-cell>
          <table:table-cell table:style-name="ACE-0x157df48" office:value-type="string" office:string-value="nurail on boom">
            <text:p>nurail on boom</text:p>
          </table:table-cell>
          <table:table-cell table:style-name="ACE-0x157df48" office:value-type="string" office:string-value="Boom 1">
            <text:p>Boom 1</text:p>
          </table:table-cell>
          <table:table-cell table:style-name="ACE-0x157df48" office:value-type="string" office:string-value="1.8m">
            <text:p>1.8m</text:p>
          </table:table-cell>
          <table:table-cell table:style-name="ACE-0x157df48" office:value-type="string" office:string-value="Forest1 CR23x">
            <text:p>Forest1 CR23x</text:p>
          </table:table-cell>
          <table:table-cell table:style-name="ACE-0x157e608"/>
          <table:table-cell table:style-name="ACE-0x157e728"/>
          <table:table-cell table:number-columns-repeated="4" table:style-name="ACE-0x157df48"/>
          <table:table-cell table:style-name="ACE-0x157e608"/>
          <table:table-cell table:number-columns-repeated="242" table:style-name="ACE-0x157dd08"/>
        </table:table-row>
        <table:table-row table:style-name="AROW-5">
          <table:table-cell table:style-name="ACE-0x157df48" office:value-type="string" office:string-value="IR radiometer">
            <text:p>IR radiometer</text:p>
          </table:table-cell>
          <table:table-cell table:style-name="ACE-0x157df48" office:value-type="string" office:string-value="Apogee SI-111">
            <text:p>Apogee SI-111</text:p>
          </table:table-cell>
          <table:table-cell table:style-name="ACE-0x157e188" office:value-type="float" office:value="2361">
            <text:p>2361</text:p>
          </table:table-cell>
          <table:table-cell table:style-name="ACE-0x157df48" office:value-type="string" office:string-value="CM230">
            <text:p>CM230</text:p>
          </table:table-cell>
          <table:table-cell table:style-name="ACE-0x157df48" office:value-type="string" office:string-value="Post in treatment swath">
            <text:p>Post in treatment swath</text:p>
          </table:table-cell>
          <table:table-cell table:style-name="ACE-0x157df48" office:value-type="string" office:string-value="Treatment edge">
            <text:p>Treatment edge</text:p>
          </table:table-cell>
          <table:table-cell table:style-name="ACE-0x157df48" office:value-type="string" office:string-value="Forest1 CR23x">
            <text:p>Forest1 CR23x</text:p>
          </table:table-cell>
          <table:table-cell table:style-name="ACE-0x157e608"/>
          <table:table-cell table:style-name="ACE-0x157e848" office:value-type="string" office:string-value="C2 m: 0.86384, b: 0.28300">
            <text:p>C2 m: 0.86384, b: 0.28300</text:p>
          </table:table-cell>
          <table:table-cell table:style-name="ACE-0x157ea88" office:value-type="string" office:string-value="C1 m: 62.23732, b: -4.82953">
            <text:p>C1 m: 62.23732, b: -4.82953</text:p>
          </table:table-cell>
          <table:table-cell table:style-name="ACE-0x157ea88" office:value-type="string" office:string-value="C0 m: 14338.44338, b: -12.73683">
            <text:p>C0 m: 14338.44338, b: -12.73683</text:p>
          </table:table-cell>
          <table:table-cell table:number-columns-repeated="2" table:style-name="ACE-0x157df48"/>
          <table:table-cell table:style-name="ACE-0x157e608"/>
          <table:table-cell table:number-columns-repeated="242" table:style-name="ACE-0x157dd08"/>
        </table:table-row>
        <table:table-row table:style-name="AROW-3">
          <table:table-cell table:style-name="ACE-0x157df48" office:value-type="string" office:string-value="IR radiometer">
            <text:p>IR radiometer</text:p>
          </table:table-cell>
          <table:table-cell table:style-name="ACE-0x157df48" office:value-type="string" office:string-value="Apogee SI-111">
            <text:p>Apogee SI-111</text:p>
          </table:table-cell>
          <table:table-cell table:style-name="ACE-0x157e188" office:value-type="float" office:value="2362">
            <text:p>2362</text:p>
          </table:table-cell>
          <table:table-cell table:style-name="ACE-0x157df48" office:value-type="string" office:string-value="CM230">
            <text:p>CM230</text:p>
          </table:table-cell>
          <table:table-cell table:style-name="ACE-0x157df48" office:value-type="string" office:string-value="Forest tower, above enclosure">
            <text:p>Forest tower, above enclosure</text:p>
          </table:table-cell>
          <table:table-cell table:style-name="ACE-0x157df48" office:value-type="string" office:string-value="Canopy">
            <text:p>Canopy</text:p>
          </table:table-cell>
          <table:table-cell table:style-name="ACE-0x157df48" office:value-type="string" office:string-value="Forest1 CR23x">
            <text:p>Forest1 CR23x</text:p>
          </table:table-cell>
          <table:table-cell table:style-name="ACE-0x157e608"/>
          <table:table-cell table:style-name="ACE-0x157e848" office:value-type="string" office:string-value="C2 m: 0.77405, b: 0.24962">
            <text:p>C2 m: 0.77405, b: 0.24962</text:p>
          </table:table-cell>
          <table:table-cell table:style-name="ACE-0x157ea88" office:value-type="string" office:string-value="C1 m: 68.07768, b: -2.25549">
            <text:p>C1 m: 68.07768, b: -2.25549</text:p>
          </table:table-cell>
          <table:table-cell table:style-name="ACE-0x157ea88" office:value-type="string" office:string-value="C0 m: 14222.34222, b: -72.48612">
            <text:p>C0 m: 14222.34222, b: -72.48612</text:p>
          </table:table-cell>
          <table:table-cell table:number-columns-repeated="2" table:style-name="ACE-0x157df48"/>
          <table:table-cell table:style-name="ACE-0x157e608"/>
          <table:table-cell table:number-columns-repeated="242" table:style-name="ACE-0x157dd08"/>
        </table:table-row>
        <table:table-row table:style-name="AROW-3">
          <table:table-cell table:style-name="ACE-0x157e068" office:value-type="string" office:string-value="IR radiometer">
            <text:p>IR radiometer</text:p>
          </table:table-cell>
          <table:table-cell table:style-name="ACE-0x157e068" office:value-type="string" office:string-value="Apogee SI-111">
            <text:p>Apogee SI-111</text:p>
          </table:table-cell>
          <table:table-cell table:style-name="ACE-0x157e2a8" office:value-type="float" office:value="2364">
            <text:p>2364</text:p>
          </table:table-cell>
          <table:table-cell table:style-name="ACE-0x157e068" office:value-type="string" office:string-value="CM230">
            <text:p>CM230</text:p>
          </table:table-cell>
          <table:table-cell table:style-name="ACE-0x157e068" office:value-type="string" office:string-value="Forest tower, above enclosure">
            <text:p>Forest tower, above enclosure</text:p>
          </table:table-cell>
          <table:table-cell table:style-name="ACE-0x157e068" office:value-type="string" office:string-value="Control edge">
            <text:p>Control edge</text:p>
          </table:table-cell>
          <table:table-cell table:style-name="ACE-0x157e068" office:value-type="string" office:string-value="Forest1 CR23x">
            <text:p>Forest1 CR23x</text:p>
          </table:table-cell>
          <table:table-cell table:style-name="ACE-0x157e3c8"/>
          <table:table-cell table:style-name="ACE-0x157e968" office:value-type="string" office:string-value="C2 m: 0.60645, b: 0.35482">
            <text:p>C2 m: 0.60645, b: 0.35482</text:p>
          </table:table-cell>
          <table:table-cell table:style-name="ACE-0x157eba8" office:value-type="string" office:string-value="C1 m: 73.83054, b: -9.16495">
            <text:p>C1 m: 73.83054, b: -9.16495</text:p>
          </table:table-cell>
          <table:table-cell table:style-name="ACE-0x157eba8" office:value-type="string" office:string-value="C0 m: 13076.13076, b: -82.13272">
            <text:p>C0 m: 13076.13076, b: -82.13272</text:p>
          </table:table-cell>
          <table:table-cell table:number-columns-repeated="2" table:style-name="ACE-0x157e068"/>
          <table:table-cell table:style-name="ACE-0x157e3c8"/>
          <table:table-cell table:number-columns-repeated="242" table:style-name="ACE-0x157dd08"/>
        </table:table-row>
        <table:table-row table:style-name="AROW-0">
          <table:table-cell table:number-columns-repeated="256" table:style-name="ACE-0x157dd08"/>
        </table:table-row>
        <table:table-row table:style-name="AROW-0">
          <table:table-cell table:number-columns-repeated="256" table:style-name="ACE-0x157dd08"/>
        </table:table-row>
        <table:table-row table:style-name="AROW-0">
          <table:table-cell table:style-name="ACE-0x157de28" office:value-type="string" office:string-value="Datalogger">
            <text:p>Datalogger</text:p>
          </table:table-cell>
          <table:table-cell table:style-name="ACE-0x157de28" office:value-type="string" office:string-value="Model">
            <text:p>Model</text:p>
          </table:table-cell>
          <table:table-cell table:style-name="ACE-0x157de28" office:value-type="string" office:string-value="ser num">
            <text:p>ser num</text:p>
          </table:table-cell>
          <table:table-cell table:style-name="ACE-0x157de28" office:value-type="string" office:string-value="Mounting hardware">
            <text:p>Mounting hardware</text:p>
          </table:table-cell>
          <table:table-cell table:style-name="ACE-0x157de28" office:value-type="string" office:string-value="Notes">
            <text:p>Notes</text:p>
          </table:table-cell>
          <table:table-cell table:number-columns-repeated="251" table:style-name="ACE-0x157dd08"/>
        </table:table-row>
        <table:table-row table:style-name="AROW-0">
          <table:table-cell table:style-name="ACE-0x157e068" office:value-type="string" office:string-value="Forest1">
            <text:p>Forest1</text:p>
          </table:table-cell>
          <table:table-cell table:style-name="ACE-0x157e068" office:value-type="string" office:string-value="Campbell CR23x">
            <text:p>Campbell CR23x</text:p>
          </table:table-cell>
          <table:table-cell table:style-name="ACE-0x157e068" office:value-type="string" office:string-value="6343 (inventory #279627)">
            <text:p>6343 (inventory #279627)</text:p>
          </table:table-cell>
          <table:table-cell table:style-name="ACE-0x157e068" office:value-type="string" office:string-value="Campbell enclosure on 8 ft post">
            <text:p>Campbell enclosure on 8 ft post</text:p>
          </table:table-cell>
          <table:table-cell table:style-name="ACE-0x157e3c8" office:value-type="string" office:string-value="See Forest1 CR23x worksheet for wiring">
            <text:p>See Forest1 CR23x worksheet for wiring</text:p>
          </table:table-cell>
          <table:table-cell table:number-columns-repeated="251" table:style-name="ACE-0x157dd08"/>
        </table:table-row>
        <table:table-row table:style-name="AROW-0">
          <table:table-cell table:number-columns-repeated="256" table:style-name="ACE-0x157dd08"/>
        </table:table-row>
        <table:table-row table:style-name="AROW-0">
          <table:table-cell table:style-name="ACE-0x157de28" office:value-type="string" office:string-value="Peripheral">
            <text:p>Peripheral</text:p>
          </table:table-cell>
          <table:table-cell table:style-name="ACE-0x157de28" office:value-type="string" office:string-value="Model">
            <text:p>Model</text:p>
          </table:table-cell>
          <table:table-cell table:style-name="ACE-0x157de28" office:value-type="string" office:string-value="ser num">
            <text:p>ser num</text:p>
          </table:table-cell>
          <table:table-cell table:style-name="ACE-0x157de28" office:value-type="string" office:string-value="Mounting hardware">
            <text:p>Mounting hardware</text:p>
          </table:table-cell>
          <table:table-cell table:style-name="ACE-0x157de28" office:value-type="string" office:string-value="Notes">
            <text:p>Notes</text:p>
          </table:table-cell>
          <table:table-cell table:number-columns-repeated="251" table:style-name="ACE-0x157dd08"/>
        </table:table-row>
        <table:table-row table:style-name="AROW-0">
          <table:table-cell table:style-name="ACE-0x157e068" office:value-type="string" office:string-value="Relay">
            <text:p>Relay</text:p>
          </table:table-cell>
          <table:table-cell table:style-name="ACE-0x157e068" office:value-type="string" office:string-value="Crydom D1D07">
            <text:p>Crydom D1D07</text:p>
          </table:table-cell>
          <table:table-cell table:style-name="ACE-0x157e068"/>
          <table:table-cell table:style-name="ACE-0x157e068" office:value-type="string" office:string-value="Enclosure 1">
            <text:p>Enclosure 1</text:p>
          </table:table-cell>
          <table:table-cell table:style-name="ACE-0x157e3c8" office:value-type="string" office:string-value="Switches forest radio">
            <text:p>Switches forest radio</text:p>
          </table:table-cell>
          <table:table-cell table:number-columns-repeated="251" table:style-name="ACE-0x157dd08"/>
        </table:table-row>
        <table:table-row table:style-name="AROW-3">
          <table:table-cell table:style-name="ACE-0x157e068" office:value-type="string" office:string-value="Multiplexer 1">
            <text:p>Multiplexer 1</text:p>
          </table:table-cell>
          <table:table-cell table:style-name="ACE-0x157e068" office:value-type="string" office:string-value="Campbell AM16/32">
            <text:p>Campbell AM16/32</text:p>
          </table:table-cell>
          <table:table-cell table:style-name="ACE-0x157e068" office:value-type="float" office:value="2142">
            <text:p>2142</text:p>
          </table:table-cell>
          <table:table-cell table:style-name="ACE-0x157e068" office:value-type="string" office:string-value="MUX1 Enclosure">
            <text:p>MUX1 Enclosure</text:p>
          </table:table-cell>
          <table:table-cell table:style-name="ACE-0x157e3c8" office:value-type="string" office:string-value="See SM network sheet">
            <text:p>See SM network sheet</text:p>
          </table:table-cell>
          <table:table-cell table:number-columns-repeated="251" table:style-name="ACE-0x157dd08"/>
        </table:table-row>
        <table:table-row table:style-name="AROW-3">
          <table:table-cell table:style-name="ACE-0x157e068" office:value-type="string" office:string-value="Multiplexer 2">
            <text:p>Multiplexer 2</text:p>
          </table:table-cell>
          <table:table-cell table:style-name="ACE-0x157e068" office:value-type="string" office:string-value="Campbell AM16/32B">
            <text:p>Campbell AM16/32B</text:p>
          </table:table-cell>
          <table:table-cell table:style-name="ACE-0x157e068" office:value-type="float" office:value="6030">
            <text:p>6030</text:p>
          </table:table-cell>
          <table:table-cell table:style-name="ACE-0x157e068" office:value-type="string" office:string-value="MUX2 Enclosure">
            <text:p>MUX2 Enclosure</text:p>
          </table:table-cell>
          <table:table-cell table:style-name="ACE-0x157e3c8" office:value-type="string" office:string-value="See SM network sheet">
            <text:p>See SM network sheet</text:p>
          </table:table-cell>
          <table:table-cell table:number-columns-repeated="251" table:style-name="ACE-0x157dd08"/>
        </table:table-row>
        <table:table-row table:style-name="AROW-3">
          <table:table-cell table:style-name="ACE-0x157e068" office:value-type="string" office:string-value="Multiplexer 3">
            <text:p>Multiplexer 3</text:p>
          </table:table-cell>
          <table:table-cell table:style-name="ACE-0x157e068" office:value-type="string" office:string-value="Campbell AM16/32">
            <text:p>Campbell AM16/32</text:p>
          </table:table-cell>
          <table:table-cell table:style-name="ACE-0x157e068" office:value-type="float" office:value="9600">
            <text:p>9600</text:p>
          </table:table-cell>
          <table:table-cell table:style-name="ACE-0x157e068" office:value-type="string" office:string-value="MUX3 Enclosure">
            <text:p>MUX3 Enclosure</text:p>
          </table:table-cell>
          <table:table-cell table:style-name="ACE-0x157e3c8" office:value-type="string" office:string-value="See SM network sheet">
            <text:p>See SM network sheet</text:p>
          </table:table-cell>
          <table:table-cell table:number-columns-repeated="251" table:style-name="ACE-0x157dd08"/>
        </table:table-row>
        <table:table-row table:style-name="AROW-0">
          <table:table-cell table:number-columns-repeated="256" table:style-name="ACE-0x157dd08"/>
        </table:table-row>
        <table:table-row table:style-name="AROW-5">
          <table:table-cell table:style-name="ACE-0x157de28" office:value-type="string" office:string-value="Comm device">
            <text:p>Comm device</text:p>
          </table:table-cell>
          <table:table-cell table:style-name="ACE-0x157de28" office:value-type="string" office:string-value="Model">
            <text:p>Model</text:p>
          </table:table-cell>
          <table:table-cell table:style-name="ACE-0x157de28" office:value-type="string" office:string-value="ser num">
            <text:p>ser num</text:p>
          </table:table-cell>
          <table:table-cell table:style-name="ACE-0x157de28" office:value-type="string" office:string-value="MAC address">
            <text:p>MAC address</text:p>
          </table:table-cell>
          <table:table-cell table:style-name="ACE-0x157de28" office:value-type="string" office:string-value="Mounting hardware">
            <text:p>Mounting hardware</text:p>
          </table:table-cell>
          <table:table-cell table:style-name="ACE-0x157de28" office:value-type="string" office:string-value="Antenna">
            <text:p>Antenna</text:p>
          </table:table-cell>
          <table:table-cell table:style-name="ACE-0x157de28" office:value-type="string" office:string-value="Notes">
            <text:p>Notes</text:p>
          </table:table-cell>
          <table:table-cell table:number-columns-repeated="249" table:style-name="ACE-0x157dd08"/>
        </table:table-row>
        <table:table-row table:style-name="AROW-3">
          <table:table-cell table:style-name="ACE-0x157e068" office:value-type="string" office:string-value="Forest1 radio">
            <text:p>Forest1 radio</text:p>
          </table:table-cell>
          <table:table-cell table:style-name="ACE-0x157e068" office:value-type="string" office:string-value="Digi XbeePRO PKG">
            <text:p>Digi XbeePRO PKG</text:p>
          </table:table-cell>
          <table:table-cell table:style-name="ACE-0x157e068"/>
          <table:table-cell table:style-name="ACE-0x157e068" office:value-type="string" office:string-value="0013A200406AA06E">
            <text:p>0013A200406AA06E</text:p>
          </table:table-cell>
          <table:table-cell table:style-name="ACE-0x157e068" office:value-type="string" office:string-value="Enclosure">
            <text:p>Enclosure</text:p>
          </table:table-cell>
          <table:table-cell table:style-name="ACE-0x157e3c8" office:value-type="string" office:string-value="Whip on top of enc">
            <text:p>Whip on top of enc</text:p>
          </table:table-cell>
          <table:table-cell table:style-name="ACE-0x157e4e8"/>
          <table:table-cell table:number-columns-repeated="249" table:style-name="ACE-0x157dd08"/>
        </table:table-row>
        <table:table-row table:style-name="AROW-0">
          <table:table-cell table:number-columns-repeated="8" table:style-name="ACE-0x157dd08"/>
          <table:table-cell table:number-columns-repeated="56" table:style-name="ACE-0x157dd08"/>
          <table:table-cell table:number-columns-repeated="192" table:style-name="ACE-0x157dd08"/>
        </table:table-row>
        <table:table-row table:style-name="AROW-0" table:number-rows-repeated="3">
          <table:table-cell table:number-columns-repeated="8" table:style-name="ACE-0x157dd08"/>
          <table:table-cell table:number-columns-repeated="56" table:style-name="ACE-0x157dd08"/>
          <table:table-cell table:number-columns-repeated="192" table:style-name="ACE-0x157dd08"/>
        </table:table-row>
        <table:table-row table:style-name="AROW-0">
          <table:table-cell table:number-columns-repeated="8" table:style-name="ACE-0x157dd08"/>
          <table:table-cell table:number-columns-repeated="56" table:style-name="ACE-0x157dd08"/>
          <table:table-cell table:number-columns-repeated="192" table:style-name="ACE-0x157dd08"/>
        </table:table-row>
        <table:table-row table:style-name="AROW-0" table:number-rows-repeated="223">
          <table:table-cell table:number-columns-repeated="8" table:style-name="ACE-0x157dd08"/>
          <table:table-cell table:number-columns-repeated="56" table:style-name="ACE-0x157dd08"/>
          <table:table-cell table:number-columns-repeated="192" table:style-name="ACE-0x157dd08"/>
        </table:table-row>
        <table:table-row table:style-name="AROW-0">
          <table:table-cell table:number-columns-repeated="64" table:style-name="ACE-0x157dd08"/>
          <table:table-cell table:number-columns-repeated="192" table:style-name="ACE-0x157dd08"/>
        </table:table-row>
        <table:table-row table:style-name="AROW-0" table:number-rows-repeated="65279">
          <table:table-cell table:number-columns-repeated="64" table:style-name="ACE-0x157dd08"/>
          <table:table-cell table:number-columns-repeated="192" table:style-name="ACE-0x157dd08"/>
        </table:table-row>
        <table:named-expressions>
          <table:named-expression table:name="Print_Area" table:expression="of:=#REF!" table:base-cell-address="$'Forest Tower'.$A$1"/>
          <table:named-expression table:name="Sheet_Title" table:expression="of:=&quot;Forest Tower&quot;" table:base-cell-address="$'Forest Tower'.$A$1"/>
        </table:named-expressions>
      </table:table>
      <table:table table:name="Forest SM network" table:style-name="ta-0x13cc7e0" table:print="true" table:print-ranges="$'Forest SM network'.A45:.I88">
        <office:forms form:automatic-focus="false" form:apply-design-mode="false">
          <form:form/>
        </office:forms>
        <table:table-column table:default-cell-style-name="ACE-0x157ede8" table:style-name="ACOL-38"/>
        <table:table-column table:default-cell-style-name="ACE-0x157ede8" table:style-name="ACOL-25"/>
        <table:table-column table:default-cell-style-name="ACE-0x157ede8" table:style-name="ACOL-39"/>
        <table:table-column table:default-cell-style-name="ACE-0x157ede8" table:style-name="ACOL-40"/>
        <table:table-column table:default-cell-style-name="ACE-0x157ede8" table:style-name="ACOL-41"/>
        <table:table-column table:default-cell-style-name="ACE-0x157ede8" table:style-name="ACOL-42"/>
        <table:table-column table:default-cell-style-name="ACE-0x157ede8" table:style-name="ACOL-43"/>
        <table:table-column table:default-cell-style-name="ACE-0x157ede8" table:style-name="ACOL-44"/>
        <table:table-column table:default-cell-style-name="ACE-0x157ede8" table:style-name="ACOL-45"/>
        <table:table-column table:default-cell-style-name="ACE-0x157ede8" table:style-name="ACOL-46"/>
        <table:table-column table:default-cell-style-name="ACE-0x157ede8" table:style-name="ACOL-47"/>
        <table:table-column table:default-cell-style-name="ACE-0x157ede8" table:style-name="ACOL-0"/>
        <table:table-column table:default-cell-style-name="ACE-0x157ede8" table:style-name="ACOL-45"/>
        <table:table-column table:default-cell-style-name="ACE-0x157ede8" table:style-name="ACOL-48"/>
        <table:table-column table:default-cell-style-name="ACE-0x157ede8" table:style-name="ACOL-0" table:number-columns-repeated="242"/>
        <table:table-row table:style-name="AROW-3">
          <table:table-cell table:style-name="ACE-0x157ecc8" office:value-type="string" office:string-value="The forest soil network consists of three multiplexers connected to 10 soil moisture and temperature profiles">
            <text:p>The forest soil network consists of three multiplexers connected to 10 soil moisture and temperature profiles</text:p>
          </table:table-cell>
          <table:table-cell table:number-columns-repeated="255" table:style-name="ACE-0x157ede8"/>
        </table:table-row>
        <table:table-row table:style-name="AROW-3">
          <table:table-cell table:style-name="ACE-0x157ecc8" office:value-type="string" office:string-value="These multiplexers are controlled by the Forest1 datalogger and all soil sensors are read once per minute">
            <text:p>These multiplexers are controlled by the Forest1 datalogger and all soil sensors are read once per minute</text:p>
          </table:table-cell>
          <table:table-cell table:number-columns-repeated="255" table:style-name="ACE-0x157ede8"/>
        </table:table-row>
        <table:table-row table:style-name="AROW-3">
          <table:table-cell table:style-name="ACE-0x157ecc8" office:value-type="string" office:string-value="MUX 1,2, and 3 are mounted in enclosures on shorter (5 feet?) fenceposts. These multiplexers connect to the soil profile sensors">
            <text:p>MUX 1,2, and 3 are mounted in enclosures on shorter (5 feet?) fenceposts. These multiplexers connect to the soil profile sensors</text:p>
          </table:table-cell>
          <table:table-cell table:number-columns-repeated="255" table:style-name="ACE-0x157ede8"/>
        </table:table-row>
        <table:table-row table:style-name="AROW-3">
          <table:table-cell table:style-name="ACE-0x157ecc8" office:value-type="string" office:string-value="Each multiplexer has two cables connecting it to the datalogger, a control cable (CTL) that provides power and switching signals to the multiplexer, and a communication cable (COM) that carries sensor signals and excitations">
            <text:p>Each multiplexer has two cables connecting it to the datalogger, a control cable (CTL) that provides power and switching signals to the multiplexer, and a communication cable (COM) that carries sensor signals and excitations</text:p>
          </table:table-cell>
          <table:table-cell table:number-columns-repeated="255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ecc8" office:value-type="string" office:string-value="Multiplexer">
            <text:p>Multiplexer</text:p>
          </table:table-cell>
          <table:table-cell table:style-name="ACE-0x157ecc8" office:value-type="string" office:string-value="Model">
            <text:p>Model</text:p>
          </table:table-cell>
          <table:table-cell table:style-name="ACE-0x157ecc8" office:value-type="string" office:string-value="ser num">
            <text:p>ser num</text:p>
          </table:table-cell>
          <table:table-cell table:style-name="ACE-0x157ecc8" office:value-type="string" office:string-value="MUX Terminal">
            <text:p>MUX Terminal</text:p>
          </table:table-cell>
          <table:table-cell table:style-name="ACE-0x157ecc8" office:value-type="string" office:string-value="DL">
            <text:p>DL</text:p>
          </table:table-cell>
          <table:table-cell table:style-name="ACE-0x157ecc8" office:value-type="string" office:string-value="DL Terminal">
            <text:p>DL Terminal</text:p>
          </table:table-cell>
          <table:table-cell table:style-name="ACE-0x157ecc8" office:value-type="string" office:string-value="Line">
            <text:p>Line</text:p>
          </table:table-cell>
          <table:table-cell table:style-name="ACE-0x157ecc8" office:value-type="string" office:string-value="Notes">
            <text:p>Notes</text:p>
          </table:table-cell>
          <table:table-cell table:style-name="ACE-0x157ede8"/>
          <table:table-cell table:style-name="ACE-0x157ecc8" office:value-type="string" office:string-value="Decagon wiring">
            <text:p>Decagon wiring</text:p>
          </table:table-cell>
          <table:table-cell table:number-columns-repeated="246" table:style-name="ACE-0x157ede8"/>
        </table:table-row>
        <table:table-row table:style-name="AROW-3">
          <table:table-cell table:style-name="ACE-0x157ef08" office:value-type="string" office:string-value="Mux1">
            <text:p>Mux1</text:p>
          </table:table-cell>
          <table:table-cell table:style-name="ACE-0x157ef08" office:value-type="string" office:string-value="Campbell AM16/32">
            <text:p>Campbell AM16/32</text:p>
          </table:table-cell>
          <table:table-cell table:style-name="ACE-0x157ef08" office:value-type="float" office:value="2142">
            <text:p>2142</text:p>
          </table:table-cell>
          <table:table-cell table:style-name="ACE-0x157fa48" office:value-type="string" office:string-value="RES">
            <text:p>RES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C1">
            <text:p>C1</text:p>
          </table:table-cell>
          <table:table-cell table:style-name="ACE-0x157ef08" office:value-type="string" office:string-value="CTL (Black)">
            <text:p>CTL (Black)</text:p>
          </table:table-cell>
          <table:table-cell table:style-name="ACE-0x157ef08" office:value-type="string" office:string-value="Blue foil">
            <text:p>Blue foil</text:p>
          </table:table-cell>
          <table:table-cell table:style-name="ACE-0x157ede8"/>
          <table:table-cell table:style-name="ACE-0x157f028" office:value-type="string" office:string-value="Wire">
            <text:p>Wire</text:p>
          </table:table-cell>
          <table:table-cell table:style-name="ACE-0x157f388" office:value-type="string" office:string-value="Mux terminal">
            <text:p>Mux terminal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LK">
            <text:p>CLK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C2">
            <text:p>C2</text:p>
          </table:table-cell>
          <table:table-cell table:style-name="ACE-0x157ef08" office:value-type="string" office:string-value="CTL (Green)">
            <text:p>CTL (Green)</text:p>
          </table:table-cell>
          <table:table-cell table:style-name="ACE-0x157ef08" office:value-type="string" office:string-value="&quot;">
            <text:p>"</text:p>
          </table:table-cell>
          <table:table-cell table:style-name="ACE-0x157ede8"/>
          <table:table-cell table:style-name="ACE-0x157ef08" office:value-type="string" office:string-value="White (excitation)">
            <text:p>White (excitation)</text:p>
          </table:table-cell>
          <table:table-cell table:style-name="ACE-0x157ef08" office:value-type="string" office:string-value="ODD H">
            <text:p>ODD H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GND">
            <text:p>GND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G (Power gnd 3)">
            <text:p>G (Power gnd 3)</text:p>
          </table:table-cell>
          <table:table-cell table:style-name="ACE-0x157ef08" office:value-type="string" office:string-value="CTL (Black)">
            <text:p>CTL (Black)</text:p>
          </table:table-cell>
          <table:table-cell table:style-name="ACE-0x157ef08" office:value-type="string" office:string-value="Red foil, Jumped to term strip">
            <text:p>Red foil, Jumped to term strip</text:p>
          </table:table-cell>
          <table:table-cell table:style-name="ACE-0x157ede8"/>
          <table:table-cell table:style-name="ACE-0x157ef08" office:value-type="string" office:string-value="Red (signal)">
            <text:p>Red (signal)</text:p>
          </table:table-cell>
          <table:table-cell table:style-name="ACE-0x157ef08" office:value-type="string" office:string-value="ODD L">
            <text:p>ODD L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12V">
            <text:p>12V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12V (1)">
            <text:p>12V (1)</text:p>
          </table:table-cell>
          <table:table-cell table:style-name="ACE-0x157ef08" office:value-type="string" office:string-value="CTL (Red)">
            <text:p>CTL (Red)</text:p>
          </table:table-cell>
          <table:table-cell table:style-name="ACE-0x157ef08" office:value-type="string" office:string-value="Red foil, Jumped to term strip">
            <text:p>Red foil, Jumped to term strip</text:p>
          </table:table-cell>
          <table:table-cell table:style-name="ACE-0x157ede8"/>
          <table:table-cell table:style-name="ACE-0x157ef08" office:value-type="string" office:string-value="Bare (Gnd)">
            <text:p>Bare (Gnd)</text:p>
          </table:table-cell>
          <table:table-cell table:style-name="ACE-0x157ef08" office:value-type="string" office:string-value="COM GND">
            <text:p>COM GND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/>
          <table:table-cell table:number-columns-repeated="4" table:style-name="ACE-0x157ef08"/>
          <table:table-cell table:style-name="ACE-0x157ede8"/>
          <table:table-cell table:number-columns-repeated="2" table:style-name="ACE-0x157ef08"/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ODD H">
            <text:p>COM ODD H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SW12V">
            <text:p>SW12V</text:p>
          </table:table-cell>
          <table:table-cell table:style-name="ACE-0x157ef08" office:value-type="string" office:string-value="COM (Red)">
            <text:p>COM (Red)</text:p>
          </table:table-cell>
          <table:table-cell table:style-name="ACE-0x157ef08" office:value-type="string" office:string-value="Red foil, 200ohm resistor in line">
            <text:p>Red foil, 200ohm resistor in line</text:p>
          </table:table-cell>
          <table:table-cell table:style-name="ACE-0x157ede8"/>
          <table:table-cell table:number-columns-repeated="2" table:style-name="ACE-0x157ef08"/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ODD L">
            <text:p>COM ODD L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C5">
            <text:p>C5</text:p>
          </table:table-cell>
          <table:table-cell table:style-name="ACE-0x157ef08" office:value-type="string" office:string-value="COM (Black)">
            <text:p>COM (Black)</text:p>
          </table:table-cell>
          <table:table-cell table:style-name="ACE-0x157ef08" office:value-type="string" office:string-value="Red foil">
            <text:p>Red foil</text:p>
          </table:table-cell>
          <table:table-cell table:number-columns-repeated="248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GND">
            <text:p>COM GND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signal gnd">
            <text:p>signal gnd</text:p>
          </table:table-cell>
          <table:table-cell table:style-name="ACE-0x157ef08" office:value-type="string" office:string-value="COM (Green)">
            <text:p>COM (Green)</text:p>
          </table:table-cell>
          <table:table-cell table:style-name="ACE-0x157ef08" office:value-type="string" office:string-value="Blue foil">
            <text:p>Blue foil</text:p>
          </table:table-cell>
          <table:table-cell table:number-columns-repeated="248" table:style-name="ACE-0x157ede8"/>
        </table:table-row>
        <table:table-row table:style-name="AROW-3">
          <table:table-cell table:number-columns-repeated="3" table:style-name="ACE-0x157ede8"/>
          <table:table-cell table:style-name="ACE-0x157fb68" office:value-type="string" office:string-value="COM EVEN H">
            <text:p>COM EVEN H</text:p>
          </table:table-cell>
          <table:table-cell table:style-name="ACE-0x157fec8" office:value-type="string" office:string-value="Forest1 CR23x">
            <text:p>Forest1 CR23x</text:p>
          </table:table-cell>
          <table:table-cell table:style-name="ACE-0x157fec8" office:value-type="string" office:string-value="SE 1">
            <text:p>SE 1</text:p>
          </table:table-cell>
          <table:table-cell table:style-name="ACE-0x157ef08" office:value-type="string" office:string-value="COM (Black)">
            <text:p>COM (Black)</text:p>
          </table:table-cell>
          <table:table-cell table:style-name="ACE-0x157fec8" office:value-type="string" office:string-value="Green foil">
            <text:p>Green foil</text:p>
          </table:table-cell>
          <table:table-cell table:style-name="ACE-0x157ede8"/>
          <table:table-cell table:style-name="ACE-0x157ecc8" office:value-type="string" office:string-value="Campbell 107 wiring">
            <text:p>Campbell 107 wiring</text:p>
          </table:table-cell>
          <table:table-cell table:style-name="ACE-0x157ecc8"/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c88" office:value-type="string" office:string-value="COM EVEN L">
            <text:p>COM EVEN L</text:p>
          </table:table-cell>
          <table:table-cell table:style-name="ACE-0x157f928" office:value-type="string" office:string-value="Forest1 CR23x">
            <text:p>Forest1 CR23x</text:p>
          </table:table-cell>
          <table:table-cell table:style-name="ACE-0x157f928" office:value-type="string" office:string-value="SE 2">
            <text:p>SE 2</text:p>
          </table:table-cell>
          <table:table-cell table:style-name="ACE-0x157ef08" office:value-type="string" office:string-value="COM (White)">
            <text:p>COM (White)</text:p>
          </table:table-cell>
          <table:table-cell table:style-name="ACE-0x157ef08" office:value-type="string" office:string-value="       &quot;">
            <text:p><text:s text:c="7"/>"</text:p>
          </table:table-cell>
          <table:table-cell table:style-name="ACE-0x157ede8"/>
          <table:table-cell table:style-name="ACE-0x157f028" office:value-type="string" office:string-value="Wire">
            <text:p>Wire</text:p>
          </table:table-cell>
          <table:table-cell table:style-name="ACE-0x157f028" office:value-type="string" office:string-value="Mux terminal">
            <text:p>Mux terminal</text:p>
          </table:table-cell>
          <table:table-cell table:number-columns-repeated="245" table:style-name="ACE-0x157ede8"/>
        </table:table-row>
        <table:table-row table:style-name="AROW-3">
          <table:table-cell table:style-name="ACE-0x157ecc8"/>
          <table:table-cell table:number-columns-repeated="4" table:style-name="ACE-0x157ede8"/>
          <table:table-cell table:style-name="ACE-0x157fda8"/>
          <table:table-cell table:number-columns-repeated="3" table:style-name="ACE-0x157ede8"/>
          <table:table-cell table:style-name="ACE-0x157ef08" office:value-type="string" office:string-value="Black(excitation)">
            <text:p>Black(excitation)</text:p>
          </table:table-cell>
          <table:table-cell table:style-name="ACE-0x157ef08" office:value-type="string" office:string-value="Odd H">
            <text:p>Odd H</text:p>
          </table:table-cell>
          <table:table-cell table:number-columns-repeated="245" table:style-name="ACE-0x157ede8"/>
        </table:table-row>
        <table:table-row table:style-name="AROW-3">
          <table:table-cell table:style-name="ACE-0x157ef08" office:value-type="string" office:string-value="Mux2">
            <text:p>Mux2</text:p>
          </table:table-cell>
          <table:table-cell table:style-name="ACE-0x157ef08" office:value-type="string" office:string-value="Campbell AM16/32B">
            <text:p>Campbell AM16/32B</text:p>
          </table:table-cell>
          <table:table-cell table:style-name="ACE-0x157ef08" office:value-type="float" office:value="6030">
            <text:p>6030</text:p>
          </table:table-cell>
          <table:table-cell table:style-name="ACE-0x157fa48" office:value-type="string" office:string-value="RES">
            <text:p>RES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C1">
            <text:p>C1</text:p>
          </table:table-cell>
          <table:table-cell table:style-name="ACE-0x157ef08" office:value-type="string" office:string-value="CTL (Black)">
            <text:p>CTL (Black)</text:p>
          </table:table-cell>
          <table:table-cell table:style-name="ACE-0x157ef08" office:value-type="string" office:string-value="Blue foil">
            <text:p>Blue foil</text:p>
          </table:table-cell>
          <table:table-cell table:style-name="ACE-0x157ede8"/>
          <table:table-cell table:style-name="ACE-0x157ef08" office:value-type="string" office:string-value="Red (T signal)">
            <text:p>Red (T signal)</text:p>
          </table:table-cell>
          <table:table-cell table:style-name="ACE-0x157ef08" office:value-type="string" office:string-value="Even H&amp;L">
            <text:p>Even H&amp;L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LK">
            <text:p>CLK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C3">
            <text:p>C3</text:p>
          </table:table-cell>
          <table:table-cell table:style-name="ACE-0x157ef08" office:value-type="string" office:string-value="CTL (Green)">
            <text:p>CTL (Green)</text:p>
          </table:table-cell>
          <table:table-cell table:style-name="ACE-0x157ef08" office:value-type="string" office:string-value="&quot;">
            <text:p>"</text:p>
          </table:table-cell>
          <table:table-cell table:style-name="ACE-0x157ede8"/>
          <table:table-cell table:style-name="ACE-0x157fec8" office:value-type="string" office:string-value="Purple(signal gnd)">
            <text:p>Purple(signal gnd)</text:p>
          </table:table-cell>
          <table:table-cell table:style-name="ACE-0x157fec8" office:value-type="string" office:string-value="COM GND">
            <text:p>COM GND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GND">
            <text:p>GND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G (Power gnd 3)">
            <text:p>G (Power gnd 3)</text:p>
          </table:table-cell>
          <table:table-cell table:style-name="ACE-0x157ef08" office:value-type="string" office:string-value="CTL (Black)">
            <text:p>CTL (Black)</text:p>
          </table:table-cell>
          <table:table-cell table:style-name="ACE-0x157ef08" office:value-type="string" office:string-value="Red foil, Jumped to term strip">
            <text:p>Red foil, Jumped to term strip</text:p>
          </table:table-cell>
          <table:table-cell table:style-name="ACE-0x157ede8"/>
          <table:table-cell table:style-name="ACE-0x157f928" office:value-type="string" office:string-value="Clear(shield)">
            <text:p>Clear(shield)</text:p>
          </table:table-cell>
          <table:table-cell table:style-name="ACE-0x157ef08" office:value-type="string" office:string-value="COM GND">
            <text:p>COM GND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12V">
            <text:p>12V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12V (1)">
            <text:p>12V (1)</text:p>
          </table:table-cell>
          <table:table-cell table:style-name="ACE-0x157ef08" office:value-type="string" office:string-value="CTL (Red)">
            <text:p>CTL (Red)</text:p>
          </table:table-cell>
          <table:table-cell table:style-name="ACE-0x157ef08" office:value-type="string" office:string-value="Red foil, Jumped to term strip">
            <text:p>Red foil, Jumped to term strip</text:p>
          </table:table-cell>
          <table:table-cell table:number-columns-repeated="248" table:style-name="ACE-0x157ede8"/>
        </table:table-row>
        <table:table-row table:style-name="AROW-3">
          <table:table-cell table:number-columns-repeated="3" table:style-name="ACE-0x157ede8"/>
          <table:table-cell table:style-name="ACE-0x157fa48"/>
          <table:table-cell table:number-columns-repeated="4" table:style-name="ACE-0x157ef08"/>
          <table:table-cell table:number-columns-repeated="248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ODD H">
            <text:p>COM ODD H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SW12V">
            <text:p>SW12V</text:p>
          </table:table-cell>
          <table:table-cell table:style-name="ACE-0x157ef08" office:value-type="string" office:string-value="COM (Red)">
            <text:p>COM (Red)</text:p>
          </table:table-cell>
          <table:table-cell table:style-name="ACE-0x157ef08" office:value-type="string" office:string-value="Red foil, 200ohm resistor in line">
            <text:p>Red foil, 200ohm resistor in line</text:p>
          </table:table-cell>
          <table:table-cell table:style-name="ACE-0x157ede8"/>
          <table:table-cell table:style-name="ACE-0x157ecc8" office:value-type="string" office:string-value="Campbell 616/15 wiring">
            <text:p>Campbell 616/15 wiring</text:p>
          </table:table-cell>
          <table:table-cell table:style-name="ACE-0x157ecc8"/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ODD L">
            <text:p>COM ODD L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C6">
            <text:p>C6</text:p>
          </table:table-cell>
          <table:table-cell table:style-name="ACE-0x157ef08" office:value-type="string" office:string-value="COM (Black)">
            <text:p>COM (Black)</text:p>
          </table:table-cell>
          <table:table-cell table:style-name="ACE-0x157ef08" office:value-type="string" office:string-value="Red foil">
            <text:p>Red foil</text:p>
          </table:table-cell>
          <table:table-cell table:style-name="ACE-0x157ede8"/>
          <table:table-cell table:style-name="ACE-0x157f028" office:value-type="string" office:string-value="Wire">
            <text:p>Wire</text:p>
          </table:table-cell>
          <table:table-cell table:style-name="ACE-0x157f028" office:value-type="string" office:string-value="Mux terminal">
            <text:p>Mux terminal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GND">
            <text:p>COM GND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signal gnd">
            <text:p>signal gnd</text:p>
          </table:table-cell>
          <table:table-cell table:style-name="ACE-0x157ef08" office:value-type="string" office:string-value="COM (Green)">
            <text:p>COM (Green)</text:p>
          </table:table-cell>
          <table:table-cell table:style-name="ACE-0x157ef08" office:value-type="string" office:string-value="Blue foil">
            <text:p>Blue foil</text:p>
          </table:table-cell>
          <table:table-cell table:style-name="ACE-0x157ede8"/>
          <table:table-cell table:style-name="ACE-0x157ef08" office:value-type="string" office:string-value="Orange (enable)">
            <text:p>Orange (enable)</text:p>
          </table:table-cell>
          <table:table-cell table:style-name="ACE-0x157ef08" office:value-type="string" office:string-value="ODD H">
            <text:p>ODD H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EVEN H">
            <text:p>COM EVEN H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SE 3">
            <text:p>SE 3</text:p>
          </table:table-cell>
          <table:table-cell table:style-name="ACE-0x157ef08" office:value-type="string" office:string-value="COM (Black)">
            <text:p>COM (Black)</text:p>
          </table:table-cell>
          <table:table-cell table:style-name="ACE-0x157fec8" office:value-type="string" office:string-value="Green foil">
            <text:p>Green foil</text:p>
          </table:table-cell>
          <table:table-cell table:style-name="ACE-0x157ede8"/>
          <table:table-cell table:style-name="ACE-0x157ef08" office:value-type="string" office:string-value="Red (12vdc)">
            <text:p>Red (12vdc)</text:p>
          </table:table-cell>
          <table:table-cell table:style-name="ACE-0x157ef08" office:value-type="string" office:string-value="Term 12v">
            <text:p>Term 12v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EVEN L">
            <text:p>COM EVEN L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ef08" office:value-type="string" office:string-value="SE 4">
            <text:p>SE 4</text:p>
          </table:table-cell>
          <table:table-cell table:style-name="ACE-0x157ef08" office:value-type="string" office:string-value="COM (White)">
            <text:p>COM (White)</text:p>
          </table:table-cell>
          <table:table-cell table:style-name="ACE-0x157ef08" office:value-type="string" office:string-value="       &quot;">
            <text:p><text:s text:c="7"/>"</text:p>
          </table:table-cell>
          <table:table-cell table:style-name="ACE-0x157ede8"/>
          <table:table-cell table:style-name="ACE-0x157ef08" office:value-type="string" office:string-value="Green (signal)">
            <text:p>Green (signal)</text:p>
          </table:table-cell>
          <table:table-cell table:style-name="ACE-0x157ef08" office:value-type="string" office:string-value="EVEN H&amp;L">
            <text:p>EVEN H&amp;L</text:p>
          </table:table-cell>
          <table:table-cell table:number-columns-repeated="245" table:style-name="ACE-0x157ede8"/>
        </table:table-row>
        <table:table-row table:style-name="AROW-3">
          <table:table-cell table:number-columns-repeated="9" table:style-name="ACE-0x157ede8"/>
          <table:table-cell table:style-name="ACE-0x157ef08" office:value-type="string" office:string-value="Black (Ground)">
            <text:p>Black (Ground)</text:p>
          </table:table-cell>
          <table:table-cell table:style-name="ACE-0x157ef08" office:value-type="string" office:string-value="COM GND">
            <text:p>COM GND</text:p>
          </table:table-cell>
          <table:table-cell table:number-columns-repeated="245" table:style-name="ACE-0x157ede8"/>
        </table:table-row>
        <table:table-row table:style-name="AROW-3">
          <table:table-cell table:style-name="ACE-0x157ef08" office:value-type="string" office:string-value="Mux3">
            <text:p>Mux3</text:p>
          </table:table-cell>
          <table:table-cell table:style-name="ACE-0x157ef08" office:value-type="string" office:string-value="Campbell AM16/32">
            <text:p>Campbell AM16/32</text:p>
          </table:table-cell>
          <table:table-cell table:style-name="ACE-0x157ef08" office:value-type="float" office:value="9600">
            <text:p>9600</text:p>
          </table:table-cell>
          <table:table-cell table:style-name="ACE-0x157fa48" office:value-type="string" office:string-value="RES">
            <text:p>RES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C1">
            <text:p>C1</text:p>
          </table:table-cell>
          <table:table-cell table:style-name="ACE-0x157ef08" office:value-type="string" office:string-value="CTL (Black)">
            <text:p>CTL (Black)</text:p>
          </table:table-cell>
          <table:table-cell table:style-name="ACE-0x157ef08" office:value-type="string" office:string-value="Blue foil">
            <text:p>Blue foil</text:p>
          </table:table-cell>
          <table:table-cell table:style-name="ACE-0x157ede8"/>
          <table:table-cell table:style-name="ACE-0x157ef08" office:value-type="string" office:string-value="Clear (Shield)">
            <text:p>Clear (Shield)</text:p>
          </table:table-cell>
          <table:table-cell table:style-name="ACE-0x157ef08" office:value-type="string" office:string-value="Term G">
            <text:p>Term G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LK">
            <text:p>CLK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C4">
            <text:p>C4</text:p>
          </table:table-cell>
          <table:table-cell table:style-name="ACE-0x157ef08" office:value-type="string" office:string-value="CTL (Green)">
            <text:p>CTL (Green)</text:p>
          </table:table-cell>
          <table:table-cell table:style-name="ACE-0x157ef08" office:value-type="string" office:string-value="&quot;">
            <text:p>"</text:p>
          </table:table-cell>
          <table:table-cell table:number-columns-repeated="248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GND">
            <text:p>GND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G (Power gnd 4)">
            <text:p>G (Power gnd 4)</text:p>
          </table:table-cell>
          <table:table-cell table:style-name="ACE-0x157ef08" office:value-type="string" office:string-value="CTL (Black)">
            <text:p>CTL (Black)</text:p>
          </table:table-cell>
          <table:table-cell table:style-name="ACE-0x157ef08" office:value-type="string" office:string-value="Red foil, Jumped to term strip">
            <text:p>Red foil, Jumped to term strip</text:p>
          </table:table-cell>
          <table:table-cell table:number-columns-repeated="248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12V">
            <text:p>12V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12V (2)">
            <text:p>12V (2)</text:p>
          </table:table-cell>
          <table:table-cell table:style-name="ACE-0x157ef08" office:value-type="string" office:string-value="CTL (Red)">
            <text:p>CTL (Red)</text:p>
          </table:table-cell>
          <table:table-cell table:style-name="ACE-0x157ef08" office:value-type="string" office:string-value="Red foil, Jumped to term strip">
            <text:p>Red foil, Jumped to term strip</text:p>
          </table:table-cell>
          <table:table-cell table:style-name="ACE-0x157ede8"/>
          <table:table-cell table:style-name="ACE-0x157ecc8" office:value-type="string" office:string-value="Sentek EnviroSCAN wiring">
            <text:p>Sentek EnviroSCAN wiring</text:p>
          </table:table-cell>
          <table:table-cell table:style-name="ACE-0x157ecc8"/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/>
          <table:table-cell table:style-name="ACE-0x157ef08"/>
          <table:table-cell table:style-name="ACE-0x157ffe8"/>
          <table:table-cell table:number-columns-repeated="2" table:style-name="ACE-0x157ef08"/>
          <table:table-cell table:style-name="ACE-0x157ede8"/>
          <table:table-cell table:style-name="ACE-0x157f028" office:value-type="string" office:string-value="Wire">
            <text:p>Wire</text:p>
          </table:table-cell>
          <table:table-cell table:style-name="ACE-0x157f028" office:value-type="string" office:string-value="Mux terminal">
            <text:p>Mux terminal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ODD H">
            <text:p>COM ODD H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EX 3">
            <text:p>EX 3</text:p>
          </table:table-cell>
          <table:table-cell table:style-name="ACE-0x157ef08" office:value-type="string" office:string-value="COM (Red)">
            <text:p>COM (Red)</text:p>
          </table:table-cell>
          <table:table-cell table:style-name="ACE-0x157ef08" office:value-type="string" office:string-value="Red foil">
            <text:p>Red foil</text:p>
          </table:table-cell>
          <table:table-cell table:style-name="ACE-0x157ede8"/>
          <table:table-cell table:style-name="ACE-0x157ef08" office:value-type="string" office:string-value="Red(12vdc)">
            <text:p>Red(12vdc)</text:p>
          </table:table-cell>
          <table:table-cell table:style-name="ACE-0x157ef08" office:value-type="string" office:string-value="Term12v">
            <text:p>Term12v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ODD L">
            <text:p>COM ODD L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C7">
            <text:p>C7</text:p>
          </table:table-cell>
          <table:table-cell table:style-name="ACE-0x157ef08" office:value-type="string" office:string-value="COM (Black)">
            <text:p>COM (Black)</text:p>
          </table:table-cell>
          <table:table-cell table:style-name="ACE-0x157ef08" office:value-type="string" office:string-value="&quot;">
            <text:p>"</text:p>
          </table:table-cell>
          <table:table-cell table:style-name="ACE-0x157ede8"/>
          <table:table-cell table:style-name="ACE-0x157ef08" office:value-type="string" office:string-value="Black(Ground)">
            <text:p>Black(Ground)</text:p>
          </table:table-cell>
          <table:table-cell table:style-name="ACE-0x157ef08" office:value-type="string" office:string-value="TermG">
            <text:p>TermG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a48" office:value-type="string" office:string-value="COM GND">
            <text:p>COM GND</text:p>
          </table:table-cell>
          <table:table-cell table:style-name="ACE-0x157ef08" office:value-type="string" office:string-value="Forest1 CR23x">
            <text:p>Forest1 CR23x</text:p>
          </table:table-cell>
          <table:table-cell table:style-name="ACE-0x157ffe8" office:value-type="string" office:string-value="signal ground">
            <text:p>signal ground</text:p>
          </table:table-cell>
          <table:table-cell table:style-name="ACE-0x157ef08" office:value-type="string" office:string-value="COM (Green)">
            <text:p>COM (Green)</text:p>
          </table:table-cell>
          <table:table-cell table:style-name="ACE-0x157ef08" office:value-type="string" office:string-value="Blue foil">
            <text:p>Blue foil</text:p>
          </table:table-cell>
          <table:table-cell table:style-name="ACE-0x157ede8"/>
          <table:table-cell table:style-name="ACE-0x157ef08" office:value-type="string" office:string-value="Green (signal)">
            <text:p>Green (signal)</text:p>
          </table:table-cell>
          <table:table-cell table:style-name="ACE-0x157ef08" office:value-type="string" office:string-value="OddL  (Control port)">
            <text:p>OddL <text:s/>(Control port)</text:p>
          </table:table-cell>
          <table:table-cell table:number-columns-repeated="245" table:style-name="ACE-0x157ede8"/>
        </table:table-row>
        <table:table-row table:style-name="AROW-3">
          <table:table-cell table:number-columns-repeated="3" table:style-name="ACE-0x157ede8"/>
          <table:table-cell table:style-name="ACE-0x157fb68" office:value-type="string" office:string-value="COM EVEN H">
            <text:p>COM EVEN H</text:p>
          </table:table-cell>
          <table:table-cell table:style-name="ACE-0x157fec8" office:value-type="string" office:string-value="Forest1 CR23x">
            <text:p>Forest1 CR23x</text:p>
          </table:table-cell>
          <table:table-cell table:style-name="ACE-0x1580108" office:value-type="string" office:string-value="SE 5">
            <text:p>SE 5</text:p>
          </table:table-cell>
          <table:table-cell table:style-name="ACE-0x157ef08" office:value-type="string" office:string-value="COM (Black)">
            <text:p>COM (Black)</text:p>
          </table:table-cell>
          <table:table-cell table:style-name="ACE-0x157fec8" office:value-type="string" office:string-value="Green foil">
            <text:p>Green foil</text:p>
          </table:table-cell>
          <table:table-cell table:number-columns-repeated="248" table:style-name="ACE-0x157ede8"/>
        </table:table-row>
        <table:table-row table:style-name="AROW-3">
          <table:table-cell table:number-columns-repeated="3" table:style-name="ACE-0x157ede8"/>
          <table:table-cell table:style-name="ACE-0x157fc88" office:value-type="string" office:string-value="COM EVEN L">
            <text:p>COM EVEN L</text:p>
          </table:table-cell>
          <table:table-cell table:style-name="ACE-0x157f928" office:value-type="string" office:string-value="Forest1 CR23x">
            <text:p>Forest1 CR23x</text:p>
          </table:table-cell>
          <table:table-cell table:style-name="ACE-0x1580228" office:value-type="string" office:string-value="SE 6">
            <text:p>SE 6</text:p>
          </table:table-cell>
          <table:table-cell table:style-name="ACE-0x157ef08" office:value-type="string" office:string-value="COM (White)">
            <text:p>COM (White)</text:p>
          </table:table-cell>
          <table:table-cell table:style-name="ACE-0x157ef08" office:value-type="string" office:string-value="       &quot;">
            <text:p><text:s text:c="7"/>"</text:p>
          </table:table-cell>
          <table:table-cell table:number-columns-repeated="248" table:style-name="ACE-0x157ede8"/>
        </table:table-row>
        <table:table-row table:style-name="AROW-0">
          <table:table-cell table:style-name="ACE-0x157ecc8"/>
          <table:table-cell table:number-columns-repeated="4" table:style-name="ACE-0x157ede8"/>
          <table:table-cell table:style-name="ACE-0x157fda8"/>
          <table:table-cell table:number-columns-repeated="250" table:style-name="ACE-0x157ede8"/>
        </table:table-row>
        <table:table-row table:style-name="AROW-3">
          <table:table-cell table:style-name="ACE-0x157ede8" office:value-type="string" office:string-value="Mux1 is located in an enclosure mounted on a fencepost 4 m NE of Profile #1d">
            <text:p>Mux1 is located in an enclosure mounted on a fencepost 4 m NE of Profile #1d</text:p>
          </table:table-cell>
          <table:table-cell table:number-columns-repeated="4" table:style-name="ACE-0x157ede8"/>
          <table:table-cell table:style-name="ACE-0x157fda8"/>
          <table:table-cell table:number-columns-repeated="250" table:style-name="ACE-0x157ede8"/>
        </table:table-row>
        <table:table-row table:style-name="AROW-3">
          <table:table-cell table:style-name="ACE-0x157ede8" office:value-type="string" office:string-value="Mux2 is located in an enclosure mounted on a fencepost 4 m SE of Profile #2d">
            <text:p>Mux2 is located in an enclosure mounted on a fencepost 4 m SE of Profile #2d</text:p>
          </table:table-cell>
          <table:table-cell table:number-columns-repeated="4" table:style-name="ACE-0x157ede8"/>
          <table:table-cell table:style-name="ACE-0x157fda8"/>
          <table:table-cell table:number-columns-repeated="250" table:style-name="ACE-0x157ede8"/>
        </table:table-row>
        <table:table-row table:style-name="AROW-3">
          <table:table-cell table:style-name="ACE-0x157ede8" office:value-type="string" office:string-value="Mux3 is located in an enclosure mounted on a fencepost 5 m W of Profile #7">
            <text:p>Mux3 is located in an enclosure mounted on a fencepost 5 m W of Profile #7</text:p>
          </table:table-cell>
          <table:table-cell table:number-columns-repeated="255" table:style-name="ACE-0x157ede8"/>
        </table:table-row>
        <table:table-row table:style-name="AROW-0">
          <table:table-cell table:number-columns-repeated="256" table:style-name="ACE-0x157ede8"/>
        </table:table-row>
        <table:table-row table:style-name="AROW-0">
          <table:table-cell table:number-columns-repeated="256" table:style-name="ACE-0x157ede8"/>
        </table:table-row>
        <table:table-row table:style-name="AROW-3">
          <table:table-cell table:style-name="ACE-0x157ecc8"/>
          <table:table-cell table:style-name="ACE-0x157f6e8" office:value-type="string" office:string-value="Sensor">
            <text:p>Sensor</text:p>
          </table:table-cell>
          <table:table-cell table:style-name="ACE-0x157f6e8" office:value-type="string" office:string-value="Model">
            <text:p>Model</text:p>
          </table:table-cell>
          <table:table-cell table:style-name="ACE-0x157f6e8" office:value-type="string" office:string-value="Mounting depth">
            <text:p>Mounting depth</text:p>
          </table:table-cell>
          <table:table-cell table:style-name="ACE-0x157f6e8" office:value-type="string" office:string-value="Wired to">
            <text:p>Wired to</text:p>
          </table:table-cell>
          <table:table-cell table:style-name="ACE-0x157f6e8" office:value-type="string" office:string-value="Channel">
            <text:p>Channel</text:p>
          </table:table-cell>
          <table:table-cell table:style-name="ACE-0x157f6e8" office:value-type="string" office:string-value="Lead length">
            <text:p>Lead length</text:p>
          </table:table-cell>
          <table:table-cell table:style-name="ACE-0x157f6e8" office:value-type="string" office:string-value="Duff layer">
            <text:p>Duff layer</text:p>
          </table:table-cell>
          <table:table-cell table:style-name="ACE-0x157f6e8" office:value-type="string" office:string-value="Notes">
            <text:p>Notes</text:p>
          </table:table-cell>
          <table:table-cell table:number-columns-repeated="247" table:style-name="ACE-0x157ede8"/>
        </table:table-row>
        <table:table-row table:style-name="AROW-3">
          <table:table-cell table:style-name="ACE-0x157f028" office:value-type="string" office:string-value="Profile 1">
            <text:p>Profile 1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5">
            <text:p>Campbell CS-615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1">
            <text:p>1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10cm">
            <text:p>10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18E 22N">
            <text:p>18E 22N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5">
            <text:p>Campbell CS-615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1">
            <text:p>1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10cm">
            <text:p>10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5">
            <text:p>Campbell CS-615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2">
            <text:p>2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10cm">
            <text:p>10cm</text:p>
          </table:table-cell>
          <table:table-cell table:style-name="ACE-0x157ef08"/>
          <table:table-cell table:number-columns-repeated="247" table:style-name="ACE-0x157ede8"/>
        </table:table-row>
        <table:table-row table:style-name="AROW-0">
          <table:table-cell table:number-columns-repeated="256" table:style-name="ACE-0x157ede8"/>
        </table:table-row>
        <table:table-row table:style-name="AROW-3">
          <table:table-cell table:style-name="ACE-0x157f028" office:value-type="string" office:string-value="Profile 1d">
            <text:p>Profile 1d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8">
            <text:p>8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12cm">
            <text:p>12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17.5E 19N">
            <text:p>17.5E 19N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9">
            <text:p>9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12cm">
            <text:p>12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10">
            <text:p>10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12cm">
            <text:p>12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f028" office:value-type="string" office:string-value="Profile 2">
            <text:p>Profile 2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5">
            <text:p>Campbell CS-615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1">
            <text:p>1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5cm">
            <text:p>5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15E 64N">
            <text:p>15E 64N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5">
            <text:p>Campbell CS-615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1">
            <text:p>1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Bent but parallel">
            <text:p>Bent but parallel</text:p>
          </table:table-cell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6">
            <text:p>Campbell CS-616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2">
            <text:p>2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Bent but parallel">
            <text:p>Bent but parallel</text:p>
          </table:table-cell>
          <table:table-cell table:number-columns-repeated="247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f028" office:value-type="string" office:string-value="Profile 2d">
            <text:p>Profile 2d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8">
            <text:p>8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6cm">
            <text:p>6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15E 66N">
            <text:p>15E 66N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9">
            <text:p>9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6cm">
            <text:p>6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10">
            <text:p>10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6cm">
            <text:p>6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f028" office:value-type="string" office:string-value="Profile 3">
            <text:p>Profile 3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6">
            <text:p>Campbell CS-616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3">
            <text:p>3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4cm">
            <text:p>4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31E 25N">
            <text:p>31E 25N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6">
            <text:p>Campbell CS-616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3">
            <text:p>3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4cm">
            <text:p>4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5">
            <text:p>Campbell CS-615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2">
            <text:p>2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4cm">
            <text:p>4cm</text:p>
          </table:table-cell>
          <table:table-cell table:style-name="ACE-0x157ef08" office:value-type="string" office:string-value="Out of order!">
            <text:p>Out of order!</text:p>
          </table:table-cell>
          <table:table-cell table:number-columns-repeated="247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f028" office:value-type="string" office:string-value="Profile 3d">
            <text:p>Profile 3d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5">
            <text:p>5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2cm">
            <text:p>2cm</text:p>
          </table:table-cell>
          <table:table-cell table:style-name="ACE-0x157ef08" office:value-type="string" office:string-value="via Junction box 2">
            <text:p>via Junction box 2</text:p>
          </table:table-cell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30E 27N">
            <text:p>30E 27N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6">
            <text:p>6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2cm">
            <text:p>2cm</text:p>
          </table:table-cell>
          <table:table-cell table:style-name="ACE-0x157ef08" office:value-type="string" office:string-value="via Junction box 2">
            <text:p>via Junction box 2</text:p>
          </table:table-cell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1">
            <text:p>Mux1</text:p>
          </table:table-cell>
          <table:table-cell table:style-name="ACE-0x157fa48" office:value-type="float" office:value="7">
            <text:p>7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2cm">
            <text:p>2cm</text:p>
          </table:table-cell>
          <table:table-cell table:style-name="ACE-0x157ef08" office:value-type="string" office:string-value="via Junction box 2">
            <text:p>via Junction box 2</text:p>
          </table:table-cell>
          <table:table-cell table:number-columns-repeated="247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f028" office:value-type="string" office:string-value="Profile 4">
            <text:p>Profile 4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6">
            <text:p>Campbell CS-616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2">
            <text:p>2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4cm">
            <text:p>4cm</text:p>
          </table:table-cell>
          <table:table-cell table:style-name="ACE-0x157ef08" office:value-type="string" office:string-value="Bent but parallel">
            <text:p>Bent but parallel</text:p>
          </table:table-cell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28E 54N">
            <text:p>28E 54N</text:p>
          </table:table-cell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6">
            <text:p>Campbell CS-616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3">
            <text:p>3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4cm">
            <text:p>4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">
            <text:p>Soil moisture</text:p>
          </table:table-cell>
          <table:table-cell table:style-name="ACE-0x157ef08" office:value-type="string" office:string-value="Campbell CS-616">
            <text:p>Campbell CS-616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3">
            <text:p>3</text:p>
          </table:table-cell>
          <table:table-cell table:style-name="ACE-0x157ef08" office:value-type="string" office:string-value="32m">
            <text:p>32m</text:p>
          </table:table-cell>
          <table:table-cell table:style-name="ACE-0x157ef08" office:value-type="string" office:string-value="4cm">
            <text:p>4cm</text:p>
          </table:table-cell>
          <table:table-cell table:style-name="ACE-0x157ef08"/>
          <table:table-cell table:number-columns-repeated="247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f388" office:value-type="string" office:string-value="Profile 4d">
            <text:p>Profile 4d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5">
            <text:p>5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8cm">
            <text:p>8cm</text:p>
          </table:table-cell>
          <table:table-cell table:style-name="ACE-0x157ef08" office:value-type="string" office:string-value="via Junction box 1">
            <text:p>via Junction box 1</text:p>
          </table:table-cell>
          <table:table-cell table:number-columns-repeated="247" table:style-name="ACE-0x157ede8"/>
        </table:table-row>
        <table:table-row table:style-name="AROW-3">
          <table:table-cell table:number-rows-spanned="2" table:style-name="ACE-0x157f148" office:value-type="string" office:string-value="28E 50N">
            <text:p>28E 50N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6">
            <text:p>6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8cm">
            <text:p>8cm</text:p>
          </table:table-cell>
          <table:table-cell table:style-name="ACE-0x157ef08" office:value-type="string" office:string-value="via Junction box 1">
            <text:p>via Junction box 1</text:p>
          </table:table-cell>
          <table:table-cell table:number-columns-repeated="247" table:style-name="ACE-0x157ede8"/>
        </table:table-row>
        <table:table-row table:style-name="AROW-3">
          <table:covered-table-cell/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Decagon EC-TM">
            <text:p>Decagon EC-TM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2">
            <text:p>Mux2</text:p>
          </table:table-cell>
          <table:table-cell table:style-name="ACE-0x157fa48" office:value-type="float" office:value="7">
            <text:p>7</text:p>
          </table:table-cell>
          <table:table-cell table:style-name="ACE-0x157ef08" office:value-type="string" office:string-value="4.9m">
            <text:p>4.9m</text:p>
          </table:table-cell>
          <table:table-cell table:style-name="ACE-0x157ef08" office:value-type="string" office:string-value="8cm">
            <text:p>8cm</text:p>
          </table:table-cell>
          <table:table-cell table:style-name="ACE-0x157ef08" office:value-type="string" office:string-value="via Junction box 1">
            <text:p>via Junction box 1</text:p>
          </table:table-cell>
          <table:table-cell table:number-columns-repeated="247" table:style-name="ACE-0x157ede8"/>
        </table:table-row>
        <table:table-row table:style-name="AROW-3">
          <table:table-cell table:number-columns-repeated="256" table:style-name="ACE-0x157ede8"/>
        </table:table-row>
        <table:table-row table:style-name="AROW-3">
          <table:table-cell table:style-name="ACE-0x157f388" office:value-type="string" office:string-value="Profile 5">
            <text:p>Profile 5</text:p>
          </table:table-cell>
          <table:table-cell table:style-name="ACE-0x157f808" office:value-type="string" office:string-value="Soil moisture/temp">
            <text:p>Soil moisture/temp</text:p>
          </table:table-cell>
          <table:table-cell table:style-name="ACE-0x157f808" office:value-type="string" office:string-value="Campbell CS-616 &amp; 107">
            <text:p>Campbell CS-616 &amp; 107</text:p>
          </table:table-cell>
          <table:table-cell table:style-name="ACE-0x157f808" office:value-type="string" office:string-value="5cm">
            <text:p>5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string" office:string-value="1&amp;7">
            <text:p>1&amp;7</text:p>
          </table:table-cell>
          <table:table-cell table:style-name="ACE-0x157f808" office:value-type="string" office:string-value="25m, 8.25+">
            <text:p>25m, 8.25+</text:p>
          </table:table-cell>
          <table:table-cell table:style-name="ACE-0x157f808" office:value-type="string" office:string-value="8cm">
            <text:p>8cm</text:p>
          </table:table-cell>
          <table:table-cell table:style-name="ACE-0x157fec8" office:value-type="string" office:string-value="via Junction box 3">
            <text:p>via Junction box 3</text:p>
          </table:table-cell>
          <table:table-cell table:number-columns-repeated="247" table:style-name="ACE-0x157ede8"/>
        </table:table-row>
        <table:table-row table:style-name="AROW-0">
          <table:table-cell table:number-rows-spanned="2" table:style-name="ACE-0x157f4a8" office:value-type="string" office:string-value="44E 13N">
            <text:p>44E 13N</text:p>
          </table:table-cell>
          <table:table-cell table:style-name="ACE-0x157f808" office:value-type="string" office:string-value="Soil moisture/temp">
            <text:p>Soil moisture/temp</text:p>
          </table:table-cell>
          <table:table-cell table:style-name="ACE-0x157f808" office:value-type="string" office:string-value="Campbell CS-616 &amp; 107">
            <text:p>Campbell CS-616 &amp; 107</text:p>
          </table:table-cell>
          <table:table-cell table:style-name="ACE-0x157f808" office:value-type="string" office:string-value="20cm">
            <text:p>20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string" office:string-value="1&amp;7">
            <text:p>1&amp;7</text:p>
          </table:table-cell>
          <table:table-cell table:style-name="ACE-0x157f808" office:value-type="string" office:string-value="25m, 8.25+">
            <text:p>25m, 8.25+</text:p>
          </table:table-cell>
          <table:table-cell table:style-name="ACE-0x157f808" office:value-type="string" office:string-value="8cm">
            <text:p>8cm</text:p>
          </table:table-cell>
          <table:table-cell table:style-name="ACE-0x157fec8" office:value-type="string" office:string-value="via Junction box 3">
            <text:p>via Junction box 3</text:p>
          </table:table-cell>
          <table:table-cell table:number-columns-repeated="247" table:style-name="ACE-0x157ede8"/>
        </table:table-row>
        <table:table-row table:style-name="AROW-0">
          <table:covered-table-cell/>
          <table:table-cell table:style-name="ACE-0x157f928" office:value-type="string" office:string-value="Soil moisture/temp">
            <text:p>Soil moisture/temp</text:p>
          </table:table-cell>
          <table:table-cell table:style-name="ACE-0x157f928" office:value-type="string" office:string-value="Campbell CS-616 &amp; 107">
            <text:p>Campbell CS-616 &amp; 107</text:p>
          </table:table-cell>
          <table:table-cell table:style-name="ACE-0x157f928" office:value-type="string" office:string-value="60cm">
            <text:p>60cm</text:p>
          </table:table-cell>
          <table:table-cell table:style-name="ACE-0x157f928" office:value-type="string" office:string-value="Mux3">
            <text:p>Mux3</text:p>
          </table:table-cell>
          <table:table-cell table:style-name="ACE-0x157fc88" office:value-type="string" office:string-value="2&amp;8">
            <text:p>2&amp;8</text:p>
          </table:table-cell>
          <table:table-cell table:style-name="ACE-0x157f928" office:value-type="string" office:string-value="25m, 25m">
            <text:p>25m, 25m</text:p>
          </table:table-cell>
          <table:table-cell table:style-name="ACE-0x157f928" office:value-type="string" office:string-value="8cm">
            <text:p>8cm</text:p>
          </table:table-cell>
          <table:table-cell table:style-name="ACE-0x157ef08"/>
          <table:table-cell table:number-columns-repeated="247" table:style-name="ACE-0x157ede8"/>
        </table:table-row>
        <table:table-row table:style-name="AROW-0">
          <table:table-cell table:style-name="ACE-0x157f5c8"/>
          <table:table-cell table:number-columns-repeated="4" table:style-name="ACE-0x157ede8"/>
          <table:table-cell table:style-name="ACE-0x157fda8"/>
          <table:table-cell table:number-columns-repeated="250" table:style-name="ACE-0x157ede8"/>
        </table:table-row>
        <table:table-row table:style-name="AROW-0">
          <table:table-cell table:style-name="ACE-0x157f388" office:value-type="string" office:string-value="Profile 6">
            <text:p>Profile 6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Campbell CS-616">
            <text:p>Campbell CS-616</text:p>
          </table:table-cell>
          <table:table-cell table:style-name="ACE-0x157f808" office:value-type="string" office:string-value="5cm">
            <text:p>5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4">
            <text:p>4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/>
          <table:table-cell table:number-columns-repeated="247" table:style-name="ACE-0x157ede8"/>
        </table:table-row>
        <table:table-row table:style-name="AROW-0">
          <table:table-cell table:number-rows-spanned="2" table:style-name="ACE-0x157f4a8" office:value-type="string" office:string-value="44E 55N?">
            <text:p>44E 55N?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Campbell CS-616">
            <text:p>Campbell CS-616</text:p>
          </table:table-cell>
          <table:table-cell table:style-name="ACE-0x157f808" office:value-type="string" office:string-value="20cm">
            <text:p>20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4">
            <text:p>4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/>
          <table:table-cell table:number-columns-repeated="247" table:style-name="ACE-0x157ede8"/>
        </table:table-row>
        <table:table-row table:style-name="AROW-0">
          <table:covered-table-cell/>
          <table:table-cell table:style-name="ACE-0x157f928" office:value-type="string" office:string-value="Soil moisture">
            <text:p>Soil moisture</text:p>
          </table:table-cell>
          <table:table-cell table:style-name="ACE-0x157f928" office:value-type="string" office:string-value="Campbell CS-616">
            <text:p>Campbell CS-616</text:p>
          </table:table-cell>
          <table:table-cell table:style-name="ACE-0x157f928" office:value-type="string" office:string-value="60cm">
            <text:p>60cm</text:p>
          </table:table-cell>
          <table:table-cell table:style-name="ACE-0x157f928" office:value-type="string" office:string-value="Mux3">
            <text:p>Mux3</text:p>
          </table:table-cell>
          <table:table-cell table:style-name="ACE-0x157fc88" office:value-type="float" office:value="5">
            <text:p>5</text:p>
          </table:table-cell>
          <table:table-cell table:style-name="ACE-0x157f928" office:value-type="string" office:string-value="100ft">
            <text:p>100ft</text:p>
          </table:table-cell>
          <table:table-cell table:style-name="ACE-0x157f928"/>
          <table:table-cell table:style-name="ACE-0x157ef08"/>
          <table:table-cell table:number-columns-repeated="247" table:style-name="ACE-0x157ede8"/>
        </table:table-row>
        <table:table-row table:style-name="AROW-0">
          <table:table-cell table:number-columns-repeated="256" table:style-name="ACE-0x157ede8"/>
        </table:table-row>
        <table:table-row table:style-name="AROW-0">
          <table:table-cell table:style-name="ACE-0x157f028" office:value-type="string" office:string-value="Profile 7">
            <text:p>Profile 7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Campbell CS-616 &amp; 107">
            <text:p>Campbell CS-616 &amp; 107</text:p>
          </table:table-cell>
          <table:table-cell table:style-name="ACE-0x157ef08" office:value-type="string" office:string-value="5cm">
            <text:p>5cm</text:p>
          </table:table-cell>
          <table:table-cell table:style-name="ACE-0x157ef08" office:value-type="string" office:string-value="Mux3">
            <text:p>Mux3</text:p>
          </table:table-cell>
          <table:table-cell table:style-name="ACE-0x157fa48" office:value-type="string" office:string-value="2&amp;8">
            <text:p>2&amp;8</text:p>
          </table:table-cell>
          <table:table-cell table:style-name="ACE-0x157ef08" office:value-type="string" office:string-value="8.25m, 8.25m">
            <text:p>8.25m, 8.25m</text:p>
          </table:table-cell>
          <table:table-cell table:style-name="ACE-0x157ef08" office:value-type="string" office:string-value="4cm">
            <text:p>4cm</text:p>
          </table:table-cell>
          <table:table-cell table:style-name="ACE-0x157ef08"/>
          <table:table-cell table:number-columns-repeated="247" table:style-name="ACE-0x157ede8"/>
        </table:table-row>
        <table:table-row table:style-name="AROW-0">
          <table:table-cell table:number-rows-spanned="2" table:style-name="ACE-0x157f148" office:value-type="string" office:string-value="55E 25 N">
            <text:p>55E 25 N</text:p>
          </table:table-cell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Campbell CS-616 &amp; 107">
            <text:p>Campbell CS-616 &amp; 107</text:p>
          </table:table-cell>
          <table:table-cell table:style-name="ACE-0x157ef08" office:value-type="string" office:string-value="20cm">
            <text:p>20cm</text:p>
          </table:table-cell>
          <table:table-cell table:style-name="ACE-0x157ef08" office:value-type="string" office:string-value="Mux3">
            <text:p>Mux3</text:p>
          </table:table-cell>
          <table:table-cell table:style-name="ACE-0x157fa48" office:value-type="string" office:string-value="3&amp;9">
            <text:p>3&amp;9</text:p>
          </table:table-cell>
          <table:table-cell table:style-name="ACE-0x157ef08" office:value-type="string" office:string-value="8.25m, 8.25m">
            <text:p>8.25m, 8.25m</text:p>
          </table:table-cell>
          <table:table-cell table:style-name="ACE-0x157ef08" office:value-type="string" office:string-value="4cm">
            <text:p>4cm</text:p>
          </table:table-cell>
          <table:table-cell table:style-name="ACE-0x157ef08"/>
          <table:table-cell table:number-columns-repeated="247" table:style-name="ACE-0x157ede8"/>
        </table:table-row>
        <table:table-row table:style-name="AROW-0">
          <table:covered-table-cell/>
          <table:table-cell table:style-name="ACE-0x157ef08" office:value-type="string" office:string-value="Soil moisture/temp">
            <text:p>Soil moisture/temp</text:p>
          </table:table-cell>
          <table:table-cell table:style-name="ACE-0x157ef08" office:value-type="string" office:string-value="Campbell CS-616 &amp; 107">
            <text:p>Campbell CS-616 &amp; 107</text:p>
          </table:table-cell>
          <table:table-cell table:style-name="ACE-0x157ef08" office:value-type="string" office:string-value="60cm">
            <text:p>60cm</text:p>
          </table:table-cell>
          <table:table-cell table:style-name="ACE-0x157ef08" office:value-type="string" office:string-value="Mux3">
            <text:p>Mux3</text:p>
          </table:table-cell>
          <table:table-cell table:style-name="ACE-0x157fa48" office:value-type="string" office:string-value="3&amp;9">
            <text:p>3&amp;9</text:p>
          </table:table-cell>
          <table:table-cell table:style-name="ACE-0x157ef08" office:value-type="string" office:string-value="8.25m, 8.25m">
            <text:p>8.25m, 8.25m</text:p>
          </table:table-cell>
          <table:table-cell table:style-name="ACE-0x157ef08" office:value-type="string" office:string-value="4cm">
            <text:p>4cm</text:p>
          </table:table-cell>
          <table:table-cell table:style-name="ACE-0x157ef08"/>
          <table:table-cell table:number-columns-repeated="247" table:style-name="ACE-0x157ede8"/>
        </table:table-row>
        <table:table-row table:style-name="AROW-0">
          <table:table-cell table:number-columns-repeated="256" table:style-name="ACE-0x157ede8"/>
        </table:table-row>
        <table:table-row table:style-name="AROW-0">
          <table:table-cell table:style-name="ACE-0x157f388" office:value-type="string" office:string-value="Profile 8">
            <text:p>Profile 8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Campbell CS-616">
            <text:p>Campbell CS-616</text:p>
          </table:table-cell>
          <table:table-cell table:style-name="ACE-0x157f808" office:value-type="string" office:string-value="5cm">
            <text:p>5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5">
            <text:p>5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/>
          <table:table-cell table:number-columns-repeated="247" table:style-name="ACE-0x157ede8"/>
        </table:table-row>
        <table:table-row table:style-name="AROW-0">
          <table:table-cell table:number-rows-spanned="2" table:style-name="ACE-0x157f4a8" office:value-type="string" office:string-value="55E 55N?">
            <text:p>55E 55N?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Campbell CS-616">
            <text:p>Campbell CS-616</text:p>
          </table:table-cell>
          <table:table-cell table:style-name="ACE-0x157f808" office:value-type="string" office:string-value="20cm">
            <text:p>20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6">
            <text:p>6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/>
          <table:table-cell table:number-columns-repeated="247" table:style-name="ACE-0x157ede8"/>
        </table:table-row>
        <table:table-row table:style-name="AROW-0">
          <table:covered-table-cell/>
          <table:table-cell table:style-name="ACE-0x157f928" office:value-type="string" office:string-value="Soil moisture">
            <text:p>Soil moisture</text:p>
          </table:table-cell>
          <table:table-cell table:style-name="ACE-0x157f928" office:value-type="string" office:string-value="Campbell CS-616">
            <text:p>Campbell CS-616</text:p>
          </table:table-cell>
          <table:table-cell table:style-name="ACE-0x157f928" office:value-type="string" office:string-value="60cm">
            <text:p>60cm</text:p>
          </table:table-cell>
          <table:table-cell table:style-name="ACE-0x157f928" office:value-type="string" office:string-value="Mux3">
            <text:p>Mux3</text:p>
          </table:table-cell>
          <table:table-cell table:style-name="ACE-0x157fc88" office:value-type="float" office:value="6">
            <text:p>6</text:p>
          </table:table-cell>
          <table:table-cell table:style-name="ACE-0x157f928" office:value-type="string" office:string-value="100ft">
            <text:p>100ft</text:p>
          </table:table-cell>
          <table:table-cell table:style-name="ACE-0x157f928"/>
          <table:table-cell table:style-name="ACE-0x157ef08"/>
          <table:table-cell table:number-columns-repeated="247" table:style-name="ACE-0x157ede8"/>
        </table:table-row>
        <table:table-row table:style-name="AROW-0">
          <table:table-cell table:number-columns-repeated="256" table:style-name="ACE-0x157ede8"/>
        </table:table-row>
        <table:table-row table:style-name="AROW-0">
          <table:table-cell table:style-name="ACE-0x157f388" office:value-type="string" office:string-value="Profile 9">
            <text:p>Profile 9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808" office:value-type="string" office:string-value="5cm">
            <text:p>5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11">
            <text:p>11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0">
          <table:table-cell table:number-rows-spanned="2" table:style-name="ACE-0x157f4a8" office:value-type="string" office:string-value="65 E 35N?">
            <text:p>65 E 35N?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808" office:value-type="string" office:string-value="15cm">
            <text:p>15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11">
            <text:p>11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0">
          <table:covered-table-cell/>
          <table:table-cell table:style-name="ACE-0x157f92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928" office:value-type="string" office:string-value="40cm">
            <text:p>40cm</text:p>
          </table:table-cell>
          <table:table-cell table:style-name="ACE-0x157f928" office:value-type="string" office:string-value="Mux3">
            <text:p>Mux3</text:p>
          </table:table-cell>
          <table:table-cell table:style-name="ACE-0x1580348" office:value-type="float" office:value="11">
            <text:p>11</text:p>
          </table:table-cell>
          <table:table-cell table:style-name="ACE-0x157f928" office:value-type="string" office:string-value="100ft">
            <text:p>100ft</text:p>
          </table:table-cell>
          <table:table-cell table:style-name="ACE-0x157f92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0">
          <table:table-cell table:style-name="ACE-0x157ede8"/>
          <table:table-cell table:style-name="ACE-0x157f92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928" office:value-type="string" office:string-value="60cm">
            <text:p>60cm</text:p>
          </table:table-cell>
          <table:table-cell table:style-name="ACE-0x157f928" office:value-type="string" office:string-value="Mux3">
            <text:p>Mux3</text:p>
          </table:table-cell>
          <table:table-cell table:style-name="ACE-0x1580348" office:value-type="float" office:value="11">
            <text:p>11</text:p>
          </table:table-cell>
          <table:table-cell table:style-name="ACE-0x157f928" office:value-type="string" office:string-value="100ft">
            <text:p>100ft</text:p>
          </table:table-cell>
          <table:table-cell table:style-name="ACE-0x157f92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0">
          <table:table-cell table:number-columns-repeated="256" table:style-name="ACE-0x157ede8"/>
        </table:table-row>
        <table:table-row table:style-name="AROW-3">
          <table:table-cell table:style-name="ACE-0x157f388" office:value-type="string" office:string-value="Profile 10">
            <text:p>Profile 10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808" office:value-type="string" office:string-value="5cm">
            <text:p>5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12">
            <text:p>12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3">
          <table:table-cell table:number-rows-spanned="2" table:style-name="ACE-0x157f4a8" office:value-type="string" office:string-value="75 E 35N?">
            <text:p>75 E 35N?</text:p>
          </table:table-cell>
          <table:table-cell table:style-name="ACE-0x157f80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808" office:value-type="string" office:string-value="15cm">
            <text:p>15cm</text:p>
          </table:table-cell>
          <table:table-cell table:style-name="ACE-0x157f808" office:value-type="string" office:string-value="Mux3">
            <text:p>Mux3</text:p>
          </table:table-cell>
          <table:table-cell table:style-name="ACE-0x1580348" office:value-type="float" office:value="12">
            <text:p>12</text:p>
          </table:table-cell>
          <table:table-cell table:style-name="ACE-0x157f808" office:value-type="string" office:string-value="100ft">
            <text:p>100ft</text:p>
          </table:table-cell>
          <table:table-cell table:style-name="ACE-0x157f80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3">
          <table:covered-table-cell/>
          <table:table-cell table:style-name="ACE-0x157f92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928" office:value-type="string" office:string-value="40cm">
            <text:p>40cm</text:p>
          </table:table-cell>
          <table:table-cell table:style-name="ACE-0x157f928" office:value-type="string" office:string-value="Mux3">
            <text:p>Mux3</text:p>
          </table:table-cell>
          <table:table-cell table:style-name="ACE-0x1580348" office:value-type="float" office:value="12">
            <text:p>12</text:p>
          </table:table-cell>
          <table:table-cell table:style-name="ACE-0x157f928" office:value-type="string" office:string-value="100ft">
            <text:p>100ft</text:p>
          </table:table-cell>
          <table:table-cell table:style-name="ACE-0x157f92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3">
          <table:table-cell table:style-name="ACE-0x157ede8"/>
          <table:table-cell table:style-name="ACE-0x157f928" office:value-type="string" office:string-value="Soil moisture">
            <text:p>Soil moisture</text:p>
          </table:table-cell>
          <table:table-cell table:style-name="ACE-0x157f808" office:value-type="string" office:string-value="Sentek EnviroSCAN">
            <text:p>Sentek EnviroSCAN</text:p>
          </table:table-cell>
          <table:table-cell table:style-name="ACE-0x157f928" office:value-type="string" office:string-value="60cm">
            <text:p>60cm</text:p>
          </table:table-cell>
          <table:table-cell table:style-name="ACE-0x157f928" office:value-type="string" office:string-value="Mux3">
            <text:p>Mux3</text:p>
          </table:table-cell>
          <table:table-cell table:style-name="ACE-0x1580348" office:value-type="float" office:value="12">
            <text:p>12</text:p>
          </table:table-cell>
          <table:table-cell table:style-name="ACE-0x157f928" office:value-type="string" office:string-value="100ft">
            <text:p>100ft</text:p>
          </table:table-cell>
          <table:table-cell table:style-name="ACE-0x157f928"/>
          <table:table-cell table:style-name="ACE-0x157fec8" office:value-type="string" office:string-value="via junction box 4">
            <text:p>via junction box 4</text:p>
          </table:table-cell>
          <table:table-cell table:number-columns-repeated="247" table:style-name="ACE-0x157ede8"/>
        </table:table-row>
        <table:table-row table:style-name="AROW-3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3" table:number-rows-repeated="5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3">
          <table:table-cell table:number-columns-repeated="3" table:style-name="ACE-0x157ede8"/>
          <table:table-cell table:style-name="ACE-0x157fda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3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3" table:number-rows-repeated="2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3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 table:number-rows-repeated="6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>
          <table:table-cell table:number-columns-repeated="3" table:style-name="ACE-0x157ede8"/>
          <table:table-cell table:style-name="ACE-0x157fda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 table:number-rows-repeated="9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>
          <table:table-cell table:number-columns-repeated="3" table:style-name="ACE-0x157ede8"/>
          <table:table-cell table:style-name="ACE-0x157fda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>
          <table:table-cell table:number-columns-repeated="3" table:style-name="ACE-0x157ede8"/>
          <table:table-cell table:style-name="ACE-0x157fda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 table:number-rows-repeated="10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5">
          <table:table-cell table:number-columns-repeated="3" table:style-name="ACE-0x157ede8"/>
          <table:table-cell table:style-name="ACE-0x157ede8"/>
          <table:table-cell table:number-columns-repeated="4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>
          <table:table-cell table:number-columns-repeated="8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 table:number-rows-repeated="111">
          <table:table-cell table:number-columns-repeated="8" table:style-name="ACE-0x157ede8"/>
          <table:table-cell table:number-columns-repeated="8" table:style-name="ACE-0x157ede8"/>
          <table:table-cell table:number-columns-repeated="48" table:style-name="ACE-0x157ede8"/>
          <table:table-cell table:number-columns-repeated="192" table:style-name="ACE-0x157ede8"/>
        </table:table-row>
        <table:table-row table:style-name="AROW-0">
          <table:table-cell table:number-columns-repeated="64" table:style-name="ACE-0x157ede8"/>
          <table:table-cell table:number-columns-repeated="192" table:style-name="ACE-0x157ede8"/>
        </table:table-row>
        <table:table-row table:style-name="AROW-0" table:number-rows-repeated="65279">
          <table:table-cell table:number-columns-repeated="64" table:style-name="ACE-0x157ede8"/>
          <table:table-cell table:number-columns-repeated="192" table:style-name="ACE-0x157ede8"/>
        </table:table-row>
        <table:named-expressions>
          <table:named-range table:name="Print_Area" table:cell-range-address=".$A$45:.$I$88" table:base-cell-address="$'Forest SM network'.$A$1" table:range-usable-as="print-range filter repeat-row repeat-column"/>
          <table:named-expression table:name="Sheet_Title" table:expression="of:=&quot;Forest SM network&quot;" table:base-cell-address="$'Forest SM network'.$A$1"/>
        </table:named-expressions>
      </table:table>
      <table:table table:name="Met1 CR23x" table:style-name="ta-0x13cc9d0" table:print="true">
        <office:forms form:automatic-focus="false" form:apply-design-mode="false">
          <form:form/>
        </office:forms>
        <table:table-column table:default-cell-style-name="ACE-0x1580468" table:style-name="ACOL-49"/>
        <table:table-column table:default-cell-style-name="ACE-0x1580468" table:style-name="ACOL-50"/>
        <table:table-column table:default-cell-style-name="ACE-0x1580468" table:style-name="ACOL-51"/>
        <table:table-column table:default-cell-style-name="ACE-0x1580468" table:style-name="ACOL-52"/>
        <table:table-column table:default-cell-style-name="ACE-0x1580468" table:style-name="ACOL-53"/>
        <table:table-column table:default-cell-style-name="ACE-0x1580468" table:style-name="ACOL-54"/>
        <table:table-column table:default-cell-style-name="ACE-0x1580468" table:style-name="ACOL-55"/>
        <table:table-column table:default-cell-style-name="ACE-0x1580468" table:style-name="ACOL-56"/>
        <table:table-column table:default-cell-style-name="ACE-0x1580468" table:style-name="ACOL-57"/>
        <table:table-column table:default-cell-style-name="ACE-0x1580468" table:style-name="ACOL-58"/>
        <table:table-column table:default-cell-style-name="ACE-0x1580468" table:style-name="ACOL-59"/>
        <table:table-column table:default-cell-style-name="ACE-0x1580468" table:style-name="ACOL-36"/>
        <table:table-column table:default-cell-style-name="ACE-0x1580468" table:style-name="ACOL-60"/>
        <table:table-column table:default-cell-style-name="ACE-0x1580468" table:style-name="ACOL-0" table:number-columns-repeated="243"/>
        <table:table-row table:style-name="AROW-0">
          <table:table-cell table:number-columns-repeated="256" table:style-name="ACE-0x1580468"/>
        </table:table-row>
        <table:table-row table:style-name="AROW-0" table:number-rows-repeated="2">
          <table:table-cell table:number-columns-repeated="256" table:style-name="ACE-0x1580468"/>
        </table:table-row>
        <table:table-row table:style-name="AROW-0">
          <table:table-cell table:style-name="ACE-0x1580588" office:value-type="string" office:string-value="Datalogger">
            <text:p>Datalogger</text:p>
          </table:table-cell>
          <table:table-cell table:style-name="ACE-0x1580588" office:value-type="string" office:string-value="Model">
            <text:p>Model</text:p>
          </table:table-cell>
          <table:table-cell table:style-name="ACE-0x1580588" office:value-type="string" office:string-value="ser num">
            <text:p>ser num</text:p>
          </table:table-cell>
          <table:table-cell table:style-name="ACE-0x1580588" office:value-type="string" office:string-value="Mounting hardware">
            <text:p>Mounting hardware</text:p>
          </table:table-cell>
          <table:table-cell table:style-name="ACE-0x1580468"/>
          <table:table-cell table:style-name="ACE-0x1580588" office:value-type="string" office:string-value="Notes">
            <text:p>Notes</text:p>
          </table:table-cell>
          <table:table-cell table:number-columns-repeated="250" table:style-name="ACE-0x1580468"/>
        </table:table-row>
        <table:table-row table:style-name="AROW-3">
          <table:table-cell table:style-name="ACE-0x1580468" office:value-type="string" office:string-value="Met 1">
            <text:p>Met 1</text:p>
          </table:table-cell>
          <table:table-cell table:style-name="ACE-0x1580468" office:value-type="string" office:string-value="Campbell CR23x">
            <text:p>Campbell CR23x</text:p>
          </table:table-cell>
          <table:table-cell table:style-name="ACE-0x1580468" office:value-type="string" office:string-value="5379 (inventory #276793)">
            <text:p>5379 (inventory #276793)</text:p>
          </table:table-cell>
          <table:table-cell table:style-name="ACE-0x1580468" office:value-type="string" office:string-value="Enclosure, base of Met tower">
            <text:p>Enclosure, base of Met tower</text:p>
          </table:table-cell>
          <table:table-cell table:number-columns-repeated="252" table:style-name="ACE-0x1580468"/>
        </table:table-row>
        <table:table-row table:style-name="AROW-0">
          <table:table-cell table:number-columns-repeated="256" table:style-name="ACE-0x1580468"/>
        </table:table-row>
        <text:soft-page-break/>
        <table:table-row table:style-name="AROW-0">
          <table:table-cell table:style-name="ACE-0x1580588" office:value-type="string" office:string-value="Sensor">
            <text:p>Sensor</text:p>
          </table:table-cell>
          <table:table-cell table:style-name="ACE-0x1580588" office:value-type="string" office:string-value="Model">
            <text:p>Model</text:p>
          </table:table-cell>
          <table:table-cell table:style-name="ACE-0x1580588" office:value-type="string" office:string-value="ser num">
            <text:p>ser num</text:p>
          </table:table-cell>
          <table:table-cell table:style-name="ACE-0x1580588" office:value-type="string" office:string-value="Mounting hardware">
            <text:p>Mounting hardware</text:p>
          </table:table-cell>
          <table:table-cell table:style-name="ACE-0x1580588" office:value-type="string" office:string-value="Mounting height/location">
            <text:p>Mounting height/location</text:p>
          </table:table-cell>
          <table:table-cell table:style-name="ACE-0x1580588" office:value-type="string" office:string-value="Wired to">
            <text:p>Wired to</text:p>
          </table:table-cell>
          <table:table-cell table:style-name="ACE-0x1580588" office:value-type="string" office:string-value="Lead length">
            <text:p>Lead length</text:p>
          </table:table-cell>
          <table:table-cell table:style-name="ACE-0x1580588" office:value-type="string" office:string-value="Calibration 1">
            <text:p>Calibration 1</text:p>
          </table:table-cell>
          <table:table-cell table:style-name="ACE-0x1580588" office:value-type="string" office:string-value="Calibration 2">
            <text:p>Calibration 2</text:p>
          </table:table-cell>
          <table:table-cell table:style-name="ACE-0x1580588" office:value-type="string" office:string-value="Calibration 3">
            <text:p>Calibration 3</text:p>
          </table:table-cell>
          <table:table-cell table:style-name="ACE-0x1580588" office:value-type="string" office:string-value="Calibration 4">
            <text:p>Calibration 4</text:p>
          </table:table-cell>
          <table:table-cell table:style-name="ACE-0x1580588" office:value-type="string" office:string-value="Current draw">
            <text:p>Current draw</text:p>
          </table:table-cell>
          <table:table-cell table:style-name="ACE-0x1580588" office:value-type="string" office:string-value="Notes">
            <text:p>Notes</text:p>
          </table:table-cell>
          <table:table-cell table:number-columns-repeated="243" table:style-name="ACE-0x1580468"/>
        </table:table-row>
        <table:table-row table:style-name="AROW-0">
          <table:table-cell table:style-name="ACE-0x1580468" office:value-type="string" office:string-value="Temp/Humid">
            <text:p>Temp/Humid</text:p>
          </table:table-cell>
          <table:table-cell table:style-name="ACE-0x1580468" office:value-type="string" office:string-value="Vaisala HMP45AC">
            <text:p>Vaisala HMP45AC</text:p>
          </table:table-cell>
          <table:table-cell table:style-name="ACE-0x1614eb8" office:value-type="string" office:string-value="z1050105">
            <text:p>z1050105</text:p>
          </table:table-cell>
          <table:table-cell table:style-name="ACE-0x1580468" office:value-type="string" office:string-value="RM Young beehive/mast">
            <text:p>RM Young beehive/mast</text:p>
          </table:table-cell>
          <table:table-cell table:style-name="ACE-0x1580468" office:value-type="string" office:string-value="2m">
            <text:p>2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 office:value-type="string" office:string-value="2m">
            <text:p>2m</text:p>
          </table:table-cell>
          <table:table-cell table:number-columns-repeated="249" table:style-name="ACE-0x1580468"/>
        </table:table-row>
        <table:table-row table:style-name="AROW-0">
          <table:table-cell table:style-name="ACE-0x1580468" office:value-type="string" office:string-value="Wind">
            <text:p>Wind</text:p>
          </table:table-cell>
          <table:table-cell table:style-name="ACE-0x1580468" office:value-type="string" office:string-value="Met One C034B">
            <text:p>Met One C034B</text:p>
          </table:table-cell>
          <table:table-cell table:style-name="ACE-0x1614eb8" office:value-type="string" office:string-value="D2954">
            <text:p>D2954</text:p>
          </table:table-cell>
          <table:table-cell table:style-name="ACE-0x1580468" office:value-type="string" office:string-value="nurail on boom">
            <text:p>nurail on boom</text:p>
          </table:table-cell>
          <table:table-cell table:style-name="ACE-0x1580468" office:value-type="string" office:string-value="3.6m">
            <text:p>3.6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 office:value-type="string" office:string-value="3.6m">
            <text:p>3.6m</text:p>
          </table:table-cell>
          <table:table-cell table:number-columns-repeated="249" table:style-name="ACE-0x1580468"/>
        </table:table-row>
        <table:table-row table:style-name="AROW-0">
          <table:table-cell table:style-name="ACE-0x1580468" office:value-type="string" office:string-value="Precip">
            <text:p>Precip</text:p>
          </table:table-cell>
          <table:table-cell table:style-name="ACE-0x1580468" office:value-type="string" office:string-value="Texas Electronics TR525I">
            <text:p>Texas Electronics TR525I</text:p>
          </table:table-cell>
          <table:table-cell table:style-name="ACE-0x1614eb8" office:value-type="string" office:string-value="41503-609">
            <text:p>41503-609</text:p>
          </table:table-cell>
          <table:table-cell table:style-name="ACE-0x1580468" office:value-type="string" office:string-value="hoseclamped/vert boom">
            <text:p>hoseclamped/vert boom</text:p>
          </table:table-cell>
          <table:table-cell table:style-name="ACE-0x1580468" office:value-type="string" office:string-value="3.6m">
            <text:p>3.6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 office:value-type="string" office:string-value="4.9m">
            <text:p>4.9m</text:p>
          </table:table-cell>
          <table:table-cell table:number-columns-repeated="249" table:style-name="ACE-0x1580468"/>
        </table:table-row>
        <table:table-row table:style-name="AROW-0">
          <table:table-cell table:style-name="ACE-0x1580468" office:value-type="string" office:string-value="PAR up">
            <text:p>PAR up</text:p>
          </table:table-cell>
          <table:table-cell table:style-name="ACE-0x1580468" office:value-type="string" office:string-value="Li-Cor Quantum 190">
            <text:p>Li-Cor Quantum 190</text:p>
          </table:table-cell>
          <table:table-cell table:style-name="ACE-0x1614eb8" office:value-type="string" office:string-value="Q27246">
            <text:p>Q27246</text:p>
          </table:table-cell>
          <table:table-cell table:style-name="ACE-0x1580468" office:value-type="string" office:string-value="CM225">
            <text:p>CM225</text:p>
          </table:table-cell>
          <table:table-cell table:style-name="ACE-0x1580468" office:value-type="string" office:string-value="3.5m">
            <text:p>3.5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/>
          <table:table-cell table:style-name="ACE-0x1580468" office:value-type="string" office:string-value="mult: -146.84">
            <text:p>mult: -146.84</text:p>
          </table:table-cell>
          <table:table-cell table:style-name="ACE-0x1580468" office:value-type="string" office:string-value="tcoff: .0036">
            <text:p>tcoff: .0036</text:p>
          </table:table-cell>
          <table:table-cell table:number-columns-repeated="3" table:style-name="ACE-0x1580468"/>
          <table:table-cell table:style-name="ACE-0x1580468" office:value-type="string" office:string-value="Has 604 ohm millivolt adapter">
            <text:p>Has 604 ohm millivolt adapter</text:p>
          </table:table-cell>
          <table:table-cell table:number-columns-repeated="243" table:style-name="ACE-0x1580468"/>
        </table:table-row>
        <table:table-row table:style-name="AROW-0">
          <table:table-cell table:style-name="ACE-0x1580468" office:value-type="string" office:string-value="PAR down">
            <text:p>PAR down</text:p>
          </table:table-cell>
          <table:table-cell table:style-name="ACE-0x1580468" office:value-type="string" office:string-value="Li-Cor Quantum 190">
            <text:p>Li-Cor Quantum 190</text:p>
          </table:table-cell>
          <table:table-cell table:style-name="ACE-0x1614eb8" office:value-type="string" office:string-value="Q33398">
            <text:p>Q33398</text:p>
          </table:table-cell>
          <table:table-cell table:style-name="ACE-0x1580468" office:value-type="string" office:string-value="CM225">
            <text:p>CM225</text:p>
          </table:table-cell>
          <table:table-cell table:style-name="ACE-0x1580468" office:value-type="string" office:string-value="3.5m">
            <text:p>3.5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/>
          <table:table-cell table:style-name="ACE-0x1580468" office:value-type="string" office:string-value="mult: -158.23">
            <text:p>mult: -158.23</text:p>
          </table:table-cell>
          <table:table-cell table:style-name="ACE-0x1580468" office:value-type="string" office:string-value="tcoff: .0036">
            <text:p>tcoff: .0036</text:p>
          </table:table-cell>
          <table:table-cell table:number-columns-repeated="3" table:style-name="ACE-0x1580468"/>
          <table:table-cell table:style-name="ACE-0x1580468" office:value-type="string" office:string-value="Has 560 ohm resistor">
            <text:p>Has 560 ohm resistor</text:p>
          </table:table-cell>
          <table:table-cell table:number-columns-repeated="243" table:style-name="ACE-0x1580468"/>
        </table:table-row>
        <table:table-row table:style-name="AROW-0">
          <table:table-cell table:style-name="ACE-0x1580468" office:value-type="string" office:string-value="IR radiometer - snowpack">
            <text:p>IR radiometer - snowpack</text:p>
          </table:table-cell>
          <table:table-cell table:style-name="ACE-0x1580468" office:value-type="string" office:string-value="Apogee SI-111">
            <text:p>Apogee SI-111</text:p>
          </table:table-cell>
          <table:table-cell table:style-name="ACE-0x1614eb8" office:value-type="float" office:value="2363">
            <text:p>2363</text:p>
          </table:table-cell>
          <table:table-cell table:style-name="ACE-0x1580468" office:value-type="string" office:string-value="CM230">
            <text:p>CM230</text:p>
          </table:table-cell>
          <table:table-cell table:style-name="ACE-0x1580468" office:value-type="string" office:string-value="3.5m">
            <text:p>3.5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/>
          <table:table-cell table:style-name="ACE-0x1580468" office:value-type="string" office:string-value="C2 m: 0.53303, b: 0.39440">
            <text:p>C2 m: 0.53303, b: 0.39440</text:p>
          </table:table-cell>
          <table:table-cell table:style-name="ACE-0x1580468" office:value-type="string" office:string-value="C1 m: 76.35606, b: -9.88480">
            <text:p>C1 m: 76.35606, b: -9.88480</text:p>
          </table:table-cell>
          <table:table-cell table:style-name="ACE-0x1580468" office:value-type="string" office:string-value="C0 m: 13419.73420, b: -72.61263">
            <text:p>C0 m: 13419.73420, b: -72.61263</text:p>
          </table:table-cell>
          <table:table-cell table:number-columns-repeated="2" table:style-name="ACE-0x1580468"/>
          <table:table-cell table:style-name="ACE-0x1580468" office:value-type="string" office:string-value="Calibration coefficients are saved in my drawer">
            <text:p>Calibration coefficients are saved in my drawer</text:p>
          </table:table-cell>
          <table:table-cell table:number-columns-repeated="243" table:style-name="ACE-0x1580468"/>
        </table:table-row>
        <table:table-row table:style-name="AROW-0">
          <table:table-cell table:style-name="ACE-0x1580468" office:value-type="string" office:string-value="Net radiation">
            <text:p>Net radiation</text:p>
          </table:table-cell>
          <table:table-cell table:style-name="ACE-0x1580468" office:value-type="string" office:string-value="REBS Q_7.1">
            <text:p>REBS Q_7.1</text:p>
          </table:table-cell>
          <table:table-cell table:style-name="ACE-0x1614eb8" office:value-type="string" office:string-value="Q03108">
            <text:p>Q03108</text:p>
          </table:table-cell>
          <table:table-cell table:style-name="ACE-0x1580468" office:value-type="string" office:string-value="custom">
            <text:p>custom</text:p>
          </table:table-cell>
          <table:table-cell table:style-name="ACE-0x1580468" office:value-type="string" office:string-value="3.5m">
            <text:p>3.5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/>
          <table:table-cell table:style-name="ACE-0x1580468" office:value-type="string" office:string-value="pos: 8.65">
            <text:p>pos: 8.65</text:p>
          </table:table-cell>
          <table:table-cell table:style-name="ACE-0x1580468" office:value-type="string" office:string-value="neg: 10.54">
            <text:p>neg: 10.54</text:p>
          </table:table-cell>
          <table:table-cell table:number-columns-repeated="247" table:style-name="ACE-0x1580468"/>
        </table:table-row>
        <table:table-row table:style-name="AROW-0">
          <table:table-cell table:style-name="ACE-0x1580468" office:value-type="string" office:string-value="Ultrasonic depth">
            <text:p>Ultrasonic depth</text:p>
          </table:table-cell>
          <table:table-cell table:style-name="ACE-0x1580468" office:value-type="string" office:string-value="Judd">
            <text:p>Judd</text:p>
          </table:table-cell>
          <table:table-cell table:style-name="ACE-0x1614eb8" office:value-type="float" office:value="2325">
            <text:p>2325</text:p>
          </table:table-cell>
          <table:table-cell table:style-name="ACE-0x1580468" office:value-type="string" office:string-value="CM220">
            <text:p>CM220</text:p>
          </table:table-cell>
          <table:table-cell table:style-name="ACE-0x1580468" office:value-type="string" office:string-value="3.5m">
            <text:p>3.5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/>
          <table:table-cell table:style-name="ACE-0x1580468" office:value-type="string" office:string-value="output: 2.5v">
            <text:p>output: 2.5v</text:p>
          </table:table-cell>
          <table:table-cell table:number-columns-repeated="248" table:style-name="ACE-0x1580468"/>
        </table:table-row>
        <table:table-row table:style-name="AROW-0">
          <table:table-cell table:style-name="ACE-0x1580468" office:value-type="string" office:string-value="Atmospheric pressure">
            <text:p>Atmospheric pressure</text:p>
          </table:table-cell>
          <table:table-cell table:style-name="ACE-0x1580468" office:value-type="string" office:string-value="Setra 278">
            <text:p>Setra 278</text:p>
          </table:table-cell>
          <table:table-cell table:style-name="ACE-0x1614eb8" office:value-type="float" office:value="3746248">
            <text:p>3746248</text:p>
          </table:table-cell>
          <table:table-cell table:style-name="ACE-0x1580468" office:value-type="string" office:string-value="velcro in enclosure 1">
            <text:p>velcro in enclosure 1</text:p>
          </table:table-cell>
          <table:table-cell table:style-name="ACE-0x1580468" office:value-type="string" office:string-value="1.5m">
            <text:p>1.5m</text:p>
          </table:table-cell>
          <table:table-cell table:style-name="ACE-0x1580468" office:value-type="string" office:string-value="Met1 CR23x">
            <text:p>Met1 CR23x</text:p>
          </table:table-cell>
          <table:table-cell table:style-name="ACE-0x1580468" office:value-type="string" office:string-value="35cm">
            <text:p>35cm</text:p>
          </table:table-cell>
          <table:table-cell table:number-columns-repeated="249" table:style-name="ACE-0x1580468"/>
        </table:table-row>
        <table:table-row table:style-name="AROW-0">
          <table:table-cell table:number-columns-repeated="256" table:style-name="ACE-0x1580468"/>
        </table:table-row>
        <table:table-row table:style-name="AROW-0">
          <table:table-cell table:number-columns-repeated="256" table:style-name="ACE-0x1580468"/>
        </table:table-row>
        <table:table-row table:style-name="AROW-0">
          <table:table-cell table:number-columns-repeated="256" table:style-name="ACE-0x1580468"/>
        </table:table-row>
        <table:table-row table:style-name="AROW-0">
          <table:table-cell table:style-name="ACE-0x15806a8" office:value-type="string" office:string-value="SE/DIFF terminals">
            <text:p>SE/DIFF terminals</text:p>
          </table:table-cell>
          <table:table-cell table:style-name="ACE-0x1580588" office:value-type="string" office:string-value="Instrument">
            <text:p>Instrument</text:p>
          </table:table-cell>
          <table:table-cell table:style-name="ACE-0x1580588" office:value-type="string" office:string-value="Wire">
            <text:p>Wire</text:p>
          </table:table-cell>
          <table:table-cell table:style-name="ACE-0x15806a8" office:value-type="string" office:string-value="EX terminals">
            <text:p>EX terminals</text:p>
          </table:table-cell>
          <table:table-cell table:style-name="ACE-0x1580588" office:value-type="string" office:string-value="Instrument">
            <text:p>Instrument</text:p>
          </table:table-cell>
          <table:table-cell table:style-name="ACE-0x1580588" office:value-type="string" office:string-value="Wire">
            <text:p>Wire</text:p>
          </table:table-cell>
          <table:table-cell table:number-columns-repeated="250" table:style-name="ACE-0x1580468"/>
        </table:table-row>
        <table:table-row table:style-name="AROW-0">
          <table:table-cell table:style-name="ACE-0x16146d8" office:value-type="string" office:string-value="Rank 1">
            <text:p>Rank 1</text:p>
          </table:table-cell>
          <table:table-cell table:number-columns-repeated="2" table:style-name="ACE-0x1614b58"/>
          <table:table-cell table:style-name="ACE-0x16147f8" office:value-type="string" office:string-value="gnd">
            <text:p>gnd</text:p>
          </table:table-cell>
          <table:table-cell table:style-name="ACE-0x1615458" office:value-type="string" office:string-value="Met One windset">
            <text:p>Met One windset</text:p>
          </table:table-cell>
          <table:table-cell table:style-name="ACE-0x1614d98" office:value-type="string" office:string-value="Clear - Wind direction shield">
            <text:p>Clear - Wind direction shield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/1H">
            <text:p>SE1/1H</text:p>
          </table:table-cell>
          <table:table-cell table:style-name="ACE-0x1614c78" office:value-type="string" office:string-value="Vaisala T/H sensor">
            <text:p>Vaisala T/H sensor</text:p>
          </table:table-cell>
          <table:table-cell table:style-name="ACE-0x1614fd8" office:value-type="string" office:string-value="Yellow - T signal">
            <text:p>Yellow - T signal</text:p>
          </table:table-cell>
          <table:table-cell table:style-name="ACE-0x16147f8" office:value-type="string" office:string-value="EX1">
            <text:p>EX1</text:p>
          </table:table-cell>
          <table:table-cell table:style-name="ACE-0x1614d98" office:value-type="string" office:string-value="Met One windset">
            <text:p>Met One windset</text:p>
          </table:table-cell>
          <table:table-cell table:style-name="ACE-0x1614d98" office:value-type="string" office:string-value="Blue - Wind direction excit.">
            <text:p>Blue - Wind direction excit.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2/1L">
            <text:p>SE2/1L</text:p>
          </table:table-cell>
          <table:table-cell table:style-name="ACE-0x1614d98" office:value-type="string" office:string-value="Vaisala T/H sensor">
            <text:p>Vaisala T/H sensor</text:p>
          </table:table-cell>
          <table:table-cell table:style-name="ACE-0x16150f8" office:value-type="string" office:string-value="Blue - H signal">
            <text:p>Blue - H signal</text:p>
          </table:table-cell>
          <table:table-cell table:style-name="ACE-0x16147f8" office:value-type="string" office:string-value="EX2">
            <text:p>EX2</text:p>
          </table:table-cell>
          <table:table-cell table:style-name="ACE-0x1614d98" office:value-type="string" office:string-value="IR radiometer (Met - 2363)">
            <text:p>IR radiometer (Met - 2363)</text:p>
          </table:table-cell>
          <table:table-cell table:style-name="ACE-0x1614d98" office:value-type="string" office:string-value="White - excitation">
            <text:p>White - excitation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 office:value-type="string" office:string-value="Vaisala T/H sensor">
            <text:p>Vaisala T/H sensor</text:p>
          </table:table-cell>
          <table:table-cell table:style-name="ACE-0x16150f8" office:value-type="string" office:string-value="White, black, clear - sig ref, gnds">
            <text:p>White, black, clear - sig ref, gnds</text:p>
          </table:table-cell>
          <table:table-cell table:style-name="ACE-0x16147f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3/2H">
            <text:p>SE3/2H</text:p>
          </table:table-cell>
          <table:table-cell table:style-name="ACE-0x1614d98" office:value-type="string" office:string-value="Met One windset">
            <text:p>Met One windset</text:p>
          </table:table-cell>
          <table:table-cell table:style-name="ACE-0x16150f8" office:value-type="string" office:string-value="Green - Wind direction sig">
            <text:p>Green - Wind direction sig</text:p>
          </table:table-cell>
          <table:table-cell table:style-name="ACE-0x16147f8" office:value-type="string" office:string-value="EX3">
            <text:p>EX3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4/2L">
            <text:p>SE4/2L</text:p>
          </table:table-cell>
          <table:table-cell table:style-name="ACE-0x1614d98"/>
          <table:table-cell table:style-name="ACE-0x16150f8"/>
          <table:table-cell table:style-name="ACE-0x16147f8" office:value-type="string" office:string-value="EX4">
            <text:p>EX4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 office:value-type="string" office:string-value="Met One windset">
            <text:p>Met One windset</text:p>
          </table:table-cell>
          <table:table-cell table:style-name="ACE-0x16150f8" office:value-type="string" office:string-value="White - Wind direction ref">
            <text:p>White - Wind direction ref</text:p>
          </table:table-cell>
          <table:table-cell table:style-name="ACE-0x16147f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5/3H">
            <text:p>SE5/3H</text:p>
          </table:table-cell>
          <table:table-cell table:style-name="ACE-0x1614d98" office:value-type="string" office:string-value="Setra Pressure">
            <text:p>Setra Pressure</text:p>
          </table:table-cell>
          <table:table-cell table:style-name="ACE-0x16150f8" office:value-type="string" office:string-value="Blue - SE signal">
            <text:p>Blue - SE signal</text:p>
          </table:table-cell>
          <table:table-cell table:style-name="ACE-0x16147f8" office:value-type="string" office:string-value="CAO1">
            <text:p>CAO1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6/3L">
            <text:p>SE6/3L</text:p>
          </table:table-cell>
          <table:table-cell table:style-name="ACE-0x1614d98"/>
          <table:table-cell table:style-name="ACE-0x16150f8"/>
          <table:table-cell table:style-name="ACE-0x16147f8" office:value-type="string" office:string-value="CAO2">
            <text:p>CAO2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 office:value-type="string" office:string-value="Setra Pressure">
            <text:p>Setra Pressure</text:p>
          </table:table-cell>
          <table:table-cell table:style-name="ACE-0x1614d98" office:value-type="string" office:string-value="Yellow, Clear - sig ref, shield">
            <text:p>Yellow, Clear - sig ref, shield</text:p>
          </table:table-cell>
          <table:table-cell table:style-name="ACE-0x161521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7/4H">
            <text:p>SE7/4H</text:p>
          </table:table-cell>
          <table:table-cell table:style-name="ACE-0x1614d98" office:value-type="string" office:string-value="Judd u-s Depth">
            <text:p>Judd u-s Depth</text:p>
          </table:table-cell>
          <table:table-cell table:style-name="ACE-0x1614d98" office:value-type="string" office:string-value="White - Diff High">
            <text:p>White - Diff High</text:p>
          </table:table-cell>
          <table:table-cell table:style-name="ACE-0x1615218" office:value-type="string" office:string-value="P1">
            <text:p>P1</text:p>
          </table:table-cell>
          <table:table-cell table:style-name="ACE-0x1614d98" office:value-type="string" office:string-value="Met One windset">
            <text:p>Met One windset</text:p>
          </table:table-cell>
          <table:table-cell table:style-name="ACE-0x1614d98" office:value-type="string" office:string-value="Red - Wind speed signal">
            <text:p>Red - Wind speed signal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8/4L">
            <text:p>SE8/4L</text:p>
          </table:table-cell>
          <table:table-cell table:style-name="ACE-0x1614d98" office:value-type="string" office:string-value="Judd u-s Depth">
            <text:p>Judd u-s Depth</text:p>
          </table:table-cell>
          <table:table-cell table:style-name="ACE-0x1614d98" office:value-type="string" office:string-value="Brown - Diff Low">
            <text:p>Brown - Diff Low</text:p>
          </table:table-cell>
          <table:table-cell table:style-name="ACE-0x1615218" office:value-type="string" office:string-value="gnd">
            <text:p>gnd</text:p>
          </table:table-cell>
          <table:table-cell table:style-name="ACE-0x1614d98" office:value-type="string" office:string-value="Met One windset">
            <text:p>Met One windset</text:p>
          </table:table-cell>
          <table:table-cell table:style-name="ACE-0x1614d98" office:value-type="string" office:string-value="Black - Wind speed ref">
            <text:p>Black - Wind speed ref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number-columns-repeated="2" table:style-name="ACE-0x1614d98"/>
          <table:table-cell table:style-name="ACE-0x1615218" office:value-type="string" office:string-value="P2">
            <text:p>P2</text:p>
          </table:table-cell>
          <table:table-cell table:style-name="ACE-0x1614d98" office:value-type="string" office:string-value="Texas Elec. Rain guage">
            <text:p>Texas Elec. Rain guage</text:p>
          </table:table-cell>
          <table:table-cell table:style-name="ACE-0x1614d98" office:value-type="string" office:string-value="Black - pulse signal">
            <text:p>Black - pulse signal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9/5H">
            <text:p>SE9/5H</text:p>
          </table:table-cell>
          <table:table-cell table:style-name="ACE-0x1614d98" office:value-type="string" office:string-value="PAR up">
            <text:p>PAR up</text:p>
          </table:table-cell>
          <table:table-cell table:style-name="ACE-0x1614d98" office:value-type="string" office:string-value="Green - pos">
            <text:p>Green - pos</text:p>
          </table:table-cell>
          <table:table-cell table:style-name="ACE-0x1615218" office:value-type="string" office:string-value="gnd">
            <text:p>gnd</text:p>
          </table:table-cell>
          <table:table-cell table:style-name="ACE-0x1614d98" office:value-type="string" office:string-value="Texas Elec. Rain guage">
            <text:p>Texas Elec. Rain guage</text:p>
          </table:table-cell>
          <table:table-cell table:style-name="ACE-0x1614d98" office:value-type="string" office:string-value="White, Clear - ref, shield">
            <text:p>White, Clear - ref, shield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0/5L">
            <text:p>SE10/5L</text:p>
          </table:table-cell>
          <table:table-cell table:style-name="ACE-0x1614d98" office:value-type="string" office:string-value="PAR up">
            <text:p>PAR up</text:p>
          </table:table-cell>
          <table:table-cell table:style-name="ACE-0x1614d98" office:value-type="string" office:string-value="Blue - neg">
            <text:p>Blue - neg</text:p>
          </table:table-cell>
          <table:table-cell table:style-name="ACE-0x1615218" office:value-type="string" office:string-value="P3">
            <text:p>P3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/>
          <table:table-cell table:style-name="ACE-0x1614d98" office:value-type="string" office:string-value="Jumper from 5L">
            <text:p>Jumper from 5L</text:p>
          </table:table-cell>
          <table:table-cell table:style-name="ACE-0x161521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1/6H">
            <text:p>SE11/6H</text:p>
          </table:table-cell>
          <table:table-cell table:style-name="ACE-0x1614d98" office:value-type="string" office:string-value="PAR down">
            <text:p>PAR down</text:p>
          </table:table-cell>
          <table:table-cell table:style-name="ACE-0x1614d98" office:value-type="string" office:string-value="Bare - pos">
            <text:p>Bare - pos</text:p>
          </table:table-cell>
          <table:table-cell table:style-name="ACE-0x1615218" office:value-type="string" office:string-value="P4">
            <text:p>P4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5">
          <table:table-cell table:style-name="ACE-0x16147f8" office:value-type="string" office:string-value="SE12/6L">
            <text:p>SE12/6L</text:p>
          </table:table-cell>
          <table:table-cell table:style-name="ACE-0x1614d98" office:value-type="string" office:string-value="PAR down">
            <text:p>PAR down</text:p>
          </table:table-cell>
          <table:table-cell table:style-name="ACE-0x1580468" office:value-type="string" office:string-value="Clear - neg">
            <text:p>Clear - neg</text:p>
          </table:table-cell>
          <table:table-cell table:style-name="ACE-0x16147f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/>
          <table:table-cell table:style-name="ACE-0x1614d98" office:value-type="string" office:string-value="Jumper from 6L">
            <text:p>Jumper from 6L</text:p>
          </table:table-cell>
          <table:table-cell table:number-columns-repeated="253" table:style-name="ACE-0x1580468"/>
        </table:table-row>
        <table:table-row table:style-name="AROW-0">
          <table:table-cell table:number-columns-repeated="3" table:style-name="ACE-0x1580468"/>
          <table:table-cell table:style-name="ACE-0x1614b58"/>
          <table:table-cell table:number-columns-repeated="252" table:style-name="ACE-0x1580468"/>
        </table:table-row>
        <table:table-row table:style-name="AROW-5">
          <table:table-cell table:style-name="ACE-0x1614918" office:value-type="string" office:string-value="Rank 2">
            <text:p>Rank 2</text:p>
          </table:table-cell>
          <table:table-cell table:number-columns-repeated="2" table:style-name="ACE-0x1580468"/>
          <table:table-cell table:style-name="ACE-0x1614918" office:value-type="string" office:string-value="POWER OUT terminals">
            <text:p>POWER OUT terminals</text:p>
          </table:table-cell>
          <table:table-cell table:number-columns-repeated="252" table:style-name="ACE-0x1580468"/>
        </table:table-row>
        <table:table-row table:style-name="AROW-0">
          <table:table-cell table:style-name="ACE-0x1614a38" office:value-type="string" office:string-value="SE13/7H">
            <text:p>SE13/7H</text:p>
          </table:table-cell>
          <table:table-cell table:style-name="ACE-0x1614d98" office:value-type="string" office:string-value="Net radiation">
            <text:p>Net radiation</text:p>
          </table:table-cell>
          <table:table-cell table:style-name="ACE-0x16150f8" office:value-type="string" office:string-value="Red - Diff High">
            <text:p>Red - Diff High</text:p>
          </table:table-cell>
          <table:table-cell table:style-name="ACE-0x1614a38" office:value-type="string" office:string-value="GND">
            <text:p>GND</text:p>
          </table:table-cell>
          <table:table-cell table:style-name="ACE-0x1614d98" office:value-type="string" office:string-value="Ground to A6REL12 relay (2)">
            <text:p>Ground to A6REL12 relay (2)</text:p>
          </table:table-cell>
          <table:table-cell table:style-name="ACE-0x1614d98" office:value-type="string" office:string-value="Black">
            <text:p>Black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4/7L">
            <text:p>SE14/7L</text:p>
          </table:table-cell>
          <table:table-cell table:style-name="ACE-0x1614d98" office:value-type="string" office:string-value="Net radiation">
            <text:p>Net radiation</text:p>
          </table:table-cell>
          <table:table-cell table:style-name="ACE-0x16150f8" office:value-type="string" office:string-value="Black - Diff Low">
            <text:p>Black - Diff Low</text:p>
          </table:table-cell>
          <table:table-cell table:style-name="ACE-0x16147f8" office:value-type="string" office:string-value="5v">
            <text:p>5v</text:p>
          </table:table-cell>
          <table:table-cell table:style-name="ACE-0x1614d98" office:value-type="string" office:string-value="Power to A6REL12 relay (1)">
            <text:p>Power to A6REL12 relay (1)</text:p>
          </table:table-cell>
          <table:table-cell table:style-name="ACE-0x1614d98" office:value-type="string" office:string-value="Red">
            <text:p>Red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 office:value-type="string" office:string-value="Net radiation">
            <text:p>Net radiation</text:p>
          </table:table-cell>
          <table:table-cell table:style-name="ACE-0x16150f8" office:value-type="string" office:string-value="Clear - Shield, Jumper from 7L">
            <text:p>Clear - Shield, Jumper from 7L</text:p>
          </table:table-cell>
          <table:table-cell table:style-name="ACE-0x16147f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5/8H">
            <text:p>SE15/8H</text:p>
          </table:table-cell>
          <table:table-cell table:style-name="ACE-0x1614d98" office:value-type="string" office:string-value="IR radiometer (Met - 2363)">
            <text:p>IR radiometer (Met - 2363)</text:p>
          </table:table-cell>
          <table:table-cell table:style-name="ACE-0x16150f8" office:value-type="string" office:string-value="Green - signal">
            <text:p>Green - signal</text:p>
          </table:table-cell>
          <table:table-cell table:style-name="ACE-0x16147f8" office:value-type="string" office:string-value="SW12">
            <text:p>SW12</text:p>
          </table:table-cell>
          <table:table-cell table:style-name="ACE-0x1614d98" office:value-type="string" office:string-value="Vaisala T/H sensor">
            <text:p>Vaisala T/H sensor</text:p>
          </table:table-cell>
          <table:table-cell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6/8L">
            <text:p>SE16/8L</text:p>
          </table:table-cell>
          <table:table-cell table:style-name="ACE-0x1580468"/>
          <table:table-cell table:style-name="ACE-0x16150f8"/>
          <table:table-cell table:style-name="ACE-0x16147f8" office:value-type="string" office:string-value="GND">
            <text:p>GND</text:p>
          </table:table-cell>
          <table:table-cell table:style-name="ACE-0x1614d98" office:value-type="string" office:string-value="Setra Pressure">
            <text:p>Setra Pressure</text:p>
          </table:table-cell>
          <table:table-cell table:style-name="ACE-0x1614d98" office:value-type="string" office:string-value="Black - power ground">
            <text:p>Black - power ground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 office:value-type="string" office:string-value="IR radiometer (Met - 2363)">
            <text:p>IR radiometer (Met - 2363)</text:p>
          </table:table-cell>
          <table:table-cell table:style-name="ACE-0x1614d98" office:value-type="string" office:string-value="Blue - SE signal ref">
            <text:p>Blue - SE signal ref</text:p>
          </table:table-cell>
          <table:table-cell table:style-name="ACE-0x16147f8" office:value-type="string" office:string-value="12v">
            <text:p>12v</text:p>
          </table:table-cell>
          <table:table-cell table:style-name="ACE-0x1614d98" office:value-type="string" office:string-value="Power to A6REL12 relay (2)">
            <text:p>Power to A6REL12 relay (2)</text:p>
          </table:table-cell>
          <table:table-cell table:style-name="ACE-0x1614d98" office:value-type="string" office:string-value="Red - 12vdc supply">
            <text:p>Red - 12vdc supply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7/9H">
            <text:p>SE17/9H</text:p>
          </table:table-cell>
          <table:table-cell table:style-name="ACE-0x1614d98" office:value-type="string" office:string-value="IR radiometer (Met - 2363)">
            <text:p>IR radiometer (Met - 2363)</text:p>
          </table:table-cell>
          <table:table-cell table:style-name="ACE-0x1614d98" office:value-type="string" office:string-value="Red - Diff High">
            <text:p>Red - Diff High</text:p>
          </table:table-cell>
          <table:table-cell table:style-name="ACE-0x16147f8" office:value-type="string" office:string-value="12v">
            <text:p>12v</text:p>
          </table:table-cell>
          <table:table-cell table:style-name="ACE-0x1614d98" office:value-type="string" office:string-value="Judd u-s Depth, Setra Pressure">
            <text:p>Judd u-s Depth, Setra Pressure</text:p>
          </table:table-cell>
          <table:table-cell table:style-name="ACE-0x1614d98" office:value-type="string" office:string-value="Red - 12vdc supply">
            <text:p>Red - 12vdc supply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18/9L">
            <text:p>SE18/9L</text:p>
          </table:table-cell>
          <table:table-cell table:style-name="ACE-0x1614d98" office:value-type="string" office:string-value="&quot;&quot;">
            <text:p>""</text:p>
          </table:table-cell>
          <table:table-cell table:style-name="ACE-0x1614d98" office:value-type="string" office:string-value="Black - Diff Low">
            <text:p>Black - Diff Low</text:p>
          </table:table-cell>
          <table:table-cell table:style-name="ACE-0x1615338" office:value-type="string" office:string-value="GND">
            <text:p>GND</text:p>
          </table:table-cell>
          <table:table-cell table:style-name="ACE-0x1614d98" office:value-type="string" office:string-value="Judd u-s Depth">
            <text:p>Judd u-s Depth</text:p>
          </table:table-cell>
          <table:table-cell table:style-name="ACE-0x1614d98" office:value-type="string" office:string-value="Black, Clear - power ground, shield">
            <text:p>Black, Clear - power ground, shield</text:p>
          </table:table-cell>
          <table:table-cell table:number-columns-repeated="250" table:style-name="ACE-0x1580468"/>
        </table:table-row>
        <table:table-row table:style-name="AROW-5">
          <table:table-cell table:style-name="ACE-0x16147f8" office:value-type="string" office:string-value="gnd">
            <text:p>gnd</text:p>
          </table:table-cell>
          <table:table-cell table:style-name="ACE-0x1614d98" office:value-type="string" office:string-value="&quot;&quot;">
            <text:p>""</text:p>
          </table:table-cell>
          <table:table-cell table:style-name="ACE-0x16150f8" office:value-type="string" office:string-value="Clear - shield">
            <text:p>Clear - shield</text:p>
          </table:table-cell>
          <table:table-cell table:style-name="ACE-0x1614918" office:value-type="string" office:string-value="CONTROL I/O terminals">
            <text:p>CONTROL I/O terminals</text:p>
          </table:table-cell>
          <table:table-cell table:number-columns-repeated="252" table:style-name="ACE-0x1580468"/>
        </table:table-row>
        <table:table-row table:style-name="AROW-0">
          <table:table-cell table:style-name="ACE-0x16147f8" office:value-type="string" office:string-value="SE19/10H">
            <text:p>SE19/10H</text:p>
          </table:table-cell>
          <table:table-cell table:style-name="ACE-0x1614d98"/>
          <table:table-cell table:style-name="ACE-0x16150f8"/>
          <table:table-cell table:style-name="ACE-0x1614a38" office:value-type="string" office:string-value="C1">
            <text:p>C1</text:p>
          </table:table-cell>
          <table:table-cell table:style-name="ACE-0x1614d98" office:value-type="string" office:string-value="Setra Pressure">
            <text:p>Setra Pressure</text:p>
          </table:table-cell>
          <table:table-cell table:style-name="ACE-0x1614d98" office:value-type="string" office:string-value="Green - enable">
            <text:p>Green - enable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20/10L">
            <text:p>SE20/10L</text:p>
          </table:table-cell>
          <table:table-cell table:style-name="ACE-0x1614d98"/>
          <table:table-cell table:style-name="ACE-0x16150f8"/>
          <table:table-cell table:style-name="ACE-0x16147f8" office:value-type="string" office:string-value="C2">
            <text:p>C2</text:p>
          </table:table-cell>
          <table:table-cell table:style-name="ACE-0x1614d98" office:value-type="string" office:string-value="Judd u-s Depth">
            <text:p>Judd u-s Depth</text:p>
          </table:table-cell>
          <table:table-cell table:style-name="ACE-0x1614d98" office:value-type="string" office:string-value="Green - enable">
            <text:p>Green - enable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/>
          <table:table-cell table:style-name="ACE-0x16150f8"/>
          <table:table-cell table:style-name="ACE-0x16147f8" office:value-type="string" office:string-value="C3">
            <text:p>C3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21/11H">
            <text:p>SE21/11H</text:p>
          </table:table-cell>
          <table:table-cell table:style-name="ACE-0x1614d98"/>
          <table:table-cell table:style-name="ACE-0x16150f8"/>
          <table:table-cell table:style-name="ACE-0x16147f8" office:value-type="string" office:string-value="C4">
            <text:p>C4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22/11L">
            <text:p>SE22/11L</text:p>
          </table:table-cell>
          <table:table-cell table:style-name="ACE-0x1614d98"/>
          <table:table-cell table:style-name="ACE-0x16150f8"/>
          <table:table-cell table:style-name="ACE-0x16147f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3">
          <table:table-cell table:style-name="ACE-0x16147f8" office:value-type="string" office:string-value="gnd">
            <text:p>gnd</text:p>
          </table:table-cell>
          <table:table-cell table:style-name="ACE-0x1614d98"/>
          <table:table-cell table:style-name="ACE-0x16150f8"/>
          <table:table-cell table:style-name="ACE-0x16147f8" office:value-type="string" office:string-value="C5">
            <text:p>C5</text:p>
          </table:table-cell>
          <table:table-cell table:style-name="ACE-0x1614d98" office:value-type="string" office:string-value="Control to A6REL12 relay">
            <text:p>Control to A6REL12 relay</text:p>
          </table:table-cell>
          <table:table-cell table:style-name="ACE-0x1614d98" office:value-type="string" office:string-value="Green - enable">
            <text:p>Green - enable</text:p>
          </table:table-cell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23/12H">
            <text:p>SE23/12H</text:p>
          </table:table-cell>
          <table:table-cell table:style-name="ACE-0x1614d98"/>
          <table:table-cell table:style-name="ACE-0x16150f8"/>
          <table:table-cell table:style-name="ACE-0x16147f8" office:value-type="string" office:string-value="C6">
            <text:p>C6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SE24/12L">
            <text:p>SE24/12L</text:p>
          </table:table-cell>
          <table:table-cell table:style-name="ACE-0x1614d98"/>
          <table:table-cell table:style-name="ACE-0x16150f8"/>
          <table:table-cell table:style-name="ACE-0x16147f8" office:value-type="string" office:string-value="C7">
            <text:p>C7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style-name="ACE-0x16147f8" office:value-type="string" office:string-value="gnd">
            <text:p>gnd</text:p>
          </table:table-cell>
          <table:table-cell table:style-name="ACE-0x1614d98"/>
          <table:table-cell table:style-name="ACE-0x16150f8"/>
          <table:table-cell table:style-name="ACE-0x16147f8" office:value-type="string" office:string-value="C8">
            <text:p>C8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number-columns-repeated="3" table:style-name="ACE-0x1580468"/>
          <table:table-cell table:style-name="ACE-0x16147f8" office:value-type="string" office:string-value="GND">
            <text:p>GND</text:p>
          </table:table-cell>
          <table:table-cell table:number-columns-repeated="2" table:style-name="ACE-0x1614d98"/>
          <table:table-cell table:number-columns-repeated="250" table:style-name="ACE-0x1580468"/>
        </table:table-row>
        <table:table-row table:style-name="AROW-0">
          <table:table-cell table:number-columns-repeated="8" table:style-name="ACE-0x1580468"/>
          <table:table-cell table:number-columns-repeated="56" table:style-name="ACE-0x1580468"/>
          <table:table-cell table:number-columns-repeated="192" table:style-name="ACE-0x1580468"/>
        </table:table-row>
        <table:table-row table:style-name="AROW-0" table:number-rows-repeated="3">
          <table:table-cell table:number-columns-repeated="8" table:style-name="ACE-0x1580468"/>
          <table:table-cell table:number-columns-repeated="56" table:style-name="ACE-0x1580468"/>
          <table:table-cell table:number-columns-repeated="192" table:style-name="ACE-0x1580468"/>
        </table:table-row>
        <table:table-row table:style-name="AROW-0">
          <table:table-cell table:number-columns-repeated="8" table:style-name="ACE-0x1580468"/>
          <table:table-cell table:number-columns-repeated="56" table:style-name="ACE-0x1580468"/>
          <table:table-cell table:number-columns-repeated="192" table:style-name="ACE-0x1580468"/>
        </table:table-row>
        <table:table-row table:style-name="AROW-0" table:number-rows-repeated="191">
          <table:table-cell table:number-columns-repeated="8" table:style-name="ACE-0x1580468"/>
          <table:table-cell table:number-columns-repeated="56" table:style-name="ACE-0x1580468"/>
          <table:table-cell table:number-columns-repeated="192" table:style-name="ACE-0x1580468"/>
        </table:table-row>
        <table:table-row table:style-name="AROW-0">
          <table:table-cell table:number-columns-repeated="64" table:style-name="ACE-0x1580468"/>
          <table:table-cell table:number-columns-repeated="192" table:style-name="ACE-0x1580468"/>
        </table:table-row>
        <table:table-row table:style-name="AROW-0" table:number-rows-repeated="65279">
          <table:table-cell table:number-columns-repeated="64" table:style-name="ACE-0x1580468"/>
          <table:table-cell table:number-columns-repeated="192" table:style-name="ACE-0x1580468"/>
        </table:table-row>
        <table:named-expressions>
          <table:named-expression table:name="Print_Area" table:expression="of:=#REF!" table:base-cell-address="$'Met1 CR23x'.$A$1"/>
          <table:named-expression table:name="Sheet_Title" table:expression="of:=&quot;Met1 CR23x&quot;" table:base-cell-address="$'Met1 CR23x'.$A$1"/>
        </table:named-expressions>
      </table:table>
      <table:table table:name="Forest1 CR23x" table:style-name="ta-0x13ccbc0" table:print="true" table:print-ranges="$'Forest1 CR23x'.A22:.F62">
        <office:forms form:automatic-focus="false" form:apply-design-mode="false">
          <form:form/>
        </office:forms>
        <table:table-column table:default-cell-style-name="ACE-0x1615578" table:style-name="ACOL-25"/>
        <table:table-column table:default-cell-style-name="ACE-0x1615578" table:style-name="ACOL-61"/>
        <table:table-column table:default-cell-style-name="ACE-0x1615578" table:style-name="ACOL-62"/>
        <table:table-column table:default-cell-style-name="ACE-0x1615578" table:style-name="ACOL-63"/>
        <table:table-column table:default-cell-style-name="ACE-0x1615578" table:style-name="ACOL-61"/>
        <table:table-column table:default-cell-style-name="ACE-0x1615578" table:style-name="ACOL-64"/>
        <table:table-column table:default-cell-style-name="ACE-0x1615578" table:style-name="ACOL-56"/>
        <table:table-column table:default-cell-style-name="ACE-0x1615578" table:style-name="ACOL-57"/>
        <table:table-column table:default-cell-style-name="ACE-0x1615578" table:style-name="ACOL-58"/>
        <table:table-column table:default-cell-style-name="ACE-0x1615578" table:style-name="ACOL-60"/>
        <table:table-column table:default-cell-style-name="ACE-0x1615578" table:style-name="ACOL-0" table:number-columns-repeated="246"/>
        <table:table-row table:style-name="AROW-0">
          <table:table-cell table:number-columns-repeated="256" table:style-name="ACE-0x1615578"/>
        </table:table-row>
        <table:table-row table:style-name="AROW-0" table:number-rows-repeated="2">
          <table:table-cell table:number-columns-repeated="256" table:style-name="ACE-0x1615578"/>
        </table:table-row>
        <table:table-row table:style-name="AROW-0">
          <table:table-cell table:style-name="ACE-0x1615698" office:value-type="string" office:string-value="Datalogger">
            <text:p>Datalogger</text:p>
          </table:table-cell>
          <table:table-cell table:style-name="ACE-0x1615698" office:value-type="string" office:string-value="Model">
            <text:p>Model</text:p>
          </table:table-cell>
          <table:table-cell table:style-name="ACE-0x1615698" office:value-type="string" office:string-value="ser num">
            <text:p>ser num</text:p>
          </table:table-cell>
          <table:table-cell table:style-name="ACE-0x1615698" office:value-type="string" office:string-value="Mounting hardware">
            <text:p>Mounting hardware</text:p>
          </table:table-cell>
          <table:table-cell table:style-name="ACE-0x1615698" office:value-type="string" office:string-value="Notes">
            <text:p>Notes</text:p>
          </table:table-cell>
          <table:table-cell table:number-columns-repeated="251" table:style-name="ACE-0x1615578"/>
        </table:table-row>
        <table:table-row table:style-name="AROW-3">
          <table:table-cell table:style-name="ACE-0x1615578" office:value-type="string" office:string-value="Forest1">
            <text:p>Forest1</text:p>
          </table:table-cell>
          <table:table-cell table:style-name="ACE-0x1615578" office:value-type="string" office:string-value="Campbell CR23x">
            <text:p>Campbell CR23x</text:p>
          </table:table-cell>
          <table:table-cell table:style-name="ACE-0x1615578" office:value-type="string" office:string-value="6343 (inventory #279627)">
            <text:p>6343 (inventory #279627)</text:p>
          </table:table-cell>
          <table:table-cell table:style-name="ACE-0x1615578" office:value-type="string" office:string-value="Enclosure on Forest tower">
            <text:p>Enclosure on Forest tower</text:p>
          </table:table-cell>
          <table:table-cell table:number-columns-repeated="252" table:style-name="ACE-0x1615578"/>
        </table:table-row>
        <table:table-row table:style-name="AROW-0">
          <table:table-cell table:number-columns-repeated="256" table:style-name="ACE-0x1615578"/>
        </table:table-row>
        <text:soft-page-break/>
        <table:table-row table:style-name="AROW-0">
          <table:table-cell table:style-name="ACE-0x1615698" office:value-type="string" office:string-value="Multiplexers">
            <text:p>Multiplexers</text:p>
          </table:table-cell>
          <table:table-cell table:number-columns-repeated="255" table:style-name="ACE-0x1615578"/>
        </table:table-row>
        <table:table-row table:style-name="AROW-3">
          <table:table-cell table:style-name="ACE-0x1615578" office:value-type="string" office:string-value="Mux1">
            <text:p>Mux1</text:p>
          </table:table-cell>
          <table:table-cell table:number-columns-repeated="2" table:style-name="ACE-0x1615578"/>
          <table:table-cell table:style-name="ACE-0x1615578" office:value-type="string" office:string-value="Fencepost">
            <text:p>Fencepost</text:p>
          </table:table-cell>
          <table:table-cell table:number-columns-repeated="252" table:style-name="ACE-0x1615578"/>
        </table:table-row>
        <table:table-row table:style-name="AROW-3">
          <table:table-cell table:style-name="ACE-0x1615578" office:value-type="string" office:string-value="Mux2">
            <text:p>Mux2</text:p>
          </table:table-cell>
          <table:table-cell table:number-columns-repeated="2" table:style-name="ACE-0x1615578"/>
          <table:table-cell table:style-name="ACE-0x1615578" office:value-type="string" office:string-value="Fencepost">
            <text:p>Fencepost</text:p>
          </table:table-cell>
          <table:table-cell table:number-columns-repeated="252" table:style-name="ACE-0x1615578"/>
        </table:table-row>
        <table:table-row table:style-name="AROW-3">
          <table:table-cell table:style-name="ACE-0x1615578" office:value-type="string" office:string-value="Mux3">
            <text:p>Mux3</text:p>
          </table:table-cell>
          <table:table-cell table:number-columns-repeated="2" table:style-name="ACE-0x1615578"/>
          <table:table-cell table:style-name="ACE-0x1615578" office:value-type="string" office:string-value="Fencepost">
            <text:p>Fencepost</text:p>
          </table:table-cell>
          <table:table-cell table:number-columns-repeated="252" table:style-name="ACE-0x1615578"/>
        </table:table-row>
        <table:table-row table:style-name="AROW-0">
          <table:table-cell table:number-columns-repeated="256" table:style-name="ACE-0x1615578"/>
        </table:table-row>
        <table:table-row table:style-name="AROW-0">
          <table:table-cell table:style-name="ACE-0x1615698" office:value-type="string" office:string-value="Sensors">
            <text:p>Sensors</text:p>
          </table:table-cell>
          <table:table-cell table:style-name="ACE-0x1615698" office:value-type="string" office:string-value="Model">
            <text:p>Model</text:p>
          </table:table-cell>
          <table:table-cell table:style-name="ACE-0x1615698" office:value-type="string" office:string-value="Ser num">
            <text:p>Ser num</text:p>
          </table:table-cell>
          <table:table-cell table:style-name="ACE-0x1615698" office:value-type="string" office:string-value="Mounting hardware">
            <text:p>Mounting hardware</text:p>
          </table:table-cell>
          <table:table-cell table:style-name="ACE-0x1615698" office:value-type="string" office:string-value="Mounting height/location">
            <text:p>Mounting height/location</text:p>
          </table:table-cell>
          <table:table-cell table:style-name="ACE-0x1615698" office:value-type="string" office:string-value="Wired to">
            <text:p>Wired to</text:p>
          </table:table-cell>
          <table:table-cell table:style-name="ACE-0x1615698" office:value-type="string" office:string-value="Calibration 1">
            <text:p>Calibration 1</text:p>
          </table:table-cell>
          <table:table-cell table:style-name="ACE-0x1615698" office:value-type="string" office:string-value="Calibration 2">
            <text:p>Calibration 2</text:p>
          </table:table-cell>
          <table:table-cell table:style-name="ACE-0x1615698" office:value-type="string" office:string-value="Calibration 3">
            <text:p>Calibration 3</text:p>
          </table:table-cell>
          <table:table-cell table:style-name="ACE-0x1615698" office:value-type="string" office:string-value="Notes">
            <text:p>Notes</text:p>
          </table:table-cell>
          <table:table-cell table:number-columns-repeated="246" table:style-name="ACE-0x1615578"/>
        </table:table-row>
        <table:table-row table:style-name="AROW-0">
          <table:table-cell table:style-name="ACE-0x1615578" office:value-type="string" office:string-value="Temp/Humid">
            <text:p>Temp/Humid</text:p>
          </table:table-cell>
          <table:table-cell table:style-name="ACE-0x1615578" office:value-type="string" office:string-value="Vaisala HMP45A">
            <text:p>Vaisala HMP45A</text:p>
          </table:table-cell>
          <table:table-cell table:style-name="ACE-0x1616ad8" office:value-type="string" office:string-value="W0530009">
            <text:p>W0530009</text:p>
          </table:table-cell>
          <table:table-cell table:style-name="ACE-0x1615578" office:value-type="string" office:string-value="RM Young beehive/pole">
            <text:p>RM Young beehive/pole</text:p>
          </table:table-cell>
          <table:table-cell table:style-name="ACE-0x1615578"/>
          <table:table-cell table:style-name="ACE-0x1615578" office:value-type="string" office:string-value="Forest1 CR23x">
            <text:p>Forest1 CR23x</text:p>
          </table:table-cell>
          <table:table-cell table:number-columns-repeated="250" table:style-name="ACE-0x1615578"/>
        </table:table-row>
        <table:table-row table:style-name="AROW-0">
          <table:table-cell table:style-name="ACE-0x1615578" office:value-type="string" office:string-value="Wind">
            <text:p>Wind</text:p>
          </table:table-cell>
          <table:table-cell table:style-name="ACE-0x1615578" office:value-type="string" office:string-value="Met One C034B">
            <text:p>Met One C034B</text:p>
          </table:table-cell>
          <table:table-cell table:style-name="ACE-0x1616ad8" office:value-type="string" office:string-value="C5805">
            <text:p>C5805</text:p>
          </table:table-cell>
          <table:table-cell table:style-name="ACE-0x1615578" office:value-type="string" office:string-value="nurail on boom">
            <text:p>nurail on boom</text:p>
          </table:table-cell>
          <table:table-cell table:style-name="ACE-0x1615578"/>
          <table:table-cell table:style-name="ACE-0x1615578" office:value-type="string" office:string-value="Forest1 CR23x">
            <text:p>Forest1 CR23x</text:p>
          </table:table-cell>
          <table:table-cell table:number-columns-repeated="250" table:style-name="ACE-0x1615578"/>
        </table:table-row>
        <table:table-row table:style-name="AROW-0">
          <table:table-cell table:style-name="ACE-0x1615578" office:value-type="string" office:string-value="IR radiometer">
            <text:p>IR radiometer</text:p>
          </table:table-cell>
          <table:table-cell table:style-name="ACE-0x1615578" office:value-type="string" office:string-value="Apogee SI-111">
            <text:p>Apogee SI-111</text:p>
          </table:table-cell>
          <table:table-cell table:style-name="ACE-0x1616ad8" office:value-type="float" office:value="2361">
            <text:p>2361</text:p>
          </table:table-cell>
          <table:table-cell table:style-name="ACE-0x1615578" office:value-type="string" office:string-value="CM230">
            <text:p>CM230</text:p>
          </table:table-cell>
          <table:table-cell table:style-name="ACE-0x1615578" office:value-type="string" office:string-value="Treatment edge">
            <text:p>Treatment edge</text:p>
          </table:table-cell>
          <table:table-cell table:style-name="ACE-0x1615578" office:value-type="string" office:string-value="Forest1 CR23x">
            <text:p>Forest1 CR23x</text:p>
          </table:table-cell>
          <table:table-cell table:style-name="ACE-0x1615578" office:value-type="string" office:string-value="C2 m: 0.86384, b: 0.28300">
            <text:p>C2 m: 0.86384, b: 0.28300</text:p>
          </table:table-cell>
          <table:table-cell table:style-name="ACE-0x1615578" office:value-type="string" office:string-value="C1 m: 62.23732, b: -4.82953">
            <text:p>C1 m: 62.23732, b: -4.82953</text:p>
          </table:table-cell>
          <table:table-cell table:style-name="ACE-0x1615578" office:value-type="string" office:string-value="C0 m: 14338.44338, b: -12.73683">
            <text:p>C0 m: 14338.44338, b: -12.73683</text:p>
          </table:table-cell>
          <table:table-cell table:style-name="ACE-0x1615578" office:value-type="string" office:string-value="Calibration coefficients are saved in my drawer">
            <text:p>Calibration coefficients are saved in my drawer</text:p>
          </table:table-cell>
          <table:table-cell table:number-columns-repeated="246" table:style-name="ACE-0x1615578"/>
        </table:table-row>
        <table:table-row table:style-name="AROW-0">
          <table:table-cell table:style-name="ACE-0x1615578" office:value-type="string" office:string-value="IR radiometer">
            <text:p>IR radiometer</text:p>
          </table:table-cell>
          <table:table-cell table:style-name="ACE-0x1615578" office:value-type="string" office:string-value="Apogee SI-111">
            <text:p>Apogee SI-111</text:p>
          </table:table-cell>
          <table:table-cell table:style-name="ACE-0x1616ad8" office:value-type="float" office:value="2362">
            <text:p>2362</text:p>
          </table:table-cell>
          <table:table-cell table:style-name="ACE-0x1615578" office:value-type="string" office:string-value="CM230">
            <text:p>CM230</text:p>
          </table:table-cell>
          <table:table-cell table:style-name="ACE-0x1615578" office:value-type="string" office:string-value="Canopy">
            <text:p>Canopy</text:p>
          </table:table-cell>
          <table:table-cell table:style-name="ACE-0x1615578" office:value-type="string" office:string-value="Forest1 CR23x">
            <text:p>Forest1 CR23x</text:p>
          </table:table-cell>
          <table:table-cell table:style-name="ACE-0x1615578" office:value-type="string" office:string-value="C2 m: 0.77405, b: 0.24962">
            <text:p>C2 m: 0.77405, b: 0.24962</text:p>
          </table:table-cell>
          <table:table-cell table:style-name="ACE-0x1615578" office:value-type="string" office:string-value="C1 m: 68.07768, b: -2.25549">
            <text:p>C1 m: 68.07768, b: -2.25549</text:p>
          </table:table-cell>
          <table:table-cell table:style-name="ACE-0x1615578" office:value-type="string" office:string-value="C0 m: 14222.34222, b: -72.48612">
            <text:p>C0 m: 14222.34222, b: -72.48612</text:p>
          </table:table-cell>
          <table:table-cell table:number-columns-repeated="247" table:style-name="ACE-0x1615578"/>
        </table:table-row>
        <table:table-row table:style-name="AROW-0">
          <table:table-cell table:style-name="ACE-0x1615578" office:value-type="string" office:string-value="IR radiometer">
            <text:p>IR radiometer</text:p>
          </table:table-cell>
          <table:table-cell table:style-name="ACE-0x1615578" office:value-type="string" office:string-value="Apogee SI-111">
            <text:p>Apogee SI-111</text:p>
          </table:table-cell>
          <table:table-cell table:style-name="ACE-0x1616ad8" office:value-type="float" office:value="2364">
            <text:p>2364</text:p>
          </table:table-cell>
          <table:table-cell table:style-name="ACE-0x1615578" office:value-type="string" office:string-value="CM230">
            <text:p>CM230</text:p>
          </table:table-cell>
          <table:table-cell table:style-name="ACE-0x1615578" office:value-type="string" office:string-value="Control edge">
            <text:p>Control edge</text:p>
          </table:table-cell>
          <table:table-cell table:style-name="ACE-0x1615578" office:value-type="string" office:string-value="Forest1 CR23x">
            <text:p>Forest1 CR23x</text:p>
          </table:table-cell>
          <table:table-cell table:style-name="ACE-0x1615578" office:value-type="string" office:string-value="C2 m: 0.60645, b: 0.35482">
            <text:p>C2 m: 0.60645, b: 0.35482</text:p>
          </table:table-cell>
          <table:table-cell table:style-name="ACE-0x1615578" office:value-type="string" office:string-value="C1 m: 73.83054, b: -9.16495">
            <text:p>C1 m: 73.83054, b: -9.16495</text:p>
          </table:table-cell>
          <table:table-cell table:style-name="ACE-0x1615578" office:value-type="string" office:string-value="C0 m: 13076.13076, b: -82.13272">
            <text:p>C0 m: 13076.13076, b: -82.13272</text:p>
          </table:table-cell>
          <table:table-cell table:number-columns-repeated="247" table:style-name="ACE-0x1615578"/>
        </table:table-row>
        <table:table-row table:style-name="AROW-0">
          <table:table-cell table:number-columns-repeated="2" table:style-name="ACE-0x1615578"/>
          <table:table-cell table:style-name="ACE-0x1616ad8"/>
          <table:table-cell table:number-columns-repeated="253" table:style-name="ACE-0x1615578"/>
        </table:table-row>
        <table:table-row table:style-name="AROW-0">
          <table:table-cell table:number-columns-repeated="2" table:style-name="ACE-0x1615578"/>
          <table:table-cell table:style-name="ACE-0x1616ad8"/>
          <table:table-cell table:number-columns-repeated="253" table:style-name="ACE-0x1615578"/>
        </table:table-row>
        <table:table-row table:style-name="AROW-0">
          <table:table-cell table:number-columns-repeated="2" table:style-name="ACE-0x1615578"/>
          <table:table-cell table:style-name="ACE-0x1616ad8"/>
          <table:table-cell table:number-columns-repeated="253" table:style-name="ACE-0x1615578"/>
        </table:table-row>
        <table:table-row table:style-name="AROW-0">
          <table:table-cell table:number-columns-repeated="256" table:style-name="ACE-0x1615578"/>
        </table:table-row>
        <table:table-row table:style-name="AROW-5">
          <table:table-cell table:style-name="ACE-0x16157b8" office:value-type="string" office:string-value="SE/DIFF terminals">
            <text:p>SE/DIFF terminals</text:p>
          </table:table-cell>
          <table:table-cell table:style-name="ACE-0x1615e78" office:value-type="string" office:string-value="Instrument">
            <text:p>Instrument</text:p>
          </table:table-cell>
          <table:table-cell table:style-name="ACE-0x1615e78" office:value-type="string" office:string-value="Wire">
            <text:p>Wire</text:p>
          </table:table-cell>
          <table:table-cell table:style-name="ACE-0x16157b8" office:value-type="string" office:string-value="EX terminals">
            <text:p>EX terminals</text:p>
          </table:table-cell>
          <table:table-cell table:style-name="ACE-0x1615e78" office:value-type="string" office:string-value="Instrument">
            <text:p>Instrument</text:p>
          </table:table-cell>
          <table:table-cell table:style-name="ACE-0x1615e78" office:value-type="string" office:string-value="Wire">
            <text:p>Wire</text:p>
          </table:table-cell>
          <table:table-cell table:number-columns-repeated="250" table:style-name="ACE-0x1615578"/>
        </table:table-row>
        <table:table-row table:style-name="AROW-0">
          <table:table-cell table:style-name="ACE-0x16158d8" office:value-type="string" office:string-value="Rank 1">
            <text:p>Rank 1</text:p>
          </table:table-cell>
          <table:table-cell table:number-columns-repeated="2" table:style-name="ACE-0x1615f98"/>
          <table:table-cell table:style-name="ACE-0x1617078" office:value-type="string" office:string-value="gnd">
            <text:p>gnd</text:p>
          </table:table-cell>
          <table:table-cell table:number-columns-repeated="2" table:style-name="ACE-0x1615f98"/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SE1/1H">
            <text:p>SE1/1H</text:p>
          </table:table-cell>
          <table:table-cell table:style-name="ACE-0x16160b8" office:value-type="string" office:string-value="Mux1">
            <text:p>Mux1</text:p>
          </table:table-cell>
          <table:table-cell table:style-name="ACE-0x16160b8" office:value-type="string" office:string-value="COM Even H">
            <text:p>COM Even H</text:p>
          </table:table-cell>
          <table:table-cell table:style-name="ACE-0x1617198" office:value-type="string" office:string-value="EX1">
            <text:p>EX1</text:p>
          </table:table-cell>
          <table:table-cell table:style-name="ACE-0x16160b8" office:value-type="string" office:string-value="IR radiometer (x3)">
            <text:p>IR radiometer (x3)</text:p>
          </table:table-cell>
          <table:table-cell table:style-name="ACE-0x16160b8" office:value-type="string" office:string-value="White - excitation">
            <text:p>White - excitation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SE2/1L">
            <text:p>SE2/1L</text:p>
          </table:table-cell>
          <table:table-cell table:style-name="ACE-0x16160b8" office:value-type="string" office:string-value="Mux1">
            <text:p>Mux1</text:p>
          </table:table-cell>
          <table:table-cell table:style-name="ACE-0x16160b8" office:value-type="string" office:string-value="COM Even L">
            <text:p>COM Even L</text:p>
          </table:table-cell>
          <table:table-cell table:style-name="ACE-0x1617198" office:value-type="string" office:string-value="EX2">
            <text:p>EX2</text:p>
          </table:table-cell>
          <table:table-cell table:style-name="ACE-0x16160b8" office:value-type="string" office:string-value="Met One windset">
            <text:p>Met One windset</text:p>
          </table:table-cell>
          <table:table-cell table:style-name="ACE-0x16160b8" office:value-type="string" office:string-value="Blue - Wind direction excit.">
            <text:p>Blue - Wind direction excit.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gnd">
            <text:p>gnd</text:p>
          </table:table-cell>
          <table:table-cell table:style-name="ACE-0x16161d8" office:value-type="string" office:string-value="Mux1 &amp; Mux2">
            <text:p>Mux1 &amp; Mux2</text:p>
          </table:table-cell>
          <table:table-cell table:style-name="ACE-0x16161d8" office:value-type="string" office:string-value="COM gnd">
            <text:p>COM gnd</text:p>
          </table:table-cell>
          <table:table-cell table:style-name="ACE-0x1617198" office:value-type="string" office:string-value="gnd">
            <text:p>gnd</text:p>
          </table:table-cell>
          <table:table-cell table:style-name="ACE-0x16160b8" office:value-type="string" office:string-value="Met One windset">
            <text:p>Met One windset</text:p>
          </table:table-cell>
          <table:table-cell table:style-name="ACE-0x16160b8" office:value-type="string" office:string-value="Clear - Wind direction shield">
            <text:p>Clear - Wind direction shield</text:p>
          </table:table-cell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3/2H">
            <text:p>SE3/2H</text:p>
          </table:table-cell>
          <table:table-cell table:style-name="ACE-0x16160b8" office:value-type="string" office:string-value="Mux2">
            <text:p>Mux2</text:p>
          </table:table-cell>
          <table:table-cell table:style-name="ACE-0x16160b8" office:value-type="string" office:string-value="COM Even H">
            <text:p>COM Even H</text:p>
          </table:table-cell>
          <table:table-cell table:style-name="ACE-0x1617198" office:value-type="string" office:string-value="EX3">
            <text:p>EX3</text:p>
          </table:table-cell>
          <table:table-cell table:style-name="ACE-0x16160b8" office:value-type="string" office:string-value="Mux3">
            <text:p>Mux3</text:p>
          </table:table-cell>
          <table:table-cell table:style-name="ACE-0x16160b8" office:value-type="string" office:string-value="COM Odd H">
            <text:p>COM Odd H</text:p>
          </table:table-cell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4/2L">
            <text:p>SE4/2L</text:p>
          </table:table-cell>
          <table:table-cell table:style-name="ACE-0x16160b8" office:value-type="string" office:string-value="Mux2">
            <text:p>Mux2</text:p>
          </table:table-cell>
          <table:table-cell table:style-name="ACE-0x16160b8" office:value-type="string" office:string-value="COM Even L">
            <text:p>COM Even L</text:p>
          </table:table-cell>
          <table:table-cell table:style-name="ACE-0x1617198" office:value-type="string" office:string-value="EX4">
            <text:p>EX4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gnd">
            <text:p>gnd</text:p>
          </table:table-cell>
          <table:table-cell table:style-name="ACE-0x16162f8" office:value-type="string" office:string-value="Mux3">
            <text:p>Mux3</text:p>
          </table:table-cell>
          <table:table-cell table:style-name="ACE-0x16161d8" office:value-type="string" office:string-value="COM gnd">
            <text:p>COM gnd</text:p>
          </table:table-cell>
          <table:table-cell table:style-name="ACE-0x1617198" office:value-type="string" office:string-value="gnd">
            <text:p>gnd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5/3H">
            <text:p>SE5/3H</text:p>
          </table:table-cell>
          <table:table-cell table:style-name="ACE-0x16160b8" office:value-type="string" office:string-value="Mux3">
            <text:p>Mux3</text:p>
          </table:table-cell>
          <table:table-cell table:style-name="ACE-0x16160b8" office:value-type="string" office:string-value="COM Even H">
            <text:p>COM Even H</text:p>
          </table:table-cell>
          <table:table-cell table:style-name="ACE-0x1617198" office:value-type="string" office:string-value="CAO1">
            <text:p>CAO1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6/3L">
            <text:p>SE6/3L</text:p>
          </table:table-cell>
          <table:table-cell table:style-name="ACE-0x16160b8" office:value-type="string" office:string-value="Mux3">
            <text:p>Mux3</text:p>
          </table:table-cell>
          <table:table-cell table:style-name="ACE-0x16160b8" office:value-type="string" office:string-value="COM Even L">
            <text:p>COM Even L</text:p>
          </table:table-cell>
          <table:table-cell table:style-name="ACE-0x1617198" office:value-type="string" office:string-value="CAO2">
            <text:p>CAO2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gnd">
            <text:p>gnd</text:p>
          </table:table-cell>
          <table:table-cell table:style-name="ACE-0x16162f8"/>
          <table:table-cell table:style-name="ACE-0x16161d8"/>
          <table:table-cell table:style-name="ACE-0x1617198" office:value-type="string" office:string-value="gnd">
            <text:p>gnd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7/4H">
            <text:p>SE7/4H</text:p>
          </table:table-cell>
          <table:table-cell table:style-name="ACE-0x1616418" office:value-type="string" office:string-value="IR radiometer (Treatment - 2361)">
            <text:p>IR radiometer (Treatment - 2361)</text:p>
          </table:table-cell>
          <table:table-cell table:style-name="ACE-0x1616bf8" office:value-type="string" office:string-value="Green - SE signal">
            <text:p>Green - SE signal</text:p>
          </table:table-cell>
          <table:table-cell table:style-name="ACE-0x1617198" office:value-type="string" office:string-value="P1">
            <text:p>P1</text:p>
          </table:table-cell>
          <table:table-cell table:style-name="ACE-0x16160b8" office:value-type="string" office:string-value="Met One windset">
            <text:p>Met One windset</text:p>
          </table:table-cell>
          <table:table-cell table:style-name="ACE-0x16160b8" office:value-type="string" office:string-value="Red - Wind speed signal">
            <text:p>Red - Wind speed signal</text:p>
          </table:table-cell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8/4L">
            <text:p>SE8/4L</text:p>
          </table:table-cell>
          <table:table-cell table:style-name="ACE-0x1616418" office:value-type="string" office:string-value="IR radiometer (Control - 2364)">
            <text:p>IR radiometer (Control - 2364)</text:p>
          </table:table-cell>
          <table:table-cell table:style-name="ACE-0x1616bf8" office:value-type="string" office:string-value="Green - SE signal">
            <text:p>Green - SE signal</text:p>
          </table:table-cell>
          <table:table-cell table:style-name="ACE-0x1617198" office:value-type="string" office:string-value="gnd">
            <text:p>gnd</text:p>
          </table:table-cell>
          <table:table-cell table:style-name="ACE-0x16160b8" office:value-type="string" office:string-value="Met One windset">
            <text:p>Met One windset</text:p>
          </table:table-cell>
          <table:table-cell table:style-name="ACE-0x16160b8" office:value-type="string" office:string-value="Black - Wind speed ref">
            <text:p>Black - Wind speed ref</text:p>
          </table:table-cell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gnd">
            <text:p>gnd</text:p>
          </table:table-cell>
          <table:table-cell table:style-name="ACE-0x1616418" office:value-type="string" office:string-value="IR radiometers (2361 &amp; 2364)">
            <text:p>IR radiometers (2361 &amp; 2364)</text:p>
          </table:table-cell>
          <table:table-cell table:style-name="ACE-0x1616bf8" office:value-type="string" office:string-value="Blue - SE signal ref (2)">
            <text:p>Blue - SE signal ref (2)</text:p>
          </table:table-cell>
          <table:table-cell table:style-name="ACE-0x1617198" office:value-type="string" office:string-value="P2">
            <text:p>P2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9/5H">
            <text:p>SE9/5H</text:p>
          </table:table-cell>
          <table:table-cell table:style-name="ACE-0x1616418" office:value-type="string" office:string-value="IR radiometer (Treatment - 2361)">
            <text:p>IR radiometer (Treatment - 2361)</text:p>
          </table:table-cell>
          <table:table-cell table:style-name="ACE-0x1616bf8" office:value-type="string" office:string-value="Red - Diff High">
            <text:p>Red - Diff High</text:p>
          </table:table-cell>
          <table:table-cell table:style-name="ACE-0x1617198" office:value-type="string" office:string-value="gnd">
            <text:p>gnd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10/5L">
            <text:p>SE10/5L</text:p>
          </table:table-cell>
          <table:table-cell table:style-name="ACE-0x1616418" office:value-type="string" office:string-value="&quot;&quot;">
            <text:p>""</text:p>
          </table:table-cell>
          <table:table-cell table:style-name="ACE-0x1616bf8" office:value-type="string" office:string-value="Black - Diff ref">
            <text:p>Black - Diff ref</text:p>
          </table:table-cell>
          <table:table-cell table:style-name="ACE-0x1617198" office:value-type="string" office:string-value="P3">
            <text:p>P3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gnd">
            <text:p>gnd</text:p>
          </table:table-cell>
          <table:table-cell table:style-name="ACE-0x1616418" office:value-type="string" office:string-value="IR radiometer (2361)">
            <text:p>IR radiometer (2361)</text:p>
          </table:table-cell>
          <table:table-cell table:style-name="ACE-0x1616bf8" office:value-type="string" office:string-value="Clear - shield">
            <text:p>Clear - shield</text:p>
          </table:table-cell>
          <table:table-cell table:style-name="ACE-0x1617198" office:value-type="string" office:string-value="gnd">
            <text:p>gnd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11/6H">
            <text:p>SE11/6H</text:p>
          </table:table-cell>
          <table:table-cell table:style-name="ACE-0x1616418" office:value-type="string" office:string-value="IR radiometer (Control - 2364)">
            <text:p>IR radiometer (Control - 2364)</text:p>
          </table:table-cell>
          <table:table-cell table:style-name="ACE-0x1616bf8" office:value-type="string" office:string-value="Red - Diff High">
            <text:p>Red - Diff High</text:p>
          </table:table-cell>
          <table:table-cell table:style-name="ACE-0x1617198" office:value-type="string" office:string-value="P4">
            <text:p>P4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12/6L">
            <text:p>SE12/6L</text:p>
          </table:table-cell>
          <table:table-cell table:style-name="ACE-0x1616418" office:value-type="string" office:string-value="&quot;&quot;">
            <text:p>""</text:p>
          </table:table-cell>
          <table:table-cell table:style-name="ACE-0x1616bf8" office:value-type="string" office:string-value="Black - Diff Low">
            <text:p>Black - Diff Low</text:p>
          </table:table-cell>
          <table:table-cell table:style-name="ACE-0x1617198" office:value-type="string" office:string-value="gnd">
            <text:p>gnd</text:p>
          </table:table-cell>
          <table:table-cell table:style-name="ACE-0x16160b8" office:value-type="string" office:string-value="Mux1, Mux2, Mux3">
            <text:p>Mux1, Mux2, Mux3</text:p>
          </table:table-cell>
          <table:table-cell table:style-name="ACE-0x16160b8" office:value-type="string" office:string-value="Shields">
            <text:p>Shields</text:p>
          </table:table-cell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gnd">
            <text:p>gnd</text:p>
          </table:table-cell>
          <table:table-cell table:style-name="ACE-0x1616538" office:value-type="string" office:string-value="IR radiometer (2364)">
            <text:p>IR radiometer (2364)</text:p>
          </table:table-cell>
          <table:table-cell table:style-name="ACE-0x16169b8" office:value-type="string" office:string-value="Clear - shield">
            <text:p>Clear - shield</text:p>
          </table:table-cell>
          <table:table-cell table:number-columns-repeated="253" table:style-name="ACE-0x1615578"/>
        </table:table-row>
        <table:table-row table:style-name="AROW-0">
          <table:table-cell table:style-name="ACE-0x1615578"/>
          <table:table-cell table:number-columns-repeated="2" table:style-name="ACE-0x1616658"/>
          <table:table-cell table:style-name="ACE-0x16172b8"/>
          <table:table-cell table:number-columns-repeated="252" table:style-name="ACE-0x1615578"/>
        </table:table-row>
        <table:table-row table:style-name="AROW-5">
          <table:table-cell table:style-name="ACE-0x1615c38" office:value-type="string" office:string-value="Rank 2">
            <text:p>Rank 2</text:p>
          </table:table-cell>
          <table:table-cell table:style-name="ACE-0x1616778" office:value-type="string" office:string-value="Instrument">
            <text:p>Instrument</text:p>
          </table:table-cell>
          <table:table-cell table:style-name="ACE-0x1616d18" office:value-type="string" office:string-value="Wire">
            <text:p>Wire</text:p>
          </table:table-cell>
          <table:table-cell table:style-name="ACE-0x16173d8" office:value-type="string" office:string-value="POWER OUT terminals">
            <text:p>POWER OUT terminals</text:p>
          </table:table-cell>
          <table:table-cell table:style-name="ACE-0x1617738" office:value-type="string" office:string-value="Instrument">
            <text:p>Instrument</text:p>
          </table:table-cell>
          <table:table-cell table:style-name="ACE-0x1617738" office:value-type="string" office:string-value="Wire">
            <text:p>Wire</text:p>
          </table:table-cell>
          <table:table-cell table:number-columns-repeated="250" table:style-name="ACE-0x1615578"/>
        </table:table-row>
        <table:table-row table:style-name="AROW-3">
          <table:table-cell table:style-name="ACE-0x1615d58" office:value-type="string" office:string-value="SE13/7H">
            <text:p>SE13/7H</text:p>
          </table:table-cell>
          <table:table-cell table:style-name="ACE-0x1616898" office:value-type="string" office:string-value="IR radiometer (Canopy - 2362)">
            <text:p>IR radiometer (Canopy - 2362)</text:p>
          </table:table-cell>
          <table:table-cell table:style-name="ACE-0x1616898" office:value-type="string" office:string-value="Green - SE signal">
            <text:p>Green - SE signal</text:p>
          </table:table-cell>
          <table:table-cell table:style-name="ACE-0x1617078" office:value-type="string" office:string-value="GND">
            <text:p>GND</text:p>
          </table:table-cell>
          <table:table-cell table:style-name="ACE-0x1615f98" office:value-type="string" office:string-value="Ground to Crydom relay">
            <text:p>Ground to Crydom relay</text:p>
          </table:table-cell>
          <table:table-cell table:style-name="ACE-0x1615f98" office:value-type="string" office:string-value="Black">
            <text:p>Black</text:p>
          </table:table-cell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14/7L">
            <text:p>SE14/7L</text:p>
          </table:table-cell>
          <table:table-cell table:number-columns-repeated="2" table:style-name="ACE-0x16169b8"/>
          <table:table-cell table:style-name="ACE-0x1617198" office:value-type="string" office:string-value="5v">
            <text:p>5v</text:p>
          </table:table-cell>
          <table:table-cell table:style-name="ACE-0x16160b8" office:value-type="string" office:string-value="Power to Crydom relay">
            <text:p>Power to Crydom relay</text:p>
          </table:table-cell>
          <table:table-cell table:style-name="ACE-0x16160b8" office:value-type="string" office:string-value="Red">
            <text:p>Red</text:p>
          </table:table-cell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gnd">
            <text:p>gnd</text:p>
          </table:table-cell>
          <table:table-cell table:style-name="ACE-0x16169b8" office:value-type="string" office:string-value="IR radiometer (Canopy - 2362)">
            <text:p>IR radiometer (Canopy - 2362)</text:p>
          </table:table-cell>
          <table:table-cell table:style-name="ACE-0x16169b8" office:value-type="string" office:string-value="Blue - SE signal ref">
            <text:p>Blue - SE signal ref</text:p>
          </table:table-cell>
          <table:table-cell table:style-name="ACE-0x1617198" office:value-type="string" office:string-value="GND">
            <text:p>GND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3">
          <table:table-cell table:style-name="ACE-0x1615b18" office:value-type="string" office:string-value="SE15/8H">
            <text:p>SE15/8H</text:p>
          </table:table-cell>
          <table:table-cell table:style-name="ACE-0x16169b8" office:value-type="string" office:string-value="IR radiometer (Canopy - 2362)">
            <text:p>IR radiometer (Canopy - 2362)</text:p>
          </table:table-cell>
          <table:table-cell table:style-name="ACE-0x16169b8" office:value-type="string" office:string-value="Red - Diff High">
            <text:p>Red - Diff High</text:p>
          </table:table-cell>
          <table:table-cell table:style-name="ACE-0x1617198" office:value-type="string" office:string-value="SW12">
            <text:p>SW12</text:p>
          </table:table-cell>
          <table:table-cell table:style-name="ACE-0x16160b8" office:value-type="string" office:string-value="Mux1, Mux2 &amp; Vaisala T/H">
            <text:p>Mux1, Mux2 &amp; Vaisala T/H</text:p>
          </table:table-cell>
          <table:table-cell table:style-name="ACE-0x16160b8" office:value-type="string" office:string-value="COM Odd H &amp; Red (enable)">
            <text:p>COM Odd H &amp; Red (enable)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SE16/8L">
            <text:p>SE16/8L</text:p>
          </table:table-cell>
          <table:table-cell table:style-name="ACE-0x16169b8" office:value-type="string" office:string-value="&quot;&quot;">
            <text:p>""</text:p>
          </table:table-cell>
          <table:table-cell table:style-name="ACE-0x16169b8" office:value-type="string" office:string-value="Black - Diff Low">
            <text:p>Black - Diff Low</text:p>
          </table:table-cell>
          <table:table-cell table:style-name="ACE-0x16159f8" office:value-type="string" office:string-value="GND">
            <text:p>GND</text:p>
          </table:table-cell>
          <table:table-cell table:style-name="ACE-0x16169b8" office:value-type="string" office:string-value="Mux1, 2">
            <text:p>Mux1, 2</text:p>
          </table:table-cell>
          <table:table-cell table:style-name="ACE-0x16160b8" office:value-type="string" office:string-value="GND">
            <text:p>GND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gnd">
            <text:p>gnd</text:p>
          </table:table-cell>
          <table:table-cell table:style-name="ACE-0x16169b8" office:value-type="string" office:string-value="&quot;&quot;">
            <text:p>""</text:p>
          </table:table-cell>
          <table:table-cell table:style-name="ACE-0x16169b8" office:value-type="string" office:string-value="Clear - shield">
            <text:p>Clear - shield</text:p>
          </table:table-cell>
          <table:table-cell table:style-name="ACE-0x16159f8" office:value-type="string" office:string-value="12v">
            <text:p>12v</text:p>
          </table:table-cell>
          <table:table-cell table:style-name="ACE-0x16169b8" office:value-type="string" office:string-value="Mux1, 2">
            <text:p>Mux1, 2</text:p>
          </table:table-cell>
          <table:table-cell table:style-name="ACE-0x16160b8" office:value-type="string" office:string-value="12V">
            <text:p>12V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SE17/9H">
            <text:p>SE17/9H</text:p>
          </table:table-cell>
          <table:table-cell table:style-name="ACE-0x1616538" office:value-type="string" office:string-value="Vaisala T/H sensor">
            <text:p>Vaisala T/H sensor</text:p>
          </table:table-cell>
          <table:table-cell table:style-name="ACE-0x16169b8" office:value-type="string" office:string-value="White - T signal">
            <text:p>White - T signal</text:p>
          </table:table-cell>
          <table:table-cell table:style-name="ACE-0x16159f8" office:value-type="string" office:string-value="12v">
            <text:p>12v</text:p>
          </table:table-cell>
          <table:table-cell table:style-name="ACE-0x16169b8" office:value-type="string" office:string-value="Mux3">
            <text:p>Mux3</text:p>
          </table:table-cell>
          <table:table-cell table:style-name="ACE-0x16160b8" office:value-type="string" office:string-value="12V">
            <text:p>12V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SE18/9L">
            <text:p>SE18/9L</text:p>
          </table:table-cell>
          <table:table-cell table:style-name="ACE-0x1616898" office:value-type="string" office:string-value="Vaisala T/H sensor">
            <text:p>Vaisala T/H sensor</text:p>
          </table:table-cell>
          <table:table-cell table:style-name="ACE-0x1616e38" office:value-type="string" office:string-value="Green H signal">
            <text:p>Green H signal</text:p>
          </table:table-cell>
          <table:table-cell table:style-name="ACE-0x16174f8" office:value-type="string" office:string-value="GND">
            <text:p>GND</text:p>
          </table:table-cell>
          <table:table-cell table:style-name="ACE-0x16169b8" office:value-type="string" office:string-value="Mux3">
            <text:p>Mux3</text:p>
          </table:table-cell>
          <table:table-cell table:style-name="ACE-0x16160b8" office:value-type="string" office:string-value="GND">
            <text:p>GND</text:p>
          </table:table-cell>
          <table:table-cell table:number-columns-repeated="250" table:style-name="ACE-0x1615578"/>
        </table:table-row>
        <table:table-row table:style-name="AROW-5">
          <table:table-cell table:style-name="ACE-0x16159f8" office:value-type="string" office:string-value="gnd">
            <text:p>gnd</text:p>
          </table:table-cell>
          <table:table-cell table:style-name="ACE-0x16169b8" office:value-type="string" office:string-value="Vaisala T/H sensor">
            <text:p>Vaisala T/H sensor</text:p>
          </table:table-cell>
          <table:table-cell table:style-name="ACE-0x1616538" office:value-type="string" office:string-value="Blue, black, clear - sig ref, gnds">
            <text:p>Blue, black, clear - sig ref, gnds</text:p>
          </table:table-cell>
          <table:table-cell table:style-name="ACE-0x16157b8" office:value-type="string" office:string-value="CONTROL I/O terminals">
            <text:p>CONTROL I/O terminals</text:p>
          </table:table-cell>
          <table:table-cell table:number-columns-repeated="252" table:style-name="ACE-0x1615578"/>
        </table:table-row>
        <table:table-row table:style-name="AROW-3">
          <table:table-cell table:style-name="ACE-0x16159f8" office:value-type="string" office:string-value="SE19/10H">
            <text:p>SE19/10H</text:p>
          </table:table-cell>
          <table:table-cell table:style-name="ACE-0x16169b8" office:value-type="string" office:string-value="Met One windset">
            <text:p>Met One windset</text:p>
          </table:table-cell>
          <table:table-cell table:style-name="ACE-0x1616538" office:value-type="string" office:string-value="Green - Wind direction sig">
            <text:p>Green - Wind direction sig</text:p>
          </table:table-cell>
          <table:table-cell table:style-name="ACE-0x1617618" office:value-type="string" office:string-value="C1">
            <text:p>C1</text:p>
          </table:table-cell>
          <table:table-cell table:style-name="ACE-0x16169b8" office:value-type="string" office:string-value="Mux1, Mux2, &amp; Mux3">
            <text:p>Mux1, Mux2, &amp; Mux3</text:p>
          </table:table-cell>
          <table:table-cell table:style-name="ACE-0x16160b8" office:value-type="string" office:string-value="RES">
            <text:p>RES</text:p>
          </table:table-cell>
          <table:table-cell table:number-columns-repeated="250" table:style-name="ACE-0x1615578"/>
        </table:table-row>
        <table:table-row table:style-name="AROW-0">
          <table:table-cell table:style-name="ACE-0x16159f8" office:value-type="string" office:string-value="SE20/10L">
            <text:p>SE20/10L</text:p>
          </table:table-cell>
          <table:table-cell table:style-name="ACE-0x16169b8"/>
          <table:table-cell table:style-name="ACE-0x1616538"/>
          <table:table-cell table:style-name="ACE-0x16159f8" office:value-type="string" office:string-value="C2">
            <text:p>C2</text:p>
          </table:table-cell>
          <table:table-cell table:style-name="ACE-0x16169b8" office:value-type="string" office:string-value="Mux1">
            <text:p>Mux1</text:p>
          </table:table-cell>
          <table:table-cell table:style-name="ACE-0x16160b8" office:value-type="string" office:string-value="CLK">
            <text:p>CLK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gnd">
            <text:p>gnd</text:p>
          </table:table-cell>
          <table:table-cell table:style-name="ACE-0x16169b8" office:value-type="string" office:string-value="Met One windset">
            <text:p>Met One windset</text:p>
          </table:table-cell>
          <table:table-cell table:style-name="ACE-0x1616538" office:value-type="string" office:string-value="White - Wind direction ref">
            <text:p>White - Wind direction ref</text:p>
          </table:table-cell>
          <table:table-cell table:style-name="ACE-0x16159f8" office:value-type="string" office:string-value="C3">
            <text:p>C3</text:p>
          </table:table-cell>
          <table:table-cell table:style-name="ACE-0x16169b8" office:value-type="string" office:string-value="Mux2">
            <text:p>Mux2</text:p>
          </table:table-cell>
          <table:table-cell table:style-name="ACE-0x16160b8" office:value-type="string" office:string-value="CLK">
            <text:p>CLK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SE21/11H">
            <text:p>SE21/11H</text:p>
          </table:table-cell>
          <table:table-cell table:style-name="ACE-0x16160b8"/>
          <table:table-cell table:style-name="ACE-0x1616f58"/>
          <table:table-cell table:style-name="ACE-0x16159f8" office:value-type="string" office:string-value="C4">
            <text:p>C4</text:p>
          </table:table-cell>
          <table:table-cell table:style-name="ACE-0x16169b8" office:value-type="string" office:string-value="Mux3">
            <text:p>Mux3</text:p>
          </table:table-cell>
          <table:table-cell table:style-name="ACE-0x16160b8" office:value-type="string" office:string-value="CLK">
            <text:p>CLK</text:p>
          </table:table-cell>
          <table:table-cell table:number-columns-repeated="250" table:style-name="ACE-0x1615578"/>
        </table:table-row>
        <table:table-row table:style-name="AROW-0">
          <table:table-cell table:style-name="ACE-0x16159f8" office:value-type="string" office:string-value="SE22/11L">
            <text:p>SE22/11L</text:p>
          </table:table-cell>
          <table:table-cell table:style-name="ACE-0x16160b8"/>
          <table:table-cell table:style-name="ACE-0x1616f58"/>
          <table:table-cell table:style-name="ACE-0x16159f8" office:value-type="string" office:string-value="GND">
            <text:p>GND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0">
          <table:table-cell table:style-name="ACE-0x16159f8" office:value-type="string" office:string-value="gnd">
            <text:p>gnd</text:p>
          </table:table-cell>
          <table:table-cell table:style-name="ACE-0x16160b8"/>
          <table:table-cell table:style-name="ACE-0x1616f58"/>
          <table:table-cell table:style-name="ACE-0x16159f8" office:value-type="string" office:string-value="C5">
            <text:p>C5</text:p>
          </table:table-cell>
          <table:table-cell table:style-name="ACE-0x16160b8" office:value-type="string" office:string-value="Mux1">
            <text:p>Mux1</text:p>
          </table:table-cell>
          <table:table-cell table:style-name="ACE-0x16160b8" office:value-type="string" office:string-value="COM Odd L">
            <text:p>COM Odd L</text:p>
          </table:table-cell>
          <table:table-cell table:number-columns-repeated="250" table:style-name="ACE-0x1615578"/>
        </table:table-row>
        <table:table-row table:style-name="AROW-0">
          <table:table-cell table:style-name="ACE-0x16159f8" office:value-type="string" office:string-value="SE23/12H">
            <text:p>SE23/12H</text:p>
          </table:table-cell>
          <table:table-cell table:style-name="ACE-0x16160b8"/>
          <table:table-cell table:style-name="ACE-0x1616f58"/>
          <table:table-cell table:style-name="ACE-0x16159f8" office:value-type="string" office:string-value="C6">
            <text:p>C6</text:p>
          </table:table-cell>
          <table:table-cell table:style-name="ACE-0x16160b8" office:value-type="string" office:string-value="Mux2">
            <text:p>Mux2</text:p>
          </table:table-cell>
          <table:table-cell table:style-name="ACE-0x16160b8" office:value-type="string" office:string-value="COM Odd L">
            <text:p>COM Odd L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SE24/12L">
            <text:p>SE24/12L</text:p>
          </table:table-cell>
          <table:table-cell table:style-name="ACE-0x16160b8"/>
          <table:table-cell table:style-name="ACE-0x1616f58"/>
          <table:table-cell table:style-name="ACE-0x16159f8" office:value-type="string" office:string-value="C7">
            <text:p>C7</text:p>
          </table:table-cell>
          <table:table-cell table:style-name="ACE-0x16169b8" office:value-type="string" office:string-value="Mux3">
            <text:p>Mux3</text:p>
          </table:table-cell>
          <table:table-cell table:style-name="ACE-0x16160b8" office:value-type="string" office:string-value="COM Odd L">
            <text:p>COM Odd L</text:p>
          </table:table-cell>
          <table:table-cell table:number-columns-repeated="250" table:style-name="ACE-0x1615578"/>
        </table:table-row>
        <table:table-row table:style-name="AROW-3">
          <table:table-cell table:style-name="ACE-0x16159f8" office:value-type="string" office:string-value="gnd">
            <text:p>gnd</text:p>
          </table:table-cell>
          <table:table-cell table:style-name="ACE-0x16160b8"/>
          <table:table-cell table:style-name="ACE-0x1616f58"/>
          <table:table-cell table:style-name="ACE-0x16159f8" office:value-type="string" office:string-value="C8">
            <text:p>C8</text:p>
          </table:table-cell>
          <table:table-cell table:style-name="ACE-0x16169b8" office:value-type="string" office:string-value="Control to Crydom relay">
            <text:p>Control to Crydom relay</text:p>
          </table:table-cell>
          <table:table-cell table:style-name="ACE-0x16160b8" office:value-type="string" office:string-value="Green - enable">
            <text:p>Green - enable</text:p>
          </table:table-cell>
          <table:table-cell table:number-columns-repeated="250" table:style-name="ACE-0x1615578"/>
        </table:table-row>
        <table:table-row table:style-name="AROW-0">
          <table:table-cell table:number-columns-repeated="3" table:style-name="ACE-0x1615578"/>
          <table:table-cell table:style-name="ACE-0x16159f8" office:value-type="string" office:string-value="GND">
            <text:p>GND</text:p>
          </table:table-cell>
          <table:table-cell table:number-columns-repeated="2" table:style-name="ACE-0x16160b8"/>
          <table:table-cell table:number-columns-repeated="250" table:style-name="ACE-0x1615578"/>
        </table:table-row>
        <table:table-row table:style-name="AROW-0">
          <table:table-cell table:number-columns-repeated="8" table:style-name="ACE-0x1615578"/>
          <table:table-cell table:number-columns-repeated="56" table:style-name="ACE-0x1615578"/>
          <table:table-cell table:number-columns-repeated="192" table:style-name="ACE-0x1615578"/>
        </table:table-row>
        <table:table-row table:style-name="AROW-0">
          <table:table-cell table:number-columns-repeated="8" table:style-name="ACE-0x1615578"/>
          <table:table-cell table:number-columns-repeated="56" table:style-name="ACE-0x1615578"/>
          <table:table-cell table:number-columns-repeated="192" table:style-name="ACE-0x1615578"/>
        </table:table-row>
        <table:table-row table:style-name="AROW-0">
          <table:table-cell table:number-columns-repeated="8" table:style-name="ACE-0x1615578"/>
          <table:table-cell table:number-columns-repeated="56" table:style-name="ACE-0x1615578"/>
          <table:table-cell table:number-columns-repeated="192" table:style-name="ACE-0x1615578"/>
        </table:table-row>
        <table:table-row table:style-name="AROW-0" table:number-rows-repeated="191">
          <table:table-cell table:number-columns-repeated="8" table:style-name="ACE-0x1615578"/>
          <table:table-cell table:number-columns-repeated="56" table:style-name="ACE-0x1615578"/>
          <table:table-cell table:number-columns-repeated="192" table:style-name="ACE-0x1615578"/>
        </table:table-row>
        <table:table-row table:style-name="AROW-0">
          <table:table-cell table:number-columns-repeated="64" table:style-name="ACE-0x1615578"/>
          <table:table-cell table:number-columns-repeated="192" table:style-name="ACE-0x1615578"/>
        </table:table-row>
        <table:table-row table:style-name="AROW-0" table:number-rows-repeated="65279">
          <table:table-cell table:number-columns-repeated="64" table:style-name="ACE-0x1615578"/>
          <table:table-cell table:number-columns-repeated="192" table:style-name="ACE-0x1615578"/>
        </table:table-row>
        <table:named-expressions>
          <table:named-range table:name="Print_Area" table:cell-range-address=".$A$22:.$F$62" table:base-cell-address="$'Forest1 CR23x'.$A$1" table:range-usable-as="print-range filter repeat-row repeat-column"/>
          <table:named-expression table:name="Sheet_Title" table:expression="of:=&quot;Forest1 CR23x&quot;" table:base-cell-address="$'Forest1 CR23x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1565540" style:page-usage="all">
      <style:page-layout-properties fo:margin-top="36.00pt" fo:margin-bottom="36.00pt" fo:margin-left="54.00pt" fo:margin-right="54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36.00pt" svg:height="36.00pt" style:dynamic-spacing="true"/>
      </style:header-style>
      <style:footer-style>
        <style:header-footer-properties fo:border="none" style:shadow="none" fo:padding="0.00pt" fo:margin="0.00pt" fo:min-height="36.00pt" svg:height="36.00pt" style:dynamic-spacing="true"/>
      </style:footer-style>
    </style:page-layout>
    <style:page-layout style:name="pl-0x151cd00" style:page-usage="all">
      <style:page-layout-properties fo:margin-top="36.00pt" fo:margin-bottom="36.00pt" fo:margin-left="36.00pt" fo:margin-right="36.00pt" fo:page-width="792.00pt" fo:page-height="612.00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.00pt" fo:margin="0.00pt" fo:min-height="36.00pt" svg:height="36.00pt" style:dynamic-spacing="true"/>
      </style:header-style>
      <style:footer-style>
        <style:header-footer-properties fo:border="none" style:shadow="none" fo:padding="0.00pt" fo:margin="0.00pt" fo:min-height="36.00pt" svg:height="36.00pt" style:dynamic-spacing="true"/>
      </style:footer-style>
    </style:page-layout>
    <style:page-layout style:name="pl-0x155fb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1542a40" style:page-usage="all">
      <style:page-layout-properties fo:margin-top="36.00pt" fo:margin-bottom="36.00pt" fo:margin-left="18.00pt" fo:margin-right="18.00pt" fo:page-width="792.00pt" fo:page-height="612.00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.00pt" fo:margin="0.00pt" fo:min-height="0.00pt" svg:height="0.00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  <style:page-layout style:name="pl-0x1529e60" style:page-usage="all">
      <style:page-layout-properties fo:margin-top="36.00pt" fo:margin-bottom="36.00pt" fo:margin-left="18.00pt" fo:margin-right="18.00pt" fo:page-width="792.00pt" fo:page-height="612.00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.00pt" fo:margin="0.00pt" fo:min-height="0.00pt" svg:height="0.00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  <style:page-layout style:name="pl-0x155e500" style:page-usage="all">
      <style:page-layout-properties fo:margin-top="36.00pt" fo:margin-bottom="36.00pt" fo:margin-left="18.00pt" fo:margin-right="18.00pt" fo:page-width="792.00pt" fo:page-height="612.00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.00pt" fo:margin="0.00pt" fo:min-height="0.00pt" svg:height="0.00pt" style:dynamic-spacing="true"/>
      </style:header-style>
      <style:footer-style>
        <style:header-footer-properties fo:border="none" style:shadow="none" fo:padding="0.00pt" fo:margin="0.00pt" fo:min-height="0.00pt" svg:height="0.00pt" style:dynamic-spacing="true"/>
      </style:footer-style>
    </style:page-layout>
  </office:automatic-styles>
  <office:master-styles>
    <style:master-page style:name="ta-mp-0x13cc210" style:display-name="Solar tower" style:page-layout-name="pl-0x15655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3cc400" style:display-name="Met tower" style:page-layout-name="pl-0x151cd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3cc5f0" style:display-name="Forest Tower" style:page-layout-name="pl-0x155fb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3cc7e0" style:display-name="Forest SM network" style:page-layout-name="pl-0x1542a4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3cc9d0" style:display-name="Met1 CR23x" style:page-layout-name="pl-0x1529e6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3ccbc0" style:display-name="Forest1 CR23x" style:page-layout-name="pl-0x155e50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regory Maurer</dc:creator>
    <dc:date>2011-12-14T23:18:55Z</dc:date>
    <meta:user-defined meta:name="dc:publisher" meta:value-type="string">University of Utah</meta:user-defined>
    <meta:user-defined meta:name="gsf:document-parts" meta:value-type="string"/>
    <meta:user-defined meta:name="gsf:heading-pairs" meta:value-type="string"/>
    <meta:print-date>2009-11-04T19:10:00Z</meta:print-date>
    <meta:user-defined meta:name="gsf:last-saved-by" meta:value-type="string">Gregory Maurer</meta:user-defined>
    <meta:user-defined meta:name="gsf:links-dirty" meta:value-type="string">f</meta:user-defined>
    <meta:user-defined meta:name="gsf:scale" meta:value-type="string">f</meta:user-defined>
    <meta:user-defined meta:name="gsf:security" meta:value-type="string">0</meta:user-defined>
    <meta:creation-date>2009-10-17T05:11:27Z</meta:creation-date>
    <meta:generator>gnumeric/1.10.17</meta:generator>
    <meta:user-defined meta:name="meta:print-date" meta:value-type="string">2010-10-06T15:57:23Z</meta:user-defined>
    <meta:user-defined meta:name="msole:codepage" meta:value-type="string">1252</meta:user-defined>
    <meta:user-defined meta:name="msole:unknown-doc-19" meta:value-type="string">f</meta:user-defined>
    <meta:user-defined meta:name="msole:unknown-doc-22" meta:value-type="string">f</meta:user-defined>
    <meta:user-defined meta:name="msole:unknown-doc-23" meta:value-type="string">662216</meta:user-defined>
  </office:meta>
</office:document-meta>
</file>